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0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 style:data-style-name="N0"/>
    <style:style style:name="ce14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ff0000" style:font-name="Arial" fo:font-size="10pt" style:font-name-asian="Arial" style:font-size-asian="10pt" style:font-name-complex="Arial" style:font-size-complex="10pt"/>
    </style:style>
    <style:style style:name="ce13" style:family="table-cell" style:parent-style-name="Normal_20_2" style:data-style-name="N36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" style:family="table-cell" style:parent-style-name="Normal_20_2" style:data-style-name="N36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" style:family="table-cell" style:parent-style-name="Normal_20_2" style:data-style-name="N36">
      <style:table-cell-properties fo:background-color="#ffffff" style:cell-protect="protected" style:print-content="true" style:vertical-align="top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25" style:family="table-cell" style:parent-style-name="Normal_20_2" style:data-style-name="N111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111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</style:style>
    <style:style style:name="ce11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Normal_20_2" style:data-style-name="N1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Normal_20_2" style:data-style-name="N2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9" style:family="table-cell" style:parent-style-name="Normal_20_2" style:data-style-name="N2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26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27" style:family="table-cell" style:parent-style-name="Normal_20_2" style:data-style-name="N2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Normal_20_2" style:data-style-name="N2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b050" style:font-name="Arial" fo:font-size="10pt" style:font-name-asian="Arial" style:font-size-asian="10pt" style:font-name-complex="Arial" style:font-size-complex="10pt"/>
    </style:style>
    <style:style style:name="ce20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b050" style:font-name="Arial" fo:font-size="10pt" style:font-name-asian="Arial" style:font-size-asian="10pt" style:font-name-complex="Arial" style:font-size-complex="10pt"/>
    </style:style>
    <style:style style:name="ce22" style:family="table-cell" style:parent-style-name="Normal_20_3" style:data-style-name="N0">
      <style:table-cell-properties fo:background-color="#ffffff" style:cell-protect="protected" style:print-content="true" style:vertical-align="automatic"/>
    </style:style>
    <style:style style:name="ce23" style:family="table-cell" style:parent-style-name="Normal_20_3" style:data-style-name="N36">
      <style:table-cell-properties fo:background-color="#ffffff" style:cell-protect="protected" style:print-content="true" style:vertical-align="automatic"/>
    </style:style>
    <style:style style:name="T1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1019" table:default-cell-style-name="ce1"/>
        <table:table-row table:style-name="ro1">
          <table:table-cell table:style-name="ce3" office:value-type="string" calcext:value-type="string">
            <text:p>L4 chlorophyll a 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<text:s/>Depth</text:p>
          </table:table-cell>
          <table:table-cell table:style-name="ce14" office:value-type="string" calcext:value-type="string">
            <text:p><text:s/>chl</text:p>
          </table:table-cell>
          <table:table-cell table:style-name="ce14" office:value-type="string" calcext:value-type="string">
            <text:p><text:s/>chl_06_5um</text:p>
          </table:table-cell>
          <table:table-cell table:style-name="ce14" office:value-type="string" calcext:value-type="string">
            <text:p><text:s/>chl_5_10um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3" office:value-type="date" office:date-value="1992-02-17" calcext:value-type="date">
            <text:p>17/02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8" calcext:value-type="float">
            <text:p>0.68</text:p>
          </table:table-cell>
          <table:table-cell table:style-name="ce14" office:value-type="float" office:value="0.39" calcext:value-type="float">
            <text:p>0.39</text:p>
          </table:table-cell>
          <table:table-cell table:style-name="ce14"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2-24" calcext:value-type="date">
            <text:p>24/02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3-05" calcext:value-type="date">
            <text:p>05/03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3-09" calcext:value-type="date">
            <text:p>09/03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9" calcext:value-type="float">
            <text:p>0.49</text:p>
          </table:table-cell>
          <table:table-cell table:style-name="ce14" office:value-type="float" office:value="0.26" calcext:value-type="float">
            <text:p>0.26</text:p>
          </table:table-cell>
          <table:table-cell table:style-name="ce14"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3-16" calcext:value-type="date">
            <text:p>16/03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1" calcext:value-type="float">
            <text:p>1.41</text:p>
          </table:table-cell>
          <table:table-cell table:style-name="ce14" office:value-type="float" office:value="0.84" calcext:value-type="float">
            <text:p>0.84</text:p>
          </table:table-cell>
          <table:table-cell table:style-name="ce14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3-25" calcext:value-type="date">
            <text:p>25/03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6" calcext:value-type="float">
            <text:p>1.16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3-30" calcext:value-type="date">
            <text:p>30/03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6" calcext:value-type="float">
            <text:p>1.16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4-08" calcext:value-type="date">
            <text:p>08/04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4-21" calcext:value-type="date">
            <text:p>21/04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78" calcext:value-type="float">
            <text:p>3.78</text:p>
          </table:table-cell>
          <table:table-cell table:style-name="ce14" office:value-type="float" office:value="1.29" calcext:value-type="float">
            <text:p>1.29</text:p>
          </table:table-cell>
          <table:table-cell table:style-name="ce14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4-28" calcext:value-type="date">
            <text:p>28/04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66" calcext:value-type="float">
            <text:p>4.66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5-05" calcext:value-type="date">
            <text:p>05/05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5-11" calcext:value-type="date">
            <text:p>11/05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5-18" calcext:value-type="date">
            <text:p>18/05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5-27" calcext:value-type="date">
            <text:p>27/05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4" calcext:value-type="float">
            <text:p>0.94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6-01" calcext:value-type="date">
            <text:p>01/06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29" calcext:value-type="float">
            <text:p>0.29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6-08" calcext:value-type="date">
            <text:p>08/06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6-15" calcext:value-type="date">
            <text:p>15/06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7" calcext:value-type="float">
            <text:p>0.47</text:p>
          </table:table-cell>
          <table:table-cell table:style-name="ce14" office:value-type="float" office:value="0.27" calcext:value-type="float">
            <text:p>0.27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6-22" calcext:value-type="date">
            <text:p>22/06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office:value-type="float" office:value="0.27" calcext:value-type="float">
            <text:p>0.27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6-29" calcext:value-type="date">
            <text:p>29/06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7-06" calcext:value-type="date">
            <text:p>06/07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1" calcext:value-type="float">
            <text:p>1.31</text:p>
          </table:table-cell>
          <table:table-cell table:style-name="ce14" office:value-type="float" office:value="0.97" calcext:value-type="float">
            <text:p>0.97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7-15" calcext:value-type="date">
            <text:p>15/07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7-20" calcext:value-type="date">
            <text:p>20/07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5" calcext:value-type="float">
            <text:p>2.05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7-27" calcext:value-type="date">
            <text:p>27/07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float" office:value="1.06" calcext:value-type="float">
            <text:p>1.06</text:p>
          </table:table-cell>
          <table:table-cell table:style-name="ce14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8-03" calcext:value-type="date">
            <text:p>03/08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3" calcext:value-type="float">
            <text:p>1.83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8-10" calcext:value-type="date">
            <text:p>10/08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7" calcext:value-type="float">
            <text:p>2.17</text:p>
          </table:table-cell>
          <table:table-cell table:style-name="ce14" office:value-type="float" office:value="0.84" calcext:value-type="float">
            <text:p>0.84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8-17" calcext:value-type="date">
            <text:p>17/08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49" calcext:value-type="float">
            <text:p>5.49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8-24" calcext:value-type="date">
            <text:p>24/08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55" calcext:value-type="float">
            <text:p>6.55</text:p>
          </table:table-cell>
          <table:table-cell table:style-name="ce14" office:value-type="float" office:value="2.32" calcext:value-type="float">
            <text:p>2.32</text:p>
          </table:table-cell>
          <table:table-cell table:style-name="ce14" office:value-type="float" office:value="0.78" calcext:value-type="float">
            <text:p>0.7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9-01" calcext:value-type="date">
            <text:p>01/09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9" calcext:value-type="float">
            <text:p>0.79</text:p>
          </table:table-cell>
          <table:table-cell table:style-name="ce14" office:value-type="float" office:value="0.27" calcext:value-type="float">
            <text:p>0.27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9-07" calcext:value-type="date">
            <text:p>07/09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6" calcext:value-type="float">
            <text:p>1.76</text:p>
          </table:table-cell>
          <table:table-cell table:style-name="ce14" office:value-type="float" office:value="0.94" calcext:value-type="float">
            <text:p>0.94</text:p>
          </table:table-cell>
          <table:table-cell table:style-name="ce14"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9-14" calcext:value-type="date">
            <text:p>14/09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1" calcext:value-type="float">
            <text:p>2.91</text:p>
          </table:table-cell>
          <table:table-cell table:style-name="ce14" office:value-type="float" office:value="1.81" calcext:value-type="float">
            <text:p>1.81</text:p>
          </table:table-cell>
          <table:table-cell table:style-name="ce14"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9-21" calcext:value-type="date">
            <text:p>21/09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2" calcext:value-type="float">
            <text:p>2.92</text:p>
          </table:table-cell>
          <table:table-cell table:style-name="ce14" office:value-type="float" office:value="1.67" calcext:value-type="float">
            <text:p>1.67</text:p>
          </table:table-cell>
          <table:table-cell table:style-name="ce1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09-30" calcext:value-type="date">
            <text:p>30/09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0-05" calcext:value-type="date">
            <text:p>05/10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0-12" calcext:value-type="date">
            <text:p>12/10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7" calcext:value-type="float">
            <text:p>1.07</text:p>
          </table:table-cell>
          <table:table-cell table:style-name="ce14" office:value-type="float" office:value="0.77" calcext:value-type="float">
            <text:p>0.7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0-26" calcext:value-type="date">
            <text:p>26/10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7" calcext:value-type="float">
            <text:p>1.07</text:p>
          </table:table-cell>
          <table:table-cell table:style-name="ce14" office:value-type="float" office:value="0.51" calcext:value-type="float">
            <text:p>0.51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1-03" calcext:value-type="date">
            <text:p>03/11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1" calcext:value-type="float">
            <text:p>1.01</text:p>
          </table:table-cell>
          <table:table-cell table:style-name="ce14" office:value-type="float" office:value="0.58" calcext:value-type="float">
            <text:p>0.58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1-10" calcext:value-type="date">
            <text:p>10/11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0.71" calcext:value-type="float">
            <text:p>0.71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1-16" calcext:value-type="date">
            <text:p>16/11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2-04" calcext:value-type="date">
            <text:p>04/12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2-08" calcext:value-type="date">
            <text:p>08/12/19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6" calcext:value-type="float">
            <text:p>0.96</text:p>
          </table:table-cell>
          <table:table-cell table:style-name="ce14" office:value-type="float" office:value="0.64" calcext:value-type="float">
            <text:p>0.64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2-14" calcext:value-type="date">
            <text:p>14/12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2-12-21" calcext:value-type="date">
            <text:p>21/12/199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1-04" calcext:value-type="date">
            <text:p>04/0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3" calcext:value-type="float">
            <text:p>0.23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1-18" calcext:value-type="date">
            <text:p>18/0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  <table:table-cell table:style-name="ce14" office:value-type="float" office:value="0.43" calcext:value-type="float">
            <text:p>0.43</text:p>
          </table:table-cell>
          <table:table-cell table:style-name="ce14" office:value-type="float" office:value="0.32" calcext:value-type="float">
            <text:p>0.3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1-25" calcext:value-type="date">
            <text:p>25/0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" calcext:value-type="float">
            <text:p>0.44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2-01" calcext:value-type="date">
            <text:p>01/02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53" calcext:value-type="float">
            <text:p>0.53</text:p>
          </table:table-cell>
          <table:table-cell table:style-name="ce14"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2-08" calcext:value-type="date">
            <text:p>08/02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7" calcext:value-type="float">
            <text:p>0.67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2-15" calcext:value-type="date">
            <text:p>15/02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7" calcext:value-type="float">
            <text:p>0.67</text:p>
          </table:table-cell>
          <table:table-cell table:style-name="ce14" office:value-type="float" office:value="0.32" calcext:value-type="float">
            <text:p>0.32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2-22" calcext:value-type="date">
            <text:p>22/02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office:value-type="float" office:value="1.17" calcext:value-type="float">
            <text:p>1.17</text:p>
          </table:table-cell>
          <table:table-cell table:style-name="ce14"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3-01" calcext:value-type="date">
            <text:p>01/03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style-name="ce14" office:value-type="float" office:value="0.73" calcext:value-type="float">
            <text:p>0.73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3-08" calcext:value-type="date">
            <text:p>08/03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36" calcext:value-type="float">
            <text:p>0.36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3-15" calcext:value-type="date">
            <text:p>15/03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8" calcext:value-type="float">
            <text:p>0.78</text:p>
          </table:table-cell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3-23" calcext:value-type="date">
            <text:p>23/03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8" calcext:value-type="float">
            <text:p>1.28</text:p>
          </table:table-cell>
          <table:table-cell table:style-name="ce14" office:value-type="float" office:value="0.71" calcext:value-type="float">
            <text:p>0.71</text:p>
          </table:table-cell>
          <table:table-cell table:style-name="ce14"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3-29" calcext:value-type="date">
            <text:p>29/03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6" calcext:value-type="float">
            <text:p>0.96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4-13" calcext:value-type="date">
            <text:p>13/04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6" calcext:value-type="float">
            <text:p>2.86</text:p>
          </table:table-cell>
          <table:table-cell table:style-name="ce14" office:value-type="float" office:value="1.47" calcext:value-type="float">
            <text:p>1.47</text:p>
          </table:table-cell>
          <table:table-cell table:style-name="ce14"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4-19" calcext:value-type="date">
            <text:p>19/04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.26" calcext:value-type="float">
            <text:p>7.26</text:p>
          </table:table-cell>
          <table:table-cell table:style-name="ce14" office:value-type="float" office:value="3.19" calcext:value-type="float">
            <text:p>3.19</text:p>
          </table:table-cell>
          <table:table-cell table:style-name="ce14" office:value-type="float" office:value="1.38" calcext:value-type="float">
            <text:p>1.3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4-26" calcext:value-type="date">
            <text:p>26/04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86" calcext:value-type="float">
            <text:p>3.86</text:p>
          </table:table-cell>
          <table:table-cell table:style-name="ce14" office:value-type="float" office:value="2.4" calcext:value-type="float">
            <text:p>2.4</text:p>
          </table:table-cell>
          <table:table-cell table:style-name="ce14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5-04" calcext:value-type="date">
            <text:p>04/05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7" calcext:value-type="float">
            <text:p>0.77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5-10" calcext:value-type="date">
            <text:p>10/05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7" calcext:value-type="float">
            <text:p>2.87</text:p>
          </table:table-cell>
          <table:table-cell table:style-name="ce14" office:value-type="float" office:value="1.65" calcext:value-type="float">
            <text:p>1.65</text:p>
          </table:table-cell>
          <table:table-cell table:style-name="ce14"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5-18" calcext:value-type="date">
            <text:p>18/05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1" calcext:value-type="float">
            <text:p>1.31</text:p>
          </table:table-cell>
          <table:table-cell table:style-name="ce14" office:value-type="float" office:value="0.36" calcext:value-type="float">
            <text:p>0.36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5-24" calcext:value-type="date">
            <text:p>24/05/199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6-02" calcext:value-type="date">
            <text:p>02/06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5" calcext:value-type="float">
            <text:p>1.15</text:p>
          </table:table-cell>
          <table:table-cell table:style-name="ce14" office:value-type="float" office:value="0.78" calcext:value-type="float">
            <text:p>0.78</text:p>
          </table:table-cell>
          <table:table-cell table:style-name="ce14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6-08" calcext:value-type="date">
            <text:p>08/06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6" calcext:value-type="float">
            <text:p>1.46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6-14" calcext:value-type="date">
            <text:p>14/06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9" calcext:value-type="float">
            <text:p>2.39</text:p>
          </table:table-cell>
          <table:table-cell table:style-name="ce14" office:value-type="float" office:value="1.86" calcext:value-type="float">
            <text:p>1.86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6-21" calcext:value-type="date">
            <text:p>21/06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" calcext:value-type="float">
            <text:p>2.3</text:p>
          </table:table-cell>
          <table:table-cell table:style-name="ce14" office:value-type="float" office:value="1.29" calcext:value-type="float">
            <text:p>1.29</text:p>
          </table:table-cell>
          <table:table-cell table:style-name="ce14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6-28" calcext:value-type="date">
            <text:p>28/06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2" calcext:value-type="float">
            <text:p>2.02</text:p>
          </table:table-cell>
          <table:table-cell table:style-name="ce14" office:value-type="float" office:value="1.41" calcext:value-type="float">
            <text:p>1.41</text:p>
          </table:table-cell>
          <table:table-cell table:style-name="ce14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7-05" calcext:value-type="date">
            <text:p>05/07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.04" calcext:value-type="float">
            <text:p>9.04</text:p>
          </table:table-cell>
          <table:table-cell table:style-name="ce14" office:value-type="float" office:value="5.89" calcext:value-type="float">
            <text:p>5.89</text:p>
          </table:table-cell>
          <table:table-cell table:style-name="ce14"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7-12" calcext:value-type="date">
            <text:p>12/07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office:value-type="float" office:value="1.59" calcext:value-type="float">
            <text:p>1.59</text:p>
          </table:table-cell>
          <table:table-cell table:style-name="ce1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7-19" calcext:value-type="date">
            <text:p>19/07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82" calcext:value-type="float">
            <text:p>3.82</text:p>
          </table:table-cell>
          <table:table-cell table:style-name="ce14" office:value-type="float" office:value="2.45" calcext:value-type="float">
            <text:p>2.45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7-26" calcext:value-type="date">
            <text:p>26/07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41" calcext:value-type="float">
            <text:p>2.41</text:p>
          </table:table-cell>
          <table:table-cell table:style-name="ce14" office:value-type="float" office:value="1.41" calcext:value-type="float">
            <text:p>1.41</text:p>
          </table:table-cell>
          <table:table-cell table:style-name="ce14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8-02" calcext:value-type="date">
            <text:p>02/08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06" calcext:value-type="float">
            <text:p>3.06</text:p>
          </table:table-cell>
          <table:table-cell table:style-name="ce14" office:value-type="float" office:value="1.94" calcext:value-type="float">
            <text:p>1.94</text:p>
          </table:table-cell>
          <table:table-cell table:style-name="ce14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8-12" calcext:value-type="date">
            <text:p>12/08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8-19" calcext:value-type="date">
            <text:p>19/08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8-23" calcext:value-type="date">
            <text:p>23/08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32" calcext:value-type="float">
            <text:p>3.32</text:p>
          </table:table-cell>
          <table:table-cell table:style-name="ce14" office:value-type="float" office:value="2.49" calcext:value-type="float">
            <text:p>2.49</text:p>
          </table:table-cell>
          <table:table-cell table:style-name="ce14"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8-31" calcext:value-type="date">
            <text:p>31/08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float" office:value="2.35" calcext:value-type="float">
            <text:p>2.35</text:p>
          </table:table-cell>
          <table:table-cell table:style-name="ce14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9-06" calcext:value-type="date">
            <text:p>06/09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63" calcext:value-type="float">
            <text:p>3.63</text:p>
          </table:table-cell>
          <table:table-cell table:style-name="ce14" office:value-type="float" office:value="2.45" calcext:value-type="float">
            <text:p>2.45</text:p>
          </table:table-cell>
          <table:table-cell table:style-name="ce14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9-14" calcext:value-type="date">
            <text:p>14/09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9" calcext:value-type="float">
            <text:p>1.99</text:p>
          </table:table-cell>
          <table:table-cell table:style-name="ce14" office:value-type="float" office:value="0.73" calcext:value-type="float">
            <text:p>0.73</text:p>
          </table:table-cell>
          <table:table-cell table:style-name="ce14"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9-21" calcext:value-type="date">
            <text:p>21/09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" calcext:value-type="float">
            <text:p>1.7</text:p>
          </table:table-cell>
          <table:table-cell table:style-name="ce14" office:value-type="float" office:value="0.79" calcext:value-type="float">
            <text:p>0.79</text:p>
          </table:table-cell>
          <table:table-cell table:style-name="ce14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09-27" calcext:value-type="date">
            <text:p>27/09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53" calcext:value-type="float">
            <text:p>2.53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0-07" calcext:value-type="date">
            <text:p>07/10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0-11" calcext:value-type="date">
            <text:p>11/10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0-19" calcext:value-type="date">
            <text:p>19/10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0.27" calcext:value-type="float">
            <text:p>0.27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0-25" calcext:value-type="date">
            <text:p>25/10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0.36" calcext:value-type="float">
            <text:p>0.36</text:p>
          </table:table-cell>
          <table:table-cell table:style-name="ce14"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1-01" calcext:value-type="date">
            <text:p>01/1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office:value-type="float" office:value="0.23" calcext:value-type="float">
            <text:p>0.23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1-08" calcext:value-type="date">
            <text:p>08/1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office:value-type="float" office:value="0.09" calcext:value-type="float">
            <text:p>0.09</text:p>
          </table:table-cell>
          <table:table-cell table:style-name="ce14"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1-15" calcext:value-type="date">
            <text:p>15/1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style-name="ce14" office:value-type="float" office:value="0.23" calcext:value-type="float">
            <text:p>0.23</text:p>
          </table:table-cell>
          <table:table-cell table:style-name="ce14"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1-23" calcext:value-type="date">
            <text:p>23/1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2" calcext:value-type="float">
            <text:p>0.42</text:p>
          </table:table-cell>
          <table:table-cell table:style-name="ce14" office:value-type="float" office:value="0.18" calcext:value-type="float">
            <text:p>0.18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1-30" calcext:value-type="date">
            <text:p>30/11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2-06" calcext:value-type="date">
            <text:p>06/12/19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3-12-14" calcext:value-type="date">
            <text:p>14/12/199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1-04" calcext:value-type="date">
            <text:p>04/01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" calcext:value-type="float">
            <text:p>0.44</text:p>
          </table:table-cell>
          <table:table-cell table:style-name="ce14" office:value-type="float" office:value="0.24" calcext:value-type="float">
            <text:p>0.24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1-17" calcext:value-type="date">
            <text:p>17/01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3" calcext:value-type="float">
            <text:p>0.53</text:p>
          </table:table-cell>
          <table:table-cell table:style-name="ce14" office:value-type="float" office:value="0.32" calcext:value-type="float">
            <text:p>0.32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1-31" calcext:value-type="date">
            <text:p>31/01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2-07" calcext:value-type="date">
            <text:p>07/02/19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2-15" calcext:value-type="date">
            <text:p>15/02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2-23" calcext:value-type="date">
            <text:p>23/02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1" calcext:value-type="float">
            <text:p>0.4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2-28" calcext:value-type="date">
            <text:p>28/02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6" calcext:value-type="float">
            <text:p>0.7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3-11" calcext:value-type="date">
            <text:p>11/03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6" calcext:value-type="float">
            <text:p>0.36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3-14" calcext:value-type="date">
            <text:p>14/03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  <table:table-cell table:style-name="ce14" office:value-type="float" office:value="0.38" calcext:value-type="float">
            <text:p>0.38</text:p>
          </table:table-cell>
          <table:table-cell table:style-name="ce1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3-21" calcext:value-type="date">
            <text:p>21/03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3-29" calcext:value-type="date">
            <text:p>29/03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4-06" calcext:value-type="date">
            <text:p>06/04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4-11" calcext:value-type="date">
            <text:p>11/04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 office:value-type="float" office:value="0.39" calcext:value-type="float">
            <text:p>0.39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4-18" calcext:value-type="date">
            <text:p>18/04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9" calcext:value-type="float">
            <text:p>1.19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4-26" calcext:value-type="date">
            <text:p>26/04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3" calcext:value-type="float">
            <text:p>2.63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5-04" calcext:value-type="date">
            <text:p>04/05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59" calcext:value-type="float">
            <text:p>5.59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5-10" calcext:value-type="date">
            <text:p>10/05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1" calcext:value-type="float">
            <text:p>0.81</text:p>
          </table:table-cell>
          <table:table-cell table:style-name="ce14" office:value-type="float" office:value="0.16" calcext:value-type="float">
            <text:p>0.16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5-16" calcext:value-type="date">
            <text:p>16/05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5-23" calcext:value-type="date">
            <text:p>23/05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9" calcext:value-type="float">
            <text:p>0.39</text:p>
          </table:table-cell>
          <table:table-cell table:style-name="ce14" office:value-type="float" office:value="0.11" calcext:value-type="float">
            <text:p>0.11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6-01" calcext:value-type="date">
            <text:p>01/06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1" calcext:value-type="float">
            <text:p>1.61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6-06" calcext:value-type="date">
            <text:p>06/06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4" calcext:value-type="float">
            <text:p>2.34</text:p>
          </table:table-cell>
          <table:table-cell table:style-name="ce14" office:value-type="float" office:value="0.52" calcext:value-type="float">
            <text:p>0.52</text:p>
          </table:table-cell>
          <table:table-cell table:style-name="ce14"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6-13" calcext:value-type="date">
            <text:p>13/06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8" calcext:value-type="float">
            <text:p>2.68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6-20" calcext:value-type="date">
            <text:p>20/06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09" calcext:value-type="float">
            <text:p>0.09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6-27" calcext:value-type="date">
            <text:p>27/06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5" calcext:value-type="float">
            <text:p>1.85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7-04" calcext:value-type="date">
            <text:p>04/07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5" calcext:value-type="float">
            <text:p>1.15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7-14" calcext:value-type="date">
            <text:p>14/07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7-19" calcext:value-type="date">
            <text:p>19/07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1" calcext:value-type="float">
            <text:p>3.11</text:p>
          </table:table-cell>
          <table:table-cell table:style-name="ce14" office:value-type="float" office:value="0.96" calcext:value-type="float">
            <text:p>0.96</text:p>
          </table:table-cell>
          <table:table-cell table:style-name="ce14" office:value-type="float" office:value="0.67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7-25" calcext:value-type="date">
            <text:p>25/07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3" calcext:value-type="float">
            <text:p>2.63</text:p>
          </table:table-cell>
          <table:table-cell table:style-name="ce14" office:value-type="float" office:value="0.61" calcext:value-type="float">
            <text:p>0.61</text:p>
          </table:table-cell>
          <table:table-cell table:style-name="ce14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8-01" calcext:value-type="date">
            <text:p>01/08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26" calcext:value-type="float">
            <text:p>6.26</text:p>
          </table:table-cell>
          <table:table-cell table:style-name="ce14" office:value-type="float" office:value="3.21" calcext:value-type="float">
            <text:p>3.2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8-08" calcext:value-type="date">
            <text:p>08/08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83" calcext:value-type="float">
            <text:p>4.83</text:p>
          </table:table-cell>
          <table:table-cell table:style-name="ce14" office:value-type="float" office:value="2.01" calcext:value-type="float">
            <text:p>2.01</text:p>
          </table:table-cell>
          <table:table-cell table:style-name="ce14" office:value-type="float" office:value="1.07" calcext:value-type="float">
            <text:p>1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8-15" calcext:value-type="date">
            <text:p>15/08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2" calcext:value-type="float">
            <text:p>2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8-22" calcext:value-type="date">
            <text:p>22/08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2" calcext:value-type="float">
            <text:p>1.82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8-30" calcext:value-type="date">
            <text:p>30/08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5" calcext:value-type="float">
            <text:p>2.15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9-05" calcext:value-type="date">
            <text:p>05/09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9" calcext:value-type="float">
            <text:p>1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9-12" calcext:value-type="date">
            <text:p>12/09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9" calcext:value-type="float">
            <text:p>1.19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9-19" calcext:value-type="date">
            <text:p>19/09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8" calcext:value-type="float">
            <text:p>1.58</text:p>
          </table:table-cell>
          <table:table-cell table:style-name="ce14" office:value-type="float" office:value="1.05" calcext:value-type="float">
            <text:p>1.05</text:p>
          </table:table-cell>
          <table:table-cell table:style-name="ce14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09-26" calcext:value-type="date">
            <text:p>26/09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0-03" calcext:value-type="date">
            <text:p>03/10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style-name="ce14" office:value-type="float" office:value="0.32" calcext:value-type="float">
            <text:p>0.32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0-10" calcext:value-type="date">
            <text:p>10/10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 office:value-type="float" office:value="0.44" calcext:value-type="float">
            <text:p>0.44</text:p>
          </table:table-cell>
          <table:table-cell table:style-name="ce14"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0-24" calcext:value-type="date">
            <text:p>24/10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2" calcext:value-type="float">
            <text:p>0.72</text:p>
          </table:table-cell>
          <table:table-cell table:style-name="ce14" office:value-type="float" office:value="0.38" calcext:value-type="float">
            <text:p>0.38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1-07" calcext:value-type="date">
            <text:p>07/11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office:value-type="float" office:value="0.36" calcext:value-type="float">
            <text:p>0.36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1-15" calcext:value-type="date">
            <text:p>15/11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1-21" calcext:value-type="date">
            <text:p>21/11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7" calcext:value-type="float">
            <text:p>0.47</text:p>
          </table:table-cell>
          <table:table-cell table:style-name="ce14" office:value-type="float" office:value="0.32" calcext:value-type="float">
            <text:p>0.32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1-28" calcext:value-type="date">
            <text:p>28/11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1" calcext:value-type="float">
            <text:p>0.41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2-06" calcext:value-type="date">
            <text:p>06/12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office:value-type="float" office:value="0.16" calcext:value-type="float">
            <text:p>0.16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2-12" calcext:value-type="date">
            <text:p>12/12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2" calcext:value-type="float">
            <text:p>0.32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4-12-19" calcext:value-type="date">
            <text:p>19/12/19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1-09" calcext:value-type="date">
            <text:p>09/01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" calcext:value-type="float">
            <text:p>0.44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1-18" calcext:value-type="date">
            <text:p>18/01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office:value-type="float" office:value="0.11" calcext:value-type="float">
            <text:p>0.11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1-24" calcext:value-type="date">
            <text:p>24/01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1-30" calcext:value-type="date">
            <text:p>30/01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09" calcext:value-type="float">
            <text:p>0.09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2-06" calcext:value-type="date">
            <text:p>06/02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2-14" calcext:value-type="date">
            <text:p>14/02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office:value-type="float" office:value="0.29" calcext:value-type="float">
            <text:p>0.29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2-27" calcext:value-type="date">
            <text:p>27/02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3-06" calcext:value-type="date">
            <text:p>06/03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3-13" calcext:value-type="date">
            <text:p>13/03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2" calcext:value-type="float">
            <text:p>0.62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3-21" calcext:value-type="date">
            <text:p>21/03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16" calcext:value-type="float">
            <text:p>0.16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3-29" calcext:value-type="date">
            <text:p>29/03/199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4-03" calcext:value-type="date">
            <text:p>03/04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4-10" calcext:value-type="date">
            <text:p>10/04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4" calcext:value-type="float">
            <text:p>1.24</text:p>
          </table:table-cell>
          <table:table-cell table:style-name="ce14" office:value-type="float" office:value="0.72" calcext:value-type="float">
            <text:p>0.72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4-18" calcext:value-type="date">
            <text:p>18/04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1" calcext:value-type="float">
            <text:p>2.11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4-24" calcext:value-type="date">
            <text:p>24/04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1" calcext:value-type="float">
            <text:p>3.1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5-02" calcext:value-type="date">
            <text:p>02/05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58" calcext:value-type="float">
            <text:p>2.58</text:p>
          </table:table-cell>
          <table:table-cell table:style-name="ce14" office:value-type="float" office:value="0.67" calcext:value-type="float">
            <text:p>0.67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5-09" calcext:value-type="date">
            <text:p>09/05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42" calcext:value-type="float">
            <text:p>0.42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5-15" calcext:value-type="date">
            <text:p>15/05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4" calcext:value-type="float">
            <text:p>1.24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5-22" calcext:value-type="date">
            <text:p>22/05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5-31" calcext:value-type="date">
            <text:p>31/05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59" calcext:value-type="float">
            <text:p>3.59</text:p>
          </table:table-cell>
          <table:table-cell table:style-name="ce14" office:value-type="float" office:value="0.44" calcext:value-type="float">
            <text:p>0.44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6-05" calcext:value-type="date">
            <text:p>05/06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29" calcext:value-type="float">
            <text:p>2.29</text:p>
          </table:table-cell>
          <table:table-cell table:style-name="ce14" office:value-type="float" office:value="0.88" calcext:value-type="float">
            <text:p>0.88</text:p>
          </table:table-cell>
          <table:table-cell table:style-name="ce1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6-11" calcext:value-type="date">
            <text:p>11/06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" calcext:value-type="float">
            <text:p>1.4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6-19" calcext:value-type="date">
            <text:p>19/06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8" calcext:value-type="float">
            <text:p>2.68</text:p>
          </table:table-cell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6-26" calcext:value-type="date">
            <text:p>26/06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7-03" calcext:value-type="date">
            <text:p>03/07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5" calcext:value-type="float">
            <text:p>1.55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7-07" calcext:value-type="date">
            <text:p>07/07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6" calcext:value-type="float">
            <text:p>0.96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7-17" calcext:value-type="date">
            <text:p>17/07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0.49" calcext:value-type="float">
            <text:p>0.49</text:p>
          </table:table-cell>
          <table:table-cell table:style-name="ce14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7-24" calcext:value-type="date">
            <text:p>24/07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31" calcext:value-type="float">
            <text:p>6.31</text:p>
          </table:table-cell>
          <table:table-cell table:style-name="ce14" office:value-type="float" office:value="4.86" calcext:value-type="float">
            <text:p>4.86</text:p>
          </table:table-cell>
          <table:table-cell table:style-name="ce14"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7-31" calcext:value-type="date">
            <text:p>31/07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6" calcext:value-type="float">
            <text:p>2.96</text:p>
          </table:table-cell>
          <table:table-cell table:style-name="ce14" office:value-type="float" office:value="1.86" calcext:value-type="float">
            <text:p>1.86</text:p>
          </table:table-cell>
          <table:table-cell table:style-name="ce14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8-07" calcext:value-type="date">
            <text:p>07/08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44" calcext:value-type="float">
            <text:p>2.44</text:p>
          </table:table-cell>
          <table:table-cell table:style-name="ce14" office:value-type="float" office:value="1.8" calcext:value-type="float">
            <text:p>1.8</text:p>
          </table:table-cell>
          <table:table-cell table:style-name="ce14"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8-14" calcext:value-type="date">
            <text:p>14/08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1" calcext:value-type="float">
            <text:p>1.91</text:p>
          </table:table-cell>
          <table:table-cell table:style-name="ce14" office:value-type="float" office:value="1.15" calcext:value-type="float">
            <text:p>1.15</text:p>
          </table:table-cell>
          <table:table-cell table:style-name="ce14"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8-21" calcext:value-type="date">
            <text:p>21/08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3" calcext:value-type="float">
            <text:p>1.03</text:p>
          </table:table-cell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8-29" calcext:value-type="date">
            <text:p>29/08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7" calcext:value-type="float">
            <text:p>1.97</text:p>
          </table:table-cell>
          <table:table-cell table:style-name="ce14" office:value-type="float" office:value="1.11" calcext:value-type="float">
            <text:p>1.11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9-04" calcext:value-type="date">
            <text:p>04/09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3" calcext:value-type="float">
            <text:p>1.33</text:p>
          </table:table-cell>
          <table:table-cell table:style-name="ce14" office:value-type="float" office:value="0.79" calcext:value-type="float">
            <text:p>0.79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9-11" calcext:value-type="date">
            <text:p>11/09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.09" calcext:value-type="float">
            <text:p>1.09</text:p>
          </table:table-cell>
          <table:table-cell table:style-name="ce14"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9-18" calcext:value-type="date">
            <text:p>18/09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9" calcext:value-type="float">
            <text:p>1.39</text:p>
          </table:table-cell>
          <table:table-cell table:style-name="ce14" office:value-type="float" office:value="0.84" calcext:value-type="float">
            <text:p>0.84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09-27" calcext:value-type="date">
            <text:p>27/09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0-02" calcext:value-type="date">
            <text:p>02/10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23" calcext:value-type="float">
            <text:p>2.23</text:p>
          </table:table-cell>
          <table:table-cell table:style-name="ce14" office:value-type="float" office:value="1.06" calcext:value-type="float">
            <text:p>1.06</text:p>
          </table:table-cell>
          <table:table-cell table:style-name="ce14"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0-09" calcext:value-type="date">
            <text:p>09/10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4" calcext:value-type="float">
            <text:p>1.94</text:p>
          </table:table-cell>
          <table:table-cell table:style-name="ce14" office:value-type="float" office:value="0.43" calcext:value-type="float">
            <text:p>0.43</text:p>
          </table:table-cell>
          <table:table-cell table:style-name="ce14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0-16" calcext:value-type="date">
            <text:p>16/10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8" calcext:value-type="float">
            <text:p>1.48</text:p>
          </table:table-cell>
          <table:table-cell table:style-name="ce14" office:value-type="float" office:value="0.89" calcext:value-type="float">
            <text:p>0.89</text:p>
          </table:table-cell>
          <table:table-cell table:style-name="ce1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0-23" calcext:value-type="date">
            <text:p>23/10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9" calcext:value-type="float">
            <text:p>1.19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0-30" calcext:value-type="date">
            <text:p>30/10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8" calcext:value-type="float">
            <text:p>0.78</text:p>
          </table:table-cell>
          <table:table-cell table:style-name="ce14" office:value-type="float" office:value="0.39" calcext:value-type="float">
            <text:p>0.39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1-06" calcext:value-type="date">
            <text:p>06/11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1-13" calcext:value-type="date">
            <text:p>13/11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1-22" calcext:value-type="date">
            <text:p>22/11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2-04" calcext:value-type="date">
            <text:p>04/12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1" calcext:value-type="float">
            <text:p>0.41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2-11" calcext:value-type="date">
            <text:p>11/12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2" calcext:value-type="float">
            <text:p>0.52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5-12-18" calcext:value-type="date">
            <text:p>18/12/1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1" calcext:value-type="float">
            <text:p>0.41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1-02" calcext:value-type="date">
            <text:p>02/0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1-10" calcext:value-type="date">
            <text:p>10/0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1-15" calcext:value-type="date">
            <text:p>15/0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2" calcext:value-type="float">
            <text:p>0.4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1-30" calcext:value-type="date">
            <text:p>30/0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2-06" calcext:value-type="date">
            <text:p>06/02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6" calcext:value-type="float">
            <text:p>0.3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2-13" calcext:value-type="date">
            <text:p>13/02/199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2-19" calcext:value-type="date">
            <text:p>19/02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2-26" calcext:value-type="date">
            <text:p>26/02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7" calcext:value-type="float">
            <text:p>0.5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3-05" calcext:value-type="date">
            <text:p>05/03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3-11" calcext:value-type="date">
            <text:p>11/03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9" calcext:value-type="float">
            <text:p>0.2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3-19" calcext:value-type="date">
            <text:p>19/03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1" calcext:value-type="float">
            <text:p>0.5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3-25" calcext:value-type="date">
            <text:p>25/03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4" calcext:value-type="float">
            <text:p>0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4-01" calcext:value-type="date">
            <text:p>01/04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4-11" calcext:value-type="date">
            <text:p>11/04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9" calcext:value-type="float">
            <text:p>1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4-16" calcext:value-type="date">
            <text:p>16/04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4" calcext:value-type="float">
            <text:p>1.9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4-22" calcext:value-type="date">
            <text:p>22/04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5" calcext:value-type="float">
            <text:p>2.0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4-29" calcext:value-type="date">
            <text:p>29/04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2" calcext:value-type="float">
            <text:p>3.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5-07" calcext:value-type="date">
            <text:p>07/05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7" calcext:value-type="float">
            <text:p>1.5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5-13" calcext:value-type="date">
            <text:p>13/05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" calcext:value-type="float">
            <text:p>1.2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5-20" calcext:value-type="date">
            <text:p>20/05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96" calcext:value-type="float">
            <text:p>3.9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5-29" calcext:value-type="date">
            <text:p>29/05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5" calcext:value-type="float">
            <text:p>2.3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6-04" calcext:value-type="date">
            <text:p>04/06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8" calcext:value-type="float">
            <text:p>3.1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6-10" calcext:value-type="date">
            <text:p>10/06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8" calcext:value-type="float">
            <text:p>1.8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6-17" calcext:value-type="date">
            <text:p>17/06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8" calcext:value-type="float">
            <text:p>0.6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6-24" calcext:value-type="date">
            <text:p>24/06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9" calcext:value-type="float">
            <text:p>0.5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7-02" calcext:value-type="date">
            <text:p>02/07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9" calcext:value-type="float">
            <text:p>0.9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7-08" calcext:value-type="date">
            <text:p>08/07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4" calcext:value-type="float">
            <text:p>1.2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7-15" calcext:value-type="date">
            <text:p>15/07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5" calcext:value-type="float">
            <text:p>0.6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7-22" calcext:value-type="date">
            <text:p>22/07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" calcext:value-type="float">
            <text:p>0.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7-29" calcext:value-type="date">
            <text:p>29/07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" calcext:value-type="float">
            <text:p>1.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8-07" calcext:value-type="date">
            <text:p>07/08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25" calcext:value-type="float">
            <text:p>3.2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8-12" calcext:value-type="date">
            <text:p>12/08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" calcext:value-type="float">
            <text:p>0.6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8-20" calcext:value-type="date">
            <text:p>20/08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7" calcext:value-type="float">
            <text:p>0.7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8-27" calcext:value-type="date">
            <text:p>27/08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4" calcext:value-type="float">
            <text:p>2.3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9-02" calcext:value-type="date">
            <text:p>02/09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98" calcext:value-type="float">
            <text:p>5.9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9-09" calcext:value-type="date">
            <text:p>09/09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1" calcext:value-type="float">
            <text:p>1.9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9-23" calcext:value-type="date">
            <text:p>23/09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4" calcext:value-type="float">
            <text:p>0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09-30" calcext:value-type="date">
            <text:p>30/09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9" calcext:value-type="float">
            <text:p>0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0-07" calcext:value-type="date">
            <text:p>07/10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8" calcext:value-type="float">
            <text:p>1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0-14" calcext:value-type="date">
            <text:p>14/10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3" calcext:value-type="float">
            <text:p>0.8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0-21" calcext:value-type="date">
            <text:p>21/10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" calcext:value-type="float">
            <text:p>0.7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0-30" calcext:value-type="date">
            <text:p>30/10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" calcext:value-type="float">
            <text:p>0.5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1-04" calcext:value-type="date">
            <text:p>04/1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1" calcext:value-type="float">
            <text:p>0.5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1-11" calcext:value-type="date">
            <text:p>11/1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4" calcext:value-type="float">
            <text:p>0.5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1-18" calcext:value-type="date">
            <text:p>18/1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5" calcext:value-type="float">
            <text:p>0.4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1-25" calcext:value-type="date">
            <text:p>25/11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9" calcext:value-type="float">
            <text:p>0.3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2-02" calcext:value-type="date">
            <text:p>02/12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9" calcext:value-type="float">
            <text:p>0.3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2-09" calcext:value-type="date">
            <text:p>09/12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2" calcext:value-type="float">
            <text:p>0.4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6-12-15" calcext:value-type="date">
            <text:p>15/12/19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9" calcext:value-type="float">
            <text:p>0.4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1-06" calcext:value-type="date">
            <text:p>06/01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1-13" calcext:value-type="date">
            <text:p>13/01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1-20" calcext:value-type="date">
            <text:p>20/01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2" calcext:value-type="float">
            <text:p>0.7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1-27" calcext:value-type="date">
            <text:p>27/01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2-03" calcext:value-type="date">
            <text:p>03/02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4" calcext:value-type="float">
            <text:p>0.5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2-11" calcext:value-type="date">
            <text:p>11/02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5" calcext:value-type="float">
            <text:p>0.4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2-17" calcext:value-type="date">
            <text:p>17/02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" calcext:value-type="float">
            <text:p>0.5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2-27" calcext:value-type="date">
            <text:p>27/02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3-03" calcext:value-type="date">
            <text:p>03/03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9" calcext:value-type="float">
            <text:p>0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3-10" calcext:value-type="date">
            <text:p>10/03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" calcext:value-type="float">
            <text:p>0.5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3-17" calcext:value-type="date">
            <text:p>17/03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5" calcext:value-type="float">
            <text:p>1.5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3-23" calcext:value-type="date">
            <text:p>23/03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4" calcext:value-type="float">
            <text:p>1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4-01" calcext:value-type="date">
            <text:p>01/04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6" calcext:value-type="float">
            <text:p>1.6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4-07" calcext:value-type="date">
            <text:p>07/04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6" calcext:value-type="float">
            <text:p>2.3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4-14" calcext:value-type="date">
            <text:p>14/04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7" calcext:value-type="float">
            <text:p>0.4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4-21" calcext:value-type="date">
            <text:p>21/04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42" calcext:value-type="float">
            <text:p>3.4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4-28" calcext:value-type="date">
            <text:p>28/04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3" calcext:value-type="float">
            <text:p>1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5-06" calcext:value-type="date">
            <text:p>06/05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" calcext:value-type="float">
            <text:p>1.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5-12" calcext:value-type="date">
            <text:p>12/05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58" calcext:value-type="float">
            <text:p>2.5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5-19" calcext:value-type="date">
            <text:p>19/05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2" calcext:value-type="float">
            <text:p>1.1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5-28" calcext:value-type="date">
            <text:p>28/05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6" calcext:value-type="float">
            <text:p>1.8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6-03" calcext:value-type="date">
            <text:p>03/06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9" calcext:value-type="float">
            <text:p>1.4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6-09" calcext:value-type="date">
            <text:p>09/06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8" calcext:value-type="float">
            <text:p>1.5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6-16" calcext:value-type="date">
            <text:p>16/06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2" calcext:value-type="float">
            <text:p>0.7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6-23" calcext:value-type="date">
            <text:p>23/06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7" calcext:value-type="float">
            <text:p>1.3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6-30" calcext:value-type="date">
            <text:p>30/06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4" calcext:value-type="float">
            <text:p>0.8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7-07" calcext:value-type="date">
            <text:p>07/07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5" calcext:value-type="float">
            <text:p>0.7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7-14" calcext:value-type="date">
            <text:p>14/07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9" calcext:value-type="float">
            <text:p>0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7-21" calcext:value-type="date">
            <text:p>21/07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9" calcext:value-type="float">
            <text:p>1.5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7-28" calcext:value-type="date">
            <text:p>28/07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.14" calcext:value-type="float">
            <text:p>8.1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8-04" calcext:value-type="date">
            <text:p>04/08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.72" calcext:value-type="float">
            <text:p>11.7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8-11" calcext:value-type="date">
            <text:p>11/08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76" calcext:value-type="float">
            <text:p>3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8-18" calcext:value-type="date">
            <text:p>18/08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3" calcext:value-type="float">
            <text:p>1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8-26" calcext:value-type="date">
            <text:p>26/08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2" calcext:value-type="float">
            <text:p>2.3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9-01" calcext:value-type="date">
            <text:p>01/09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2" calcext:value-type="float">
            <text:p>2.6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9-08" calcext:value-type="date">
            <text:p>08/09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8" calcext:value-type="float">
            <text:p>1.6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9-15" calcext:value-type="date">
            <text:p>15/09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4" calcext:value-type="float">
            <text:p>2.6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9-22" calcext:value-type="date">
            <text:p>22/09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89" calcext:value-type="float">
            <text:p>3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09-29" calcext:value-type="date">
            <text:p>29/09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07" calcext:value-type="float">
            <text:p>4.0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0-06" calcext:value-type="date">
            <text:p>06/10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5" calcext:value-type="float">
            <text:p>1.3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0-13" calcext:value-type="date">
            <text:p>13/10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7" calcext:value-type="float">
            <text:p>1.0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1-10" calcext:value-type="date">
            <text:p>10/11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9" calcext:value-type="float">
            <text:p>0.5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1-20" calcext:value-type="date">
            <text:p>20/11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1-25" calcext:value-type="date">
            <text:p>25/11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1" calcext:value-type="float">
            <text:p>0.6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2-01" calcext:value-type="date">
            <text:p>01/12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9" calcext:value-type="float">
            <text:p>0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2-10" calcext:value-type="date">
            <text:p>10/12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2" calcext:value-type="float">
            <text:p>0.5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7-12-17" calcext:value-type="date">
            <text:p>17/12/19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7" calcext:value-type="float">
            <text:p>0.6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1-12" calcext:value-type="date">
            <text:p>12/0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3" calcext:value-type="float">
            <text:p>0.3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1-19" calcext:value-type="date">
            <text:p>19/0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3" calcext:value-type="float">
            <text:p>0.3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1-26" calcext:value-type="date">
            <text:p>26/0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6" calcext:value-type="float">
            <text:p>0.4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2-02" calcext:value-type="date">
            <text:p>02/02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8" calcext:value-type="float">
            <text:p>0.3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2-09" calcext:value-type="date">
            <text:p>09/02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7" calcext:value-type="float">
            <text:p>0.5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2-16" calcext:value-type="date">
            <text:p>16/02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2-23" calcext:value-type="date">
            <text:p>23/02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8" calcext:value-type="float">
            <text:p>0.7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3-02" calcext:value-type="date">
            <text:p>02/03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5" calcext:value-type="float">
            <text:p>0.6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3-16" calcext:value-type="date">
            <text:p>16/03/199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3-23" calcext:value-type="date">
            <text:p>23/03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3-30" calcext:value-type="date">
            <text:p>30/03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3" calcext:value-type="float">
            <text:p>1.2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4-06" calcext:value-type="date">
            <text:p>06/04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3" calcext:value-type="float">
            <text:p>1.1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4-14" calcext:value-type="date">
            <text:p>14/04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4-20" calcext:value-type="date">
            <text:p>20/04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3" calcext:value-type="float">
            <text:p>1.8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4-27" calcext:value-type="date">
            <text:p>27/04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96" calcext:value-type="float">
            <text:p>3.9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5-07" calcext:value-type="date">
            <text:p>07/05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63" calcext:value-type="float">
            <text:p>4.6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5-11" calcext:value-type="date">
            <text:p>11/05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4" calcext:value-type="float">
            <text:p>2.3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5-18" calcext:value-type="date">
            <text:p>18/05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5-27" calcext:value-type="date">
            <text:p>27/05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6-01" calcext:value-type="date">
            <text:p>01/06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55" calcext:value-type="float">
            <text:p>3.5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6-18" calcext:value-type="date">
            <text:p>18/06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6-22" calcext:value-type="date">
            <text:p>22/06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69" calcext:value-type="float">
            <text:p>3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7-06" calcext:value-type="date">
            <text:p>06/07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96" calcext:value-type="float">
            <text:p>3.9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7-13" calcext:value-type="date">
            <text:p>13/07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3" calcext:value-type="float">
            <text:p>1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7-20" calcext:value-type="date">
            <text:p>20/07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82" calcext:value-type="float">
            <text:p>3.8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7-27" calcext:value-type="date">
            <text:p>27/07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2" calcext:value-type="float">
            <text:p>1.6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8-03" calcext:value-type="date">
            <text:p>03/08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5" calcext:value-type="float">
            <text:p>0.6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8-10" calcext:value-type="date">
            <text:p>10/08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8-17" calcext:value-type="date">
            <text:p>17/08/199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8-24" calcext:value-type="date">
            <text:p>24/08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3" calcext:value-type="float">
            <text:p>1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09-28" calcext:value-type="date">
            <text:p>28/09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8" calcext:value-type="float">
            <text:p>2.3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0-05" calcext:value-type="date">
            <text:p>05/10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4" calcext:value-type="float">
            <text:p>1.3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0-12" calcext:value-type="date">
            <text:p>12/10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8" calcext:value-type="float">
            <text:p>1.1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0-19" calcext:value-type="date">
            <text:p>19/10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9" calcext:value-type="float">
            <text:p>1.3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1-04" calcext:value-type="date">
            <text:p>04/1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6" calcext:value-type="float">
            <text:p>1.0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1-10" calcext:value-type="date">
            <text:p>10/1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1" calcext:value-type="float">
            <text:p>1.3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1-16" calcext:value-type="date">
            <text:p>16/1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43" calcext:value-type="float">
            <text:p>2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1-23" calcext:value-type="date">
            <text:p>23/1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5" calcext:value-type="float">
            <text:p>1.8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1-30" calcext:value-type="date">
            <text:p>30/11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6" calcext:value-type="float">
            <text:p>0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2-07" calcext:value-type="date">
            <text:p>07/12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2-15" calcext:value-type="date">
            <text:p>15/12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9" calcext:value-type="float">
            <text:p>0.4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8-12-21" calcext:value-type="date">
            <text:p>21/12/19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9" calcext:value-type="float">
            <text:p>0.4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1-05" calcext:value-type="date">
            <text:p>05/01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8" calcext:value-type="float">
            <text:p>0.4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1-11" calcext:value-type="date">
            <text:p>11/01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1-20" calcext:value-type="date">
            <text:p>20/01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5" calcext:value-type="float">
            <text:p>0.4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1-26" calcext:value-type="date">
            <text:p>26/01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2-01" calcext:value-type="date">
            <text:p>01/02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3" calcext:value-type="float">
            <text:p>0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2-08" calcext:value-type="date">
            <text:p>08/02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5" calcext:value-type="float">
            <text:p>0.5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2-15" calcext:value-type="date">
            <text:p>15/02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2-22" calcext:value-type="date">
            <text:p>22/02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7" calcext:value-type="float">
            <text:p>0.5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3-08" calcext:value-type="date">
            <text:p>08/03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3-15" calcext:value-type="date">
            <text:p>15/03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7" calcext:value-type="float">
            <text:p>0.7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3-22" calcext:value-type="date">
            <text:p>22/03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4-06" calcext:value-type="date">
            <text:p>06/04/1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7" calcext:value-type="float">
            <text:p>2.1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4-12" calcext:value-type="date">
            <text:p>12/04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8.99" calcext:value-type="float">
            <text:p>8.99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4-19" calcext:value-type="date">
            <text:p>19/04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9.86" calcext:value-type="float">
            <text:p>9.86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4-26" calcext:value-type="date">
            <text:p>26/04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4.25" calcext:value-type="float">
            <text:p>4.25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5-04" calcext:value-type="date">
            <text:p>04/05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43" calcext:value-type="float">
            <text:p>0.43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5-10" calcext:value-type="date">
            <text:p>10/05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06" calcext:value-type="float">
            <text:p>1.06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5-17" calcext:value-type="date">
            <text:p>17/05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71" calcext:value-type="float">
            <text:p>1.71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5-26" calcext:value-type="date">
            <text:p>26/05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77" calcext:value-type="float">
            <text:p>0.77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6-02" calcext:value-type="date">
            <text:p>02/06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39" calcext:value-type="float">
            <text:p>1.39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6-07" calcext:value-type="date">
            <text:p>07/06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13" calcext:value-type="float">
            <text:p>1.13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6-14" calcext:value-type="date">
            <text:p>14/06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67" calcext:value-type="float">
            <text:p>1.67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6-21" calcext:value-type="date">
            <text:p>21/06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27" calcext:value-type="float">
            <text:p>1.27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7-05" calcext:value-type="date">
            <text:p>05/07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62" calcext:value-type="float">
            <text:p>0.62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7-12" calcext:value-type="date">
            <text:p>12/07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85" calcext:value-type="float">
            <text:p>1.85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7-19" calcext:value-type="date">
            <text:p>19/07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.35" calcext:value-type="float">
            <text:p>3.35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7-26" calcext:value-type="date">
            <text:p>26/07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41" calcext:value-type="float">
            <text:p>1.41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8-02" calcext:value-type="date">
            <text:p>02/08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.54" calcext:value-type="float">
            <text:p>3.54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8-09" calcext:value-type="date">
            <text:p>09/08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4.43" calcext:value-type="float">
            <text:p>4.43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8-16" calcext:value-type="date">
            <text:p>16/08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.04" calcext:value-type="float">
            <text:p>2.04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9-01" calcext:value-type="date">
            <text:p>01/09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06" calcext:value-type="float">
            <text:p>1.06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9-06" calcext:value-type="date">
            <text:p>06/09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09-20" calcext:value-type="date">
            <text:p>20/09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.41" calcext:value-type="float">
            <text:p>2.41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0-04" calcext:value-type="date">
            <text:p>04/10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0-11" calcext:value-type="date">
            <text:p>11/10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.07" calcext:value-type="float">
            <text:p>2.07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0-25" calcext:value-type="date">
            <text:p>25/10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1-03" calcext:value-type="date">
            <text:p>03/11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77" calcext:value-type="float">
            <text:p>0.77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1-08" calcext:value-type="date">
            <text:p>08/11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98" calcext:value-type="float">
            <text:p>0.98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1-15" calcext:value-type="date">
            <text:p>15/11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48" calcext:value-type="float">
            <text:p>0.48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1-22" calcext:value-type="date">
            <text:p>22/11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1-29" calcext:value-type="date">
            <text:p>29/11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48" calcext:value-type="float">
            <text:p>0.48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2-07" calcext:value-type="date">
            <text:p>07/12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58" calcext:value-type="float">
            <text:p>0.58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1999-12-14" calcext:value-type="date">
            <text:p>14/12/1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55" calcext:value-type="float">
            <text:p>0.55</text:p>
          </table:table-cell>
          <table:table-cell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1-04" calcext:value-type="date">
            <text:p>04/01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1-09" calcext:value-type="date">
            <text:p>09/01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2" calcext:value-type="float">
            <text:p>1.6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1-17" calcext:value-type="date">
            <text:p>17/01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3" calcext:value-type="float">
            <text:p>1.2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1-24" calcext:value-type="date">
            <text:p>24/01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3" calcext:value-type="float">
            <text:p>1.1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2-02" calcext:value-type="date">
            <text:p>02/02/2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2-14" calcext:value-type="date">
            <text:p>14/02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7" calcext:value-type="float">
            <text:p>1.3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2-28" calcext:value-type="date">
            <text:p>28/02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8" calcext:value-type="float">
            <text:p>0.6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3-13" calcext:value-type="date">
            <text:p>13/03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6" calcext:value-type="float">
            <text:p>1.1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3-20" calcext:value-type="date">
            <text:p>20/03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2" calcext:value-type="float">
            <text:p>0.9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3-27" calcext:value-type="date">
            <text:p>27/03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2" calcext:value-type="float">
            <text:p>1.1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4-03" calcext:value-type="date">
            <text:p>03/04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4" calcext:value-type="float">
            <text:p>1.2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4-11" calcext:value-type="date">
            <text:p>11/04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4" calcext:value-type="float">
            <text:p>1.9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4-27" calcext:value-type="date">
            <text:p>27/04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9" calcext:value-type="float">
            <text:p>1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5-03" calcext:value-type="date">
            <text:p>03/05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7" calcext:value-type="float">
            <text:p>1.1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5-08" calcext:value-type="date">
            <text:p>08/05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3" calcext:value-type="float">
            <text:p>2.0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5-15" calcext:value-type="date">
            <text:p>15/05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5" calcext:value-type="float">
            <text:p>1.2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5-22" calcext:value-type="date">
            <text:p>22/05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7" calcext:value-type="float">
            <text:p>2.1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5-31" calcext:value-type="date">
            <text:p>31/05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4" calcext:value-type="float">
            <text:p>0.8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6-05" calcext:value-type="date">
            <text:p>05/06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2" calcext:value-type="float">
            <text:p>0.9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6-19" calcext:value-type="date">
            <text:p>19/06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9" calcext:value-type="float">
            <text:p>1.0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6-26" calcext:value-type="date">
            <text:p>26/06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6" calcext:value-type="float">
            <text:p>1.4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7-03" calcext:value-type="date">
            <text:p>03/07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2" calcext:value-type="float">
            <text:p>0.9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7-10" calcext:value-type="date">
            <text:p>10/07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9" calcext:value-type="float">
            <text:p>2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7-17" calcext:value-type="date">
            <text:p>17/07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3" calcext:value-type="float">
            <text:p>2.9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9-11" calcext:value-type="date">
            <text:p>11/09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2" calcext:value-type="float">
            <text:p>2.8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09-20" calcext:value-type="date">
            <text:p>20/09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10-16" calcext:value-type="date">
            <text:p>16/10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4" calcext:value-type="float">
            <text:p>1.0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10-26" calcext:value-type="date">
            <text:p>26/10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11-06" calcext:value-type="date">
            <text:p>06/11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11-13" calcext:value-type="date">
            <text:p>13/11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9" calcext:value-type="float">
            <text:p>0.4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0-12-18" calcext:value-type="date">
            <text:p>18/12/2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8" calcext:value-type="float">
            <text:p>0.3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1-08" calcext:value-type="date">
            <text:p>08/01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1-16" calcext:value-type="date">
            <text:p>16/01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1-29" calcext:value-type="date">
            <text:p>29/01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.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2-08" calcext:value-type="date">
            <text:p>08/02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1" calcext:value-type="float">
            <text:p>0.3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2-13" calcext:value-type="date">
            <text:p>13/02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2-19" calcext:value-type="date">
            <text:p>19/02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7" calcext:value-type="float">
            <text:p>0.1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2-27" calcext:value-type="date">
            <text:p>27/02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2" calcext:value-type="float">
            <text:p>0.6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3-05" calcext:value-type="date">
            <text:p>05/03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3" calcext:value-type="float">
            <text:p>0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3-12" calcext:value-type="date">
            <text:p>12/03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8" calcext:value-type="float">
            <text:p>0.4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4-02" calcext:value-type="date">
            <text:p>02/04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2" calcext:value-type="float">
            <text:p>0.9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4-09" calcext:value-type="date">
            <text:p>09/04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7" calcext:value-type="float">
            <text:p>0.7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4-18" calcext:value-type="date">
            <text:p>18/04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7" calcext:value-type="float">
            <text:p>1.9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4-23" calcext:value-type="date">
            <text:p>23/04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41" calcext:value-type="float">
            <text:p>6.4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4-30" calcext:value-type="date">
            <text:p>30/04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31" calcext:value-type="float">
            <text:p>4.3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5-09" calcext:value-type="date">
            <text:p>09/05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44" calcext:value-type="float">
            <text:p>3.4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5-14" calcext:value-type="date">
            <text:p>14/05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4" calcext:value-type="float">
            <text:p>1.9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5-21" calcext:value-type="date">
            <text:p>21/05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9" calcext:value-type="float">
            <text:p>0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5-30" calcext:value-type="date">
            <text:p>30/05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6" calcext:value-type="float">
            <text:p>0.4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6-04" calcext:value-type="date">
            <text:p>04/06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" calcext:value-type="float">
            <text:p>3.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6-11" calcext:value-type="date">
            <text:p>11/06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75" calcext:value-type="float">
            <text:p>2.7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6-18" calcext:value-type="date">
            <text:p>18/06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2" calcext:value-type="float">
            <text:p>1.6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6-25" calcext:value-type="date">
            <text:p>25/06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5" calcext:value-type="float">
            <text:p>0.4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7-02" calcext:value-type="date">
            <text:p>02/07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8" calcext:value-type="float">
            <text:p>0.9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7-09" calcext:value-type="date">
            <text:p>09/07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5" calcext:value-type="float">
            <text:p>3.1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7-16" calcext:value-type="date">
            <text:p>16/07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6" calcext:value-type="float">
            <text:p>2.0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7-23" calcext:value-type="date">
            <text:p>23/07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8" calcext:value-type="float">
            <text:p>2.0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7-30" calcext:value-type="date">
            <text:p>30/07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52" calcext:value-type="float">
            <text:p>2.5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8-13" calcext:value-type="date">
            <text:p>13/08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69" calcext:value-type="float">
            <text:p>4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8-20" calcext:value-type="date">
            <text:p>20/08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9-03" calcext:value-type="date">
            <text:p>03/09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47" calcext:value-type="float">
            <text:p>4.4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9-10" calcext:value-type="date">
            <text:p>10/09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28" calcext:value-type="float">
            <text:p>3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9-17" calcext:value-type="date">
            <text:p>17/09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6" calcext:value-type="float">
            <text:p>2.0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09-24" calcext:value-type="date">
            <text:p>24/09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10-09" calcext:value-type="date">
            <text:p>09/10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7" calcext:value-type="float">
            <text:p>1.6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10-22" calcext:value-type="date">
            <text:p>22/10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10-29" calcext:value-type="date">
            <text:p>29/10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2" calcext:value-type="float">
            <text:p>1.9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1-11-05" calcext:value-type="date">
            <text:p>05/11/2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3" calcext:value-type="float">
            <text:p>1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09-02" calcext:value-type="date">
            <text:p>02/09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7" calcext:value-type="float">
            <text:p>1.8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09-09" calcext:value-type="date">
            <text:p>09/09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2" calcext:value-type="float">
            <text:p>1.3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09-16" calcext:value-type="date">
            <text:p>16/09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9" calcext:value-type="float">
            <text:p>1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09-23" calcext:value-type="date">
            <text:p>23/09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09-30" calcext:value-type="date">
            <text:p>30/09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45" calcext:value-type="float">
            <text:p>3.4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0-07" calcext:value-type="date">
            <text:p>07/10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9" calcext:value-type="float">
            <text:p>1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0-14" calcext:value-type="date">
            <text:p>14/10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" calcext:value-type="float">
            <text:p>1.2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0-28" calcext:value-type="date">
            <text:p>28/10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1-04" calcext:value-type="date">
            <text:p>04/11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1-18" calcext:value-type="date">
            <text:p>18/11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9" calcext:value-type="float">
            <text:p>0.9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1-25" calcext:value-type="date">
            <text:p>25/11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2" calcext:value-type="float">
            <text:p>1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2-03" calcext:value-type="date">
            <text:p>03/12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3" calcext:value-type="float">
            <text:p>0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2-12-16" calcext:value-type="date">
            <text:p>16/12/20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1-06" calcext:value-type="date">
            <text:p>06/01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3" calcext:value-type="float">
            <text:p>0.3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1-13" calcext:value-type="date">
            <text:p>13/01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4" calcext:value-type="float">
            <text:p>0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1-22" calcext:value-type="date">
            <text:p>22/01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4" calcext:value-type="float">
            <text:p>0.5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1-27" calcext:value-type="date">
            <text:p>27/01/2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2-03" calcext:value-type="date">
            <text:p>03/02/2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2-10" calcext:value-type="date">
            <text:p>10/02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1" calcext:value-type="float">
            <text:p>0.8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2-17" calcext:value-type="date">
            <text:p>17/02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2" calcext:value-type="float">
            <text:p>0.7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3-03" calcext:value-type="date">
            <text:p>03/03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4" calcext:value-type="float">
            <text:p>0.8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3-11" calcext:value-type="date">
            <text:p>11/03/2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3-17" calcext:value-type="date">
            <text:p>17/03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2" calcext:value-type="float">
            <text:p>0.8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3-25" calcext:value-type="date">
            <text:p>25/03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3-31" calcext:value-type="date">
            <text:p>31/03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4" calcext:value-type="float">
            <text:p>1.3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4-07" calcext:value-type="date">
            <text:p>07/04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29" calcext:value-type="float">
            <text:p>3.2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4-14" calcext:value-type="date">
            <text:p>14/04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.12" calcext:value-type="float">
            <text:p>9.1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4-22" calcext:value-type="date">
            <text:p>22/04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76" calcext:value-type="float">
            <text:p>4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5-06" calcext:value-type="date">
            <text:p>06/05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5-12" calcext:value-type="date">
            <text:p>12/05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6" calcext:value-type="float">
            <text:p>1.3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5-19" calcext:value-type="date">
            <text:p>19/05/2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5-28" calcext:value-type="date">
            <text:p>28/05/2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6-03" calcext:value-type="date">
            <text:p>03/06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6-09" calcext:value-type="date">
            <text:p>09/06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1" calcext:value-type="float">
            <text:p>0.4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6-16" calcext:value-type="date">
            <text:p>16/06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" calcext:value-type="float">
            <text:p>1.2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6-23" calcext:value-type="date">
            <text:p>23/06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74" calcext:value-type="float">
            <text:p>3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6-30" calcext:value-type="date">
            <text:p>30/06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4" calcext:value-type="float">
            <text:p>2.0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7-07" calcext:value-type="date">
            <text:p>07/07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8" calcext:value-type="float">
            <text:p>1.6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7-14" calcext:value-type="date">
            <text:p>14/07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3" calcext:value-type="float">
            <text:p>1.0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7-21" calcext:value-type="date">
            <text:p>21/07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9" calcext:value-type="float">
            <text:p>2.0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7-28" calcext:value-type="date">
            <text:p>28/07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7" calcext:value-type="float">
            <text:p>1.6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8-04" calcext:value-type="date">
            <text:p>04/08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6" calcext:value-type="float">
            <text:p>3.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8-11" calcext:value-type="date">
            <text:p>11/08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5" calcext:value-type="float">
            <text:p>1.8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8-20" calcext:value-type="date">
            <text:p>20/08/2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8-27" calcext:value-type="date">
            <text:p>27/08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9-02" calcext:value-type="date">
            <text:p>02/09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9-11" calcext:value-type="date">
            <text:p>11/09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8" calcext:value-type="float">
            <text:p>3.1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9-15" calcext:value-type="date">
            <text:p>15/09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1" calcext:value-type="float">
            <text:p>1.7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9-24" calcext:value-type="date">
            <text:p>24/09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67" calcext:value-type="float">
            <text:p>3.6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09-29" calcext:value-type="date">
            <text:p>29/09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6" calcext:value-type="float">
            <text:p>1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0-12" calcext:value-type="date">
            <text:p>12/10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9" calcext:value-type="float">
            <text:p>1.0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0-21" calcext:value-type="date">
            <text:p>21/10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5" calcext:value-type="float">
            <text:p>1.3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0-27" calcext:value-type="date">
            <text:p>27/10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9" calcext:value-type="float">
            <text:p>1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1-06" calcext:value-type="date">
            <text:p>06/11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9" calcext:value-type="float">
            <text:p>1.1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1-10" calcext:value-type="date">
            <text:p>10/11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8" calcext:value-type="float">
            <text:p>1.1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1-24" calcext:value-type="date">
            <text:p>24/11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3" calcext:value-type="float">
            <text:p>0.9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2-10" calcext:value-type="date">
            <text:p>10/12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5" calcext:value-type="float">
            <text:p>0.7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3-12-15" calcext:value-type="date">
            <text:p>15/12/20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9" calcext:value-type="float">
            <text:p>0.7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1-21" calcext:value-type="date">
            <text:p>21/01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3" calcext:value-type="float">
            <text:p>1.1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1-28" calcext:value-type="date">
            <text:p>28/01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7" calcext:value-type="float">
            <text:p>0.9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2-12" calcext:value-type="date">
            <text:p>12/02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2" calcext:value-type="float">
            <text:p>1.3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2-16" calcext:value-type="date">
            <text:p>16/02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" calcext:value-type="float">
            <text:p>1.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2-23" calcext:value-type="date">
            <text:p>23/02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2" calcext:value-type="float">
            <text:p>1.1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3-01" calcext:value-type="date">
            <text:p>01/03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6" calcext:value-type="float">
            <text:p>0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3-08" calcext:value-type="date">
            <text:p>08/03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2" calcext:value-type="float">
            <text:p>0.7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3-29" calcext:value-type="date">
            <text:p>29/03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1" calcext:value-type="float">
            <text:p>0.9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4-13" calcext:value-type="date">
            <text:p>13/04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77" calcext:value-type="float">
            <text:p>3.7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4-22" calcext:value-type="date">
            <text:p>22/04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4" calcext:value-type="float">
            <text:p>2.6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4-26" calcext:value-type="date">
            <text:p>26/04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1" calcext:value-type="float">
            <text:p>1.4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5-17" calcext:value-type="date">
            <text:p>17/05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5-24" calcext:value-type="date">
            <text:p>24/05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6-02" calcext:value-type="date">
            <text:p>02/06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8" calcext:value-type="float">
            <text:p>0.8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6-07" calcext:value-type="date">
            <text:p>07/06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3" calcext:value-type="float">
            <text:p>0.8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6-14" calcext:value-type="date">
            <text:p>14/06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.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6-21" calcext:value-type="date">
            <text:p>21/06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6-30" calcext:value-type="date">
            <text:p>30/06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" calcext:value-type="float">
            <text:p>0.7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7-06" calcext:value-type="date">
            <text:p>06/07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9" calcext:value-type="float">
            <text:p>2.1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7-12" calcext:value-type="date">
            <text:p>12/07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3" calcext:value-type="float">
            <text:p>0.9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7-21" calcext:value-type="date">
            <text:p>21/07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1" calcext:value-type="float">
            <text:p>0.2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8-02" calcext:value-type="date">
            <text:p>02/08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8-09" calcext:value-type="date">
            <text:p>09/08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4" calcext:value-type="float">
            <text:p>1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8-16" calcext:value-type="date">
            <text:p>16/08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8" calcext:value-type="float">
            <text:p>1.7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8-25" calcext:value-type="date">
            <text:p>25/08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5" calcext:value-type="float">
            <text:p>2.9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8-31" calcext:value-type="date">
            <text:p>31/08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76" calcext:value-type="float">
            <text:p>3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9-06" calcext:value-type="date">
            <text:p>06/09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9" calcext:value-type="float">
            <text:p>0.4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9-21" calcext:value-type="date">
            <text:p>21/09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4" calcext:value-type="float">
            <text:p>1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09-27" calcext:value-type="date">
            <text:p>27/09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1" calcext:value-type="float">
            <text:p>1.9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0-18" calcext:value-type="date">
            <text:p>18/10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0-26" calcext:value-type="date">
            <text:p>26/10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4" calcext:value-type="float">
            <text:p>0.8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1-01" calcext:value-type="date">
            <text:p>01/11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2" calcext:value-type="float">
            <text:p>1.1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1-09" calcext:value-type="date">
            <text:p>09/11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1-16" calcext:value-type="date">
            <text:p>16/11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" calcext:value-type="float">
            <text:p>0.7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1-23" calcext:value-type="date">
            <text:p>23/11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1-29" calcext:value-type="date">
            <text:p>29/11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7" calcext:value-type="float">
            <text:p>0.7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2-06" calcext:value-type="date">
            <text:p>06/12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6" calcext:value-type="float">
            <text:p>0.9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2-13" calcext:value-type="date">
            <text:p>13/12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3" calcext:value-type="float">
            <text:p>0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4-12-20" calcext:value-type="date">
            <text:p>20/12/20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4" calcext:value-type="float">
            <text:p>0.5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1-06" calcext:value-type="date">
            <text:p>06/01/2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1-19" calcext:value-type="date">
            <text:p>19/01/2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1-24" calcext:value-type="date">
            <text:p>24/01/2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1-31" calcext:value-type="date">
            <text:p>31/01/2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2-07" calcext:value-type="date">
            <text:p>07/02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2-15" calcext:value-type="date">
            <text:p>15/02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4" calcext:value-type="float">
            <text:p>0.8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2-22" calcext:value-type="date">
            <text:p>22/02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2" calcext:value-type="float">
            <text:p>0.5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2-28" calcext:value-type="date">
            <text:p>28/02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3" calcext:value-type="float">
            <text:p>0.6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3-07" calcext:value-type="date">
            <text:p>07/03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3-15" calcext:value-type="date">
            <text:p>15/03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3-21" calcext:value-type="date">
            <text:p>21/03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3" calcext:value-type="float">
            <text:p>1.1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3-29" calcext:value-type="date">
            <text:p>29/03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2" calcext:value-type="float">
            <text:p>1.3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4-04" calcext:value-type="date">
            <text:p>04/04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4" calcext:value-type="float">
            <text:p>0.8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4-11" calcext:value-type="date">
            <text:p>11/04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9" calcext:value-type="float">
            <text:p>0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4-18" calcext:value-type="date">
            <text:p>18/04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01" calcext:value-type="float">
            <text:p>3.0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4-26" calcext:value-type="date">
            <text:p>26/04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1" calcext:value-type="float">
            <text:p>1.8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5-04" calcext:value-type="date">
            <text:p>04/05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5" calcext:value-type="float">
            <text:p>2.3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5-09" calcext:value-type="date">
            <text:p>09/05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" calcext:value-type="float">
            <text:p>1.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5-16" calcext:value-type="date">
            <text:p>16/05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9" calcext:value-type="float">
            <text:p>2.8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5-25" calcext:value-type="date">
            <text:p>25/05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1" calcext:value-type="float">
            <text:p>1.8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6-01" calcext:value-type="date">
            <text:p>01/06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2" calcext:value-type="float">
            <text:p>2.9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6-06" calcext:value-type="date">
            <text:p>06/06/2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6-13" calcext:value-type="date">
            <text:p>13/06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3" calcext:value-type="float">
            <text:p>1.4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6-20" calcext:value-type="date">
            <text:p>20/06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4" calcext:value-type="float">
            <text:p>0.6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6-27" calcext:value-type="date">
            <text:p>27/06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7-04" calcext:value-type="date">
            <text:p>04/07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7" calcext:value-type="float">
            <text:p>0.9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7-11" calcext:value-type="date">
            <text:p>11/07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" calcext:value-type="float">
            <text:p>0.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7-25" calcext:value-type="date">
            <text:p>25/07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7" calcext:value-type="float">
            <text:p>2.9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8-01" calcext:value-type="date">
            <text:p>01/08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9" calcext:value-type="float">
            <text:p>0.2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8-08" calcext:value-type="date">
            <text:p>08/08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2" calcext:value-type="float">
            <text:p>1.2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8-15" calcext:value-type="date">
            <text:p>15/08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4" calcext:value-type="float">
            <text:p>0.9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8-30" calcext:value-type="date">
            <text:p>30/08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8" calcext:value-type="float">
            <text:p>1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9-05" calcext:value-type="date">
            <text:p>05/09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01" calcext:value-type="float">
            <text:p>3.0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9-12" calcext:value-type="date">
            <text:p>12/09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71" calcext:value-type="float">
            <text:p>2.7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9-19" calcext:value-type="date">
            <text:p>19/09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6" calcext:value-type="float">
            <text:p>1.5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09-26" calcext:value-type="date">
            <text:p>26/09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9" calcext:value-type="float">
            <text:p>1.7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0-03" calcext:value-type="date">
            <text:p>03/10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3" calcext:value-type="float">
            <text:p>1.9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0-10" calcext:value-type="date">
            <text:p>10/10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9" calcext:value-type="float">
            <text:p>1.1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0-17" calcext:value-type="date">
            <text:p>17/10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1-07" calcext:value-type="date">
            <text:p>07/11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4" calcext:value-type="float">
            <text:p>1.0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1-15" calcext:value-type="date">
            <text:p>15/11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2" calcext:value-type="float">
            <text:p>1.3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1-22" calcext:value-type="date">
            <text:p>22/11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21" calcext:value-type="float">
            <text:p>2.2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1-28" calcext:value-type="date">
            <text:p>28/11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2-05" calcext:value-type="date">
            <text:p>05/12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2-12" calcext:value-type="date">
            <text:p>12/12/2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4" calcext:value-type="float">
            <text:p>0.9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5-12-19" calcext:value-type="date">
            <text:p>19/12/2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1-03" calcext:value-type="date">
            <text:p>03/01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9" calcext:value-type="float">
            <text:p>1.5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1-09" calcext:value-type="date">
            <text:p>09/01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1-16" calcext:value-type="date">
            <text:p>16/01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6" calcext:value-type="float">
            <text:p>1.6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1-23" calcext:value-type="date">
            <text:p>23/01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6" calcext:value-type="float">
            <text:p>1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2-06" calcext:value-type="date">
            <text:p>06/02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6" calcext:value-type="float">
            <text:p>2.0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2-13" calcext:value-type="date">
            <text:p>13/02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9" calcext:value-type="float">
            <text:p>1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2-21" calcext:value-type="date">
            <text:p>21/02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2-27" calcext:value-type="date">
            <text:p>27/02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47" calcext:value-type="float">
            <text:p>2.4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3-06" calcext:value-type="date">
            <text:p>06/03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9" calcext:value-type="float">
            <text:p>2.1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3-15" calcext:value-type="date">
            <text:p>15/03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8" calcext:value-type="float">
            <text:p>1.2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3-20" calcext:value-type="date">
            <text:p>20/03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8" calcext:value-type="float">
            <text:p>0.9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3-29" calcext:value-type="date">
            <text:p>29/03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5" calcext:value-type="float">
            <text:p>2.1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4-03" calcext:value-type="date">
            <text:p>03/04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4-11" calcext:value-type="date">
            <text:p>11/04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74" calcext:value-type="float">
            <text:p>2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4-18" calcext:value-type="date">
            <text:p>18/04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29" calcext:value-type="float">
            <text:p>5.2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4-25" calcext:value-type="date">
            <text:p>25/04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4" calcext:value-type="float">
            <text:p>2.9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5-04" calcext:value-type="date">
            <text:p>04/05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08" calcext:value-type="float">
            <text:p>3.0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5-08" calcext:value-type="date">
            <text:p>08/05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6" calcext:value-type="float">
            <text:p>0.7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5-15" calcext:value-type="date">
            <text:p>15/05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9" calcext:value-type="float">
            <text:p>0.3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5-23" calcext:value-type="date">
            <text:p>23/05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6-06" calcext:value-type="date">
            <text:p>06/06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3" calcext:value-type="float">
            <text:p>1.2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6-12" calcext:value-type="date">
            <text:p>12/06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5" calcext:value-type="float">
            <text:p>0.4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6-19" calcext:value-type="date">
            <text:p>19/06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" calcext:value-type="float">
            <text:p>0.6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6-27" calcext:value-type="date">
            <text:p>27/06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7-03" calcext:value-type="date">
            <text:p>03/07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1" calcext:value-type="float">
            <text:p>0.9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7-10" calcext:value-type="date">
            <text:p>10/07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7" calcext:value-type="float">
            <text:p>1.1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7-17" calcext:value-type="date">
            <text:p>17/07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8-07" calcext:value-type="date">
            <text:p>07/08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8-14" calcext:value-type="date">
            <text:p>14/08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2" calcext:value-type="float">
            <text:p>2.8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8-21" calcext:value-type="date">
            <text:p>21/08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8" calcext:value-type="float">
            <text:p>1.9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8-29" calcext:value-type="date">
            <text:p>29/08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74" calcext:value-type="float">
            <text:p>3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9-04" calcext:value-type="date">
            <text:p>04/09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1" calcext:value-type="float">
            <text:p>1.7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9-12" calcext:value-type="date">
            <text:p>12/09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38" calcext:value-type="float">
            <text:p>2.3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09-25" calcext:value-type="date">
            <text:p>25/09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6" calcext:value-type="float">
            <text:p>2.6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10-03" calcext:value-type="date">
            <text:p>03/10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83" calcext:value-type="float">
            <text:p>3.8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10-09" calcext:value-type="date">
            <text:p>09/10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5" calcext:value-type="float">
            <text:p>0.85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10-30" calcext:value-type="date">
            <text:p>30/10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02" calcext:value-type="float">
            <text:p>2.0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11-06" calcext:value-type="date">
            <text:p>06/11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6-12-12" calcext:value-type="date">
            <text:p>12/12/2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1-15" calcext:value-type="date">
            <text:p>15/01/20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9" calcext:value-type="float">
            <text:p>0.3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1-22" calcext:value-type="date">
            <text:p>22/01/20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6" calcext:value-type="float">
            <text:p>0.4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1-29" calcext:value-type="date">
            <text:p>29/01/20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2-05" calcext:value-type="date">
            <text:p>05/02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2" calcext:value-type="float">
            <text:p>0.4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2-16" calcext:value-type="date">
            <text:p>16/02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2-20" calcext:value-type="date">
            <text:p>20/02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4" calcext:value-type="float">
            <text:p>0.6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2-26" calcext:value-type="date">
            <text:p>26/02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4" calcext:value-type="float">
            <text:p>0.6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3-07" calcext:value-type="date">
            <text:p>07/03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3-12" calcext:value-type="date">
            <text:p>12/03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03" calcext:value-type="float">
            <text:p>1.0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3-20" calcext:value-type="date">
            <text:p>20/03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1" calcext:value-type="float">
            <text:p>0.6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3-26" calcext:value-type="date">
            <text:p>26/03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4" calcext:value-type="float">
            <text:p>0.6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4-10" calcext:value-type="date">
            <text:p>10/04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4-16" calcext:value-type="date">
            <text:p>16/04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47" calcext:value-type="float">
            <text:p>1.4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4-23" calcext:value-type="date">
            <text:p>23/04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53" calcext:value-type="float">
            <text:p>2.5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4-30" calcext:value-type="date">
            <text:p>30/04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07" calcext:value-type="float">
            <text:p>2.0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5-08" calcext:value-type="date">
            <text:p>08/05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24" calcext:value-type="float">
            <text:p>1.2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5-21" calcext:value-type="date">
            <text:p>21/05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9" calcext:value-type="float">
            <text:p>2.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6-04" calcext:value-type="date">
            <text:p>04/06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39" calcext:value-type="float">
            <text:p>1.3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6-11" calcext:value-type="date">
            <text:p>11/06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96" calcext:value-type="float">
            <text:p>0.9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6-25" calcext:value-type="date">
            <text:p>25/06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58" calcext:value-type="float">
            <text:p>1.5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7-09" calcext:value-type="date">
            <text:p>09/07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.69" calcext:value-type="float">
            <text:p>8.69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7-16" calcext:value-type="date">
            <text:p>16/07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74" calcext:value-type="float">
            <text:p>2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7-23" calcext:value-type="date">
            <text:p>23/07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1" calcext:value-type="float">
            <text:p>2.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7-30" calcext:value-type="date">
            <text:p>30/07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22" calcext:value-type="float">
            <text:p>2.2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8-06" calcext:value-type="date">
            <text:p>06/08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72" calcext:value-type="float">
            <text:p>2.72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8-13" calcext:value-type="date">
            <text:p>13/08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81" calcext:value-type="float">
            <text:p>1.8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8-20" calcext:value-type="date">
            <text:p>20/08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68" calcext:value-type="float">
            <text:p>1.6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9-03" calcext:value-type="date">
            <text:p>03/09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.03" calcext:value-type="float">
            <text:p>3.03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9-10" calcext:value-type="date">
            <text:p>10/09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4" calcext:value-type="float">
            <text:p>0.7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09-17" calcext:value-type="date">
            <text:p>17/09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41" calcext:value-type="float">
            <text:p>1.41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0-02" calcext:value-type="date">
            <text:p>02/10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17" calcext:value-type="float">
            <text:p>1.1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0-08" calcext:value-type="date">
            <text:p>08/10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37" calcext:value-type="float">
            <text:p>0.3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0-25" calcext:value-type="date">
            <text:p>25/10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8" calcext:value-type="float">
            <text:p>0.4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0-30" calcext:value-type="date">
            <text:p>30/10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1-05" calcext:value-type="date">
            <text:p>05/11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1-12" calcext:value-type="date">
            <text:p>12/11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4" calcext:value-type="float">
            <text:p>0.84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1-22" calcext:value-type="date">
            <text:p>22/11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7" calcext:value-type="float">
            <text:p>0.57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1-26" calcext:value-type="date">
            <text:p>26/11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8" calcext:value-type="float">
            <text:p>0.58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7-12-11" calcext:value-type="date">
            <text:p>11/12/200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6" calcext:value-type="float">
            <text:p>0.46</text:p>
          </table:table-cell>
          <table:table-cell table:number-columns-repeated="2" table:style-name="ce14" office:value-type="string" calcext:value-type="string">
            <text:p><text:s text:c="4"/>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08-01-28" calcext:value-type="date">
            <text:p>28/01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3" calcext:value-type="float">
            <text:p>0.7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2-13" calcext:value-type="date">
            <text:p>13/02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1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2-20" calcext:value-type="date">
            <text:p>20/02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2-27" calcext:value-type="date">
            <text:p>27/02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3-05" calcext:value-type="date">
            <text:p>05/03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3-17" calcext:value-type="date">
            <text:p>17/03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97" calcext:value-type="float">
            <text:p>0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3-31" calcext:value-type="date">
            <text:p>31/03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.26" calcext:value-type="float">
            <text:p>4.2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4-07" calcext:value-type="date">
            <text:p>07/04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34" calcext:value-type="float">
            <text:p>1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4-14" calcext:value-type="date">
            <text:p>14/04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4-21" calcext:value-type="date">
            <text:p>21/04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02" calcext:value-type="float">
            <text:p>1.0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4-28" calcext:value-type="date">
            <text:p>28/04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.75" calcext:value-type="float">
            <text:p>5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5-06" calcext:value-type="date">
            <text:p>06/05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57" calcext:value-type="float">
            <text:p>1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5-12" calcext:value-type="date">
            <text:p>12/05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.63" calcext:value-type="float">
            <text:p>5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5-19" calcext:value-type="date">
            <text:p>19/05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5-28" calcext:value-type="date">
            <text:p>28/05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01" calcext:value-type="float">
            <text:p>1.0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02" calcext:value-type="date">
            <text:p>02/06/200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02" calcext:value-type="date">
            <text:p>02/06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2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09" calcext:value-type="date">
            <text:p>09/06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55" calcext:value-type="float">
            <text:p>2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09" calcext:value-type="date">
            <text:p>09/06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.75" calcext:value-type="float">
            <text:p>3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16" calcext:value-type="date">
            <text:p>16/06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16" calcext:value-type="date">
            <text:p>16/06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52" calcext:value-type="float">
            <text:p>1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23" calcext:value-type="date">
            <text:p>23/06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7" calcext:value-type="float">
            <text:p>1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23" calcext:value-type="date">
            <text:p>23/06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89" calcext:value-type="float">
            <text:p>1.8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30" calcext:value-type="date">
            <text:p>30/06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63" calcext:value-type="float">
            <text:p>3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6-30" calcext:value-type="date">
            <text:p>30/06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95" calcext:value-type="float">
            <text:p>1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7-14" calcext:value-type="date">
            <text:p>14/07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.55" calcext:value-type="float">
            <text:p>1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7-14" calcext:value-type="date">
            <text:p>14/07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.97" calcext:value-type="float">
            <text:p>6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7-21" calcext:value-type="date">
            <text:p>21/07/200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7-21" calcext:value-type="date">
            <text:p>21/07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.43" calcext:value-type="float">
            <text:p>3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7-28" calcext:value-type="date">
            <text:p>28/07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7-28" calcext:value-type="date">
            <text:p>28/07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2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8-20" calcext:value-type="date">
            <text:p>20/08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43" calcext:value-type="float">
            <text:p>2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8-20" calcext:value-type="date">
            <text:p>20/08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23" calcext:value-type="float">
            <text:p>2.2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8-26" calcext:value-type="date">
            <text:p>26/08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.38" calcext:value-type="float">
            <text:p>1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8-26" calcext:value-type="date">
            <text:p>26/08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.97" calcext:value-type="float">
            <text:p>9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02" calcext:value-type="date">
            <text:p>02/09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4" calcext:value-type="float">
            <text:p>1.9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02" calcext:value-type="date">
            <text:p>02/09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10" calcext:value-type="date">
            <text:p>10/09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4" calcext:value-type="float">
            <text:p>1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10" calcext:value-type="date">
            <text:p>10/09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79" calcext:value-type="float">
            <text:p>1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15" calcext:value-type="date">
            <text:p>15/09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1" calcext:value-type="float">
            <text:p>2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15" calcext:value-type="date">
            <text:p>15/09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38" calcext:value-type="float">
            <text:p>1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22" calcext:value-type="date">
            <text:p>22/09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3" calcext:value-type="float">
            <text:p>1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09-22" calcext:value-type="date">
            <text:p>22/09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97" calcext:value-type="float">
            <text:p>1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06" calcext:value-type="date">
            <text:p>06/10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1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06" calcext:value-type="date">
            <text:p>06/10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13" calcext:value-type="date">
            <text:p>13/10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7" calcext:value-type="float">
            <text:p>0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13" calcext:value-type="date">
            <text:p>13/10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21" calcext:value-type="date">
            <text:p>21/10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09" calcext:value-type="float">
            <text:p>1.0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21" calcext:value-type="date">
            <text:p>21/10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05" calcext:value-type="float">
            <text:p>1.0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27" calcext:value-type="date">
            <text:p>27/10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9" calcext:value-type="float">
            <text:p>0.8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0-27" calcext:value-type="date">
            <text:p>27/10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1-03" calcext:value-type="date">
            <text:p>03/11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1" calcext:value-type="float">
            <text:p>0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1-03" calcext:value-type="date">
            <text:p>03/11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1-17" calcext:value-type="date">
            <text:p>17/11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7" calcext:value-type="float">
            <text:p>1.1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1-17" calcext:value-type="date">
            <text:p>17/11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1-26" calcext:value-type="date">
            <text:p>26/11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2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1-26" calcext:value-type="date">
            <text:p>26/11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7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01" calcext:value-type="date">
            <text:p>01/12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01" calcext:value-type="date">
            <text:p>01/12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64" calcext:value-type="float">
            <text:p>0.6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08" calcext:value-type="date">
            <text:p>08/12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3" calcext:value-type="float">
            <text:p>0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08" calcext:value-type="date">
            <text:p>08/12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2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15" calcext:value-type="date">
            <text:p>15/12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8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15" calcext:value-type="date">
            <text:p>15/12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22" calcext:value-type="date">
            <text:p>22/12/20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8-12-22" calcext:value-type="date">
            <text:p>22/12/200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05" calcext:value-type="date">
            <text:p>05/01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05" calcext:value-type="date">
            <text:p>05/01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1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13" calcext:value-type="date">
            <text:p>13/01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8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13" calcext:value-type="date">
            <text:p>13/01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21" calcext:value-type="date">
            <text:p>21/01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21" calcext:value-type="date">
            <text:p>21/01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26" calcext:value-type="date">
            <text:p>26/01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1-26" calcext:value-type="date">
            <text:p>26/01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1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2-11" calcext:value-type="date">
            <text:p>11/02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2-11" calcext:value-type="date">
            <text:p>11/02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2-16" calcext:value-type="date">
            <text:p>16/02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2-16" calcext:value-type="date">
            <text:p>16/02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2-23" calcext:value-type="date">
            <text:p>23/02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" calcext:value-type="float">
            <text:p>0.7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2-23" calcext:value-type="date">
            <text:p>23/02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02" calcext:value-type="date">
            <text:p>02/03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02" calcext:value-type="date">
            <text:p>02/03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3" calcext:value-type="float">
            <text:p>0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09" calcext:value-type="date">
            <text:p>09/03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9" calcext:value-type="float">
            <text:p>0.6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09" calcext:value-type="date">
            <text:p>09/03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8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16" calcext:value-type="date">
            <text:p>16/03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7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16" calcext:value-type="date">
            <text:p>16/03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23" calcext:value-type="date">
            <text:p>23/03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2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23" calcext:value-type="date">
            <text:p>23/03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30" calcext:value-type="date">
            <text:p>30/03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8" calcext:value-type="float">
            <text:p>0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3-30" calcext:value-type="date">
            <text:p>30/03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4-14" calcext:value-type="date">
            <text:p>14/04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8" calcext:value-type="float">
            <text:p>1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4-14" calcext:value-type="date">
            <text:p>14/04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43" calcext:value-type="float">
            <text:p>1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4-21" calcext:value-type="date">
            <text:p>21/04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8" calcext:value-type="float">
            <text:p>1.7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4-21" calcext:value-type="date">
            <text:p>21/04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35" calcext:value-type="float">
            <text:p>2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4-27" calcext:value-type="date">
            <text:p>27/04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4-27" calcext:value-type="date">
            <text:p>27/04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44" calcext:value-type="float">
            <text:p>2.4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5-05" calcext:value-type="date">
            <text:p>05/05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7" calcext:value-type="float">
            <text:p>1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5-05" calcext:value-type="date">
            <text:p>05/05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98" calcext:value-type="float">
            <text:p>1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5-13" calcext:value-type="date">
            <text:p>13/05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97" calcext:value-type="float">
            <text:p>2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5-13" calcext:value-type="date">
            <text:p>13/05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.21" calcext:value-type="float">
            <text:p>3.2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5-21" calcext:value-type="date">
            <text:p>21/05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5-21" calcext:value-type="date">
            <text:p>21/05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37" calcext:value-type="float">
            <text:p>2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03" calcext:value-type="date">
            <text:p>03/06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7" calcext:value-type="float">
            <text:p>0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03" calcext:value-type="date">
            <text:p>03/06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16" calcext:value-type="float">
            <text:p>1.1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08" calcext:value-type="date">
            <text:p>08/06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9" calcext:value-type="float">
            <text:p>0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08" calcext:value-type="date">
            <text:p>08/06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2" calcext:value-type="float">
            <text:p>0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15" calcext:value-type="date">
            <text:p>15/06/20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" calcext:value-type="float">
            <text:p>0.7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15" calcext:value-type="date">
            <text:p>15/06/20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22" calcext:value-type="date">
            <text:p>22/06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3" calcext:value-type="float">
            <text:p>0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22" calcext:value-type="date">
            <text:p>22/06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29" calcext:value-type="date">
            <text:p>29/06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3" calcext:value-type="float">
            <text:p>0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6-29" calcext:value-type="date">
            <text:p>29/06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.42" calcext:value-type="float">
            <text:p>2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07" calcext:value-type="date">
            <text:p>07/07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07" calcext:value-type="date">
            <text:p>07/07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.22" calcext:value-type="float">
            <text:p>1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13" calcext:value-type="date">
            <text:p>13/07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1" calcext:value-type="float">
            <text:p>1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13" calcext:value-type="date">
            <text:p>13/07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20" calcext:value-type="date">
            <text:p>20/07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36" calcext:value-type="float">
            <text:p>2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20" calcext:value-type="date">
            <text:p>20/07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27" calcext:value-type="date">
            <text:p>27/07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61" calcext:value-type="float">
            <text:p>2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7-27" calcext:value-type="date">
            <text:p>27/07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.1" calcext:value-type="float">
            <text:p>1.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8-12" calcext:value-type="date">
            <text:p>12/08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8-12" calcext:value-type="date">
            <text:p>12/08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13" calcext:value-type="float">
            <text:p>0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8-17" calcext:value-type="date">
            <text:p>17/08/20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2" calcext:value-type="float">
            <text:p>1.1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8-17" calcext:value-type="date">
            <text:p>17/08/200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91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08-24" calcext:value-type="date">
            <text:p>24/08/2009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8.06666666666667" calcext:value-type="float">
            <text:p>8.07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8-24" calcext:value-type="date">
            <text:p>24/08/2009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3.15733333333333" calcext:value-type="float">
            <text:p>3.16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01" calcext:value-type="date">
            <text:p>01/09/2009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7.10666666666667" calcext:value-type="float">
            <text:p>7.11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01" calcext:value-type="date">
            <text:p>01/09/2009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6.54666666666667" calcext:value-type="float">
            <text:p>6.55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07" calcext:value-type="date">
            <text:p>07/09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58333333333333" calcext:value-type="float">
            <text:p>2.58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07" calcext:value-type="date">
            <text:p>07/09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78666666666667" calcext:value-type="float">
            <text:p>2.79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14" calcext:value-type="date">
            <text:p>14/09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24666666666667" calcext:value-type="float">
            <text:p>2.25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14" calcext:value-type="date">
            <text:p>14/09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15333333333333" calcext:value-type="float">
            <text:p>2.15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22" calcext:value-type="date">
            <text:p>22/09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86" calcext:value-type="float">
            <text:p>1.86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22" calcext:value-type="date">
            <text:p>22/09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09333333333333" calcext:value-type="float">
            <text:p>2.09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28" calcext:value-type="date">
            <text:p>28/09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1333333333333" calcext:value-type="float">
            <text:p>1.71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09-28" calcext:value-type="date">
            <text:p>28/09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2" calcext:value-type="float">
            <text:p>1.52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09-10-07" calcext:value-type="date">
            <text:p>07/10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5933333333333" calcext:value-type="float">
            <text:p>1.1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0-07" calcext:value-type="date">
            <text:p>07/10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3033333333333" calcext:value-type="float">
            <text:p>1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0-12" calcext:value-type="date">
            <text:p>12/10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7" calcext:value-type="float">
            <text:p>1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0-12" calcext:value-type="date">
            <text:p>12/10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8333333333333" calcext:value-type="float">
            <text:p>1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0-19" calcext:value-type="date">
            <text:p>19/10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2" calcext:value-type="float">
            <text:p>1.1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0-19" calcext:value-type="date">
            <text:p>19/10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7" calcext:value-type="float">
            <text:p>1.0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0-26" calcext:value-type="date">
            <text:p>26/10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39666666666667" calcext:value-type="float">
            <text:p>0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0-26" calcext:value-type="date">
            <text:p>26/10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04666666666667" calcext:value-type="float">
            <text:p>0.9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1-09" calcext:value-type="date">
            <text:p>09/11/2009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45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1-09" calcext:value-type="date">
            <text:p>09/11/200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48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01" calcext:value-type="date">
            <text:p>01/12/2009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519333333333333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01" calcext:value-type="date">
            <text:p>01/12/2009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493" calcext:value-type="float">
            <text:p>0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09" calcext:value-type="date">
            <text:p>09/12/2009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499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09" calcext:value-type="date">
            <text:p>09/12/2009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493333333333333" calcext:value-type="float">
            <text:p>0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15" calcext:value-type="date">
            <text:p>15/12/2009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639333333333333" calcext:value-type="float">
            <text:p>0.6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15" calcext:value-type="date">
            <text:p>15/12/2009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518333333333333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21" calcext:value-type="date">
            <text:p>21/12/2009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715666666666667" calcext:value-type="float">
            <text:p>0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09-12-21" calcext:value-type="date">
            <text:p>21/12/2009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723666666666667" calcext:value-type="float">
            <text:p>0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04" calcext:value-type="date">
            <text:p>04/01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73666666666667" calcext:value-type="float">
            <text:p>0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04" calcext:value-type="date">
            <text:p>04/0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50666666666667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11" calcext:value-type="date">
            <text:p>11/01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06333333333333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11" calcext:value-type="date">
            <text:p>11/0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05333333333333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18" calcext:value-type="date">
            <text:p>18/01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09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18" calcext:value-type="date">
            <text:p>18/0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10333333333333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26" calcext:value-type="date">
            <text:p>26/01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11666666666667" calcext:value-type="float">
            <text:p>0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1-26" calcext:value-type="date">
            <text:p>26/0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36333333333333" calcext:value-type="float">
            <text:p>0.6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01" calcext:value-type="date">
            <text:p>01/02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59666666666667" calcext:value-type="float">
            <text:p>0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01" calcext:value-type="date">
            <text:p>01/02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98666666666667" calcext:value-type="float">
            <text:p>0.6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08" calcext:value-type="date">
            <text:p>08/02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67666666666667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08" calcext:value-type="date">
            <text:p>08/02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49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15" calcext:value-type="date">
            <text:p>15/02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76333333333333" calcext:value-type="float">
            <text:p>0.7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15" calcext:value-type="date">
            <text:p>15/02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64666666666667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25" calcext:value-type="date">
            <text:p>25/02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36666666666667" calcext:value-type="float">
            <text:p>0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2-25" calcext:value-type="date">
            <text:p>25/02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91333333333333" calcext:value-type="float">
            <text:p>0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01" calcext:value-type="date">
            <text:p>01/03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57333333333333" calcext:value-type="float">
            <text:p>0.7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01" calcext:value-type="date">
            <text:p>01/03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55" calcext:value-type="float">
            <text:p>0.7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08" calcext:value-type="date">
            <text:p>08/03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19666666666667" calcext:value-type="float">
            <text:p>0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08" calcext:value-type="date">
            <text:p>08/03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16" calcext:value-type="float">
            <text:p>0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15" calcext:value-type="date">
            <text:p>15/03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09333333333333" calcext:value-type="float">
            <text:p>0.8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15" calcext:value-type="date">
            <text:p>15/03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45333333333333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23" calcext:value-type="date">
            <text:p>23/03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16666666666667" calcext:value-type="float">
            <text:p>2.1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3-23" calcext:value-type="date">
            <text:p>23/03/2010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07" calcext:value-type="date">
            <text:p>07/04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8" calcext:value-type="float">
            <text:p>1.1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07" calcext:value-type="date">
            <text:p>07/04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5" calcext:value-type="float">
            <text:p>1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12" calcext:value-type="date">
            <text:p>12/04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6" calcext:value-type="float">
            <text:p>1.6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12" calcext:value-type="date">
            <text:p>12/04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68" calcext:value-type="float">
            <text:p>1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19" calcext:value-type="date">
            <text:p>19/04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66" calcext:value-type="float">
            <text:p>1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19" calcext:value-type="date">
            <text:p>19/04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69" calcext:value-type="float">
            <text:p>2.6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26" calcext:value-type="date">
            <text:p>26/04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7933333333333" calcext:value-type="float">
            <text:p>1.0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4-26" calcext:value-type="date">
            <text:p>26/04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2333333333333" calcext:value-type="float">
            <text:p>1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04" calcext:value-type="date">
            <text:p>04/05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28666666666667" calcext:value-type="float">
            <text:p>2.2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04" calcext:value-type="date">
            <text:p>04/05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6" calcext:value-type="float">
            <text:p>1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10" calcext:value-type="date">
            <text:p>10/05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20333333333333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10" calcext:value-type="date">
            <text:p>10/05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57" calcext:value-type="float">
            <text:p>0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17" calcext:value-type="date">
            <text:p>17/05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4366666666667" calcext:value-type="float">
            <text:p>1.1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17" calcext:value-type="date">
            <text:p>17/05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3666666666667" calcext:value-type="float">
            <text:p>1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24" calcext:value-type="date">
            <text:p>24/05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69333333333333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5-24" calcext:value-type="date">
            <text:p>24/05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22666666666667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02" calcext:value-type="date">
            <text:p>02/06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63" calcext:value-type="float">
            <text:p>0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02" calcext:value-type="date">
            <text:p>02/06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91" calcext:value-type="float">
            <text:p>0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07" calcext:value-type="date">
            <text:p>07/06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73333333333333" calcext:value-type="float">
            <text:p>0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07" calcext:value-type="date">
            <text:p>07/06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54333333333333" calcext:value-type="float">
            <text:p>0.2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14" calcext:value-type="date">
            <text:p>14/06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23" calcext:value-type="float">
            <text:p>0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14" calcext:value-type="date">
            <text:p>14/06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32666666666667" calcext:value-type="float">
            <text:p>0.2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21" calcext:value-type="date">
            <text:p>21/06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85666666666667" calcext:value-type="float">
            <text:p>0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21" calcext:value-type="date">
            <text:p>21/06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49333333333333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29" calcext:value-type="date">
            <text:p>29/06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81333333333333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6-29" calcext:value-type="date">
            <text:p>29/06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89666666666667" calcext:value-type="float">
            <text:p>0.2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06" calcext:value-type="date">
            <text:p>06/07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83333333333333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06" calcext:value-type="date">
            <text:p>06/07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61666666666667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12" calcext:value-type="date">
            <text:p>12/07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45333333333333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12" calcext:value-type="date">
            <text:p>12/07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42666666666667" calcext:value-type="float">
            <text:p>0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19" calcext:value-type="date">
            <text:p>19/07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12" calcext:value-type="float">
            <text:p>1.1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19" calcext:value-type="date">
            <text:p>19/07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.34666666666667" calcext:value-type="float">
            <text:p>1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26" calcext:value-type="date">
            <text:p>26/07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25333333333333" calcext:value-type="float">
            <text:p>1.2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7-26" calcext:value-type="date">
            <text:p>26/07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.42333333333333" calcext:value-type="float">
            <text:p>1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03" calcext:value-type="date">
            <text:p>03/08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518333333333333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03" calcext:value-type="date">
            <text:p>03/08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542333333333333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11" calcext:value-type="date">
            <text:p>11/08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746333333333333" calcext:value-type="float">
            <text:p>0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11" calcext:value-type="date">
            <text:p>11/08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889666666666667" calcext:value-type="float">
            <text:p>0.8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16" calcext:value-type="date">
            <text:p>16/08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51333333333333" calcext:value-type="float">
            <text:p>1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16" calcext:value-type="date">
            <text:p>16/08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.70333333333333" calcext:value-type="float">
            <text:p>1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31" calcext:value-type="date">
            <text:p>31/08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.13" calcext:value-type="float">
            <text:p>2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8-31" calcext:value-type="date">
            <text:p>31/08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2.02" calcext:value-type="float">
            <text:p>2.0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02" calcext:value-type="date">
            <text:p>02/09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3.7" calcext:value-type="float">
            <text:p>3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02" calcext:value-type="date">
            <text:p>02/09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2.98666666666667" calcext:value-type="float">
            <text:p>2.9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06" calcext:value-type="date">
            <text:p>06/09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18333333333333" calcext:value-type="float">
            <text:p>1.1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06" calcext:value-type="date">
            <text:p>06/09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.23333333333333" calcext:value-type="float">
            <text:p>1.2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13" calcext:value-type="date">
            <text:p>13/09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77333333333333" calcext:value-type="float">
            <text:p>1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13" calcext:value-type="date">
            <text:p>13/09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.75" calcext:value-type="float">
            <text:p>1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20" calcext:value-type="date">
            <text:p>20/09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96333333333333" calcext:value-type="float">
            <text:p>1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20" calcext:value-type="date">
            <text:p>20/09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.57666666666667" calcext:value-type="float">
            <text:p>1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27" calcext:value-type="date">
            <text:p>27/09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43" calcext:value-type="float">
            <text:p>1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09-27" calcext:value-type="date">
            <text:p>27/09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.46333333333333" calcext:value-type="float">
            <text:p>1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04" calcext:value-type="date">
            <text:p>04/10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96" calcext:value-type="float">
            <text:p>1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04" calcext:value-type="date">
            <text:p>04/10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664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13" calcext:value-type="date">
            <text:p>13/10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702" calcext:value-type="float">
            <text:p>0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13" calcext:value-type="date">
            <text:p>13/10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69" calcext:value-type="float">
            <text:p>0.6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18" calcext:value-type="date">
            <text:p>18/10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836" calcext:value-type="float">
            <text:p>0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18" calcext:value-type="date">
            <text:p>18/10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672666666666667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25" calcext:value-type="date">
            <text:p>25/10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601" calcext:value-type="float">
            <text:p>0.6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0-25" calcext:value-type="date">
            <text:p>25/10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617333333333333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0" office:value-type="date" office:date-value="2010-11-01" calcext:value-type="date">
            <text:p>01/11/201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0" office:value-type="date" office:date-value="2010-11-01" calcext:value-type="date">
            <text:p>01/11/2010</text:p>
          </table:table-cell>
          <table:table-cell table:style-name="ce12" office:value-type="float" office:value="10" calcext:value-type="float">
            <text:p>10</text:p>
          </table:table-cell>
          <table:table-cell table:style-name="ce9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10" calcext:value-type="date">
            <text:p>10/11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555666666666667" calcext:value-type="float">
            <text:p>0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10" calcext:value-type="date">
            <text:p>10/1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521333333333333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16" calcext:value-type="date">
            <text:p>16/11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310666666666667" calcext:value-type="float">
            <text:p>0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16" calcext:value-type="date">
            <text:p>16/1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313666666666667" calcext:value-type="float">
            <text:p>0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22" calcext:value-type="date">
            <text:p>22/11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362" calcext:value-type="float">
            <text:p>0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22" calcext:value-type="date">
            <text:p>22/1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278333333333333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30" calcext:value-type="date">
            <text:p>30/11/20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28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1-30" calcext:value-type="date">
            <text:p>30/11/2010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304" calcext:value-type="float">
            <text:p>0.3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2-06" calcext:value-type="date">
            <text:p>06/12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62666666666667" calcext:value-type="float">
            <text:p>0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2-06" calcext:value-type="date">
            <text:p>06/12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53666666666667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2-13" calcext:value-type="date">
            <text:p>13/12/201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35666666666667" calcext:value-type="float">
            <text:p>0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0-12-13" calcext:value-type="date">
            <text:p>13/12/2010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36" calcext:value-type="float">
            <text:p>0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06" calcext:value-type="date">
            <text:p>06/0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33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06" calcext:value-type="date">
            <text:p>06/0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81666666666667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17" calcext:value-type="date">
            <text:p>17/0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17" calcext:value-type="date">
            <text:p>17/0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25" calcext:value-type="date">
            <text:p>25/0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34666666666667" calcext:value-type="float">
            <text:p>0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25" calcext:value-type="date">
            <text:p>25/0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46333333333333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31" calcext:value-type="date">
            <text:p>31/0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02333333333333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1-31" calcext:value-type="date">
            <text:p>31/0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86" calcext:value-type="float">
            <text:p>0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08" calcext:value-type="date">
            <text:p>08/02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82666666666667" calcext:value-type="float">
            <text:p>0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08" calcext:value-type="date">
            <text:p>08/02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01666666666667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14" calcext:value-type="date">
            <text:p>14/02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77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14" calcext:value-type="date">
            <text:p>14/02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22" calcext:value-type="date">
            <text:p>22/02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78333333333333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22" calcext:value-type="date">
            <text:p>22/02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21" calcext:value-type="float">
            <text:p>0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28" calcext:value-type="date">
            <text:p>28/02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72666666666667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2-28" calcext:value-type="date">
            <text:p>28/02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01333333333333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07" calcext:value-type="date">
            <text:p>07/03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17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07" calcext:value-type="date">
            <text:p>07/03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69333333333333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14" calcext:value-type="date">
            <text:p>14/03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42666666666667" calcext:value-type="float">
            <text:p>1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14" calcext:value-type="date">
            <text:p>14/03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5" calcext:value-type="float">
            <text:p>1.1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22" calcext:value-type="date">
            <text:p>22/03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51666666666667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22" calcext:value-type="date">
            <text:p>22/03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13333333333333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28" calcext:value-type="date">
            <text:p>28/03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68666666666667" calcext:value-type="float">
            <text:p>0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3-28" calcext:value-type="date">
            <text:p>28/03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5333333333333" calcext:value-type="float">
            <text:p>1.1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04" calcext:value-type="date">
            <text:p>04/04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6.18333333333333" calcext:value-type="float">
            <text:p>6.1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04" calcext:value-type="date">
            <text:p>04/04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4.45666666666667" calcext:value-type="float">
            <text:p>4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11" calcext:value-type="date">
            <text:p>11/04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11" calcext:value-type="date">
            <text:p>11/04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18" calcext:value-type="date">
            <text:p>18/04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51333333333333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18" calcext:value-type="date">
            <text:p>18/04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98333333333333" calcext:value-type="float">
            <text:p>0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26" calcext:value-type="date">
            <text:p>26/04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24333333333333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4-26" calcext:value-type="date">
            <text:p>26/04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39333333333333" calcext:value-type="float">
            <text:p>0.6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5-11" calcext:value-type="date">
            <text:p>11/05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93333333333333" calcext:value-type="float">
            <text:p>0.9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5-11" calcext:value-type="date">
            <text:p>11/05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6333333333333" calcext:value-type="float">
            <text:p>1.1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5-16" calcext:value-type="date">
            <text:p>16/05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88666666666667" calcext:value-type="float">
            <text:p>0.6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5-16" calcext:value-type="date">
            <text:p>16/05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40666666666667" calcext:value-type="float">
            <text:p>0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5-24" calcext:value-type="date">
            <text:p>24/05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05" calcext:value-type="float">
            <text:p>2.0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5-24" calcext:value-type="date">
            <text:p>24/05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24" calcext:value-type="float">
            <text:p>2.2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01" calcext:value-type="date">
            <text:p>01/06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3666666666667" calcext:value-type="float">
            <text:p>1.0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01" calcext:value-type="date">
            <text:p>01/06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5333333333333" calcext:value-type="float">
            <text:p>1.0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06" calcext:value-type="date">
            <text:p>06/06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22666666666667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06" calcext:value-type="date">
            <text:p>06/06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72333333333333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14" calcext:value-type="date">
            <text:p>14/06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40666666666667" calcext:value-type="float">
            <text:p>0.9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14" calcext:value-type="date">
            <text:p>14/06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9" calcext:value-type="float">
            <text:p>1.0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20" calcext:value-type="date">
            <text:p>20/06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3" calcext:value-type="float">
            <text:p>1.7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20" calcext:value-type="date">
            <text:p>20/06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12333333333333" calcext:value-type="float">
            <text:p>2.1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27" calcext:value-type="date">
            <text:p>27/06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7" calcext:value-type="float">
            <text:p>1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6-27" calcext:value-type="date">
            <text:p>27/06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62666666666667" calcext:value-type="float">
            <text:p>1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7-04" calcext:value-type="date">
            <text:p>04/07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7" calcext:value-type="float">
            <text:p>0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7-04" calcext:value-type="date">
            <text:p>04/07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69666666666667" calcext:value-type="float">
            <text:p>1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7-11" calcext:value-type="date">
            <text:p>11/07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38" calcext:value-type="float">
            <text:p>0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7-11" calcext:value-type="date">
            <text:p>11/07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92" calcext:value-type="float">
            <text:p>0.9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7-19" calcext:value-type="date">
            <text:p>19/07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8666666666667" calcext:value-type="float">
            <text:p>1.5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7-19" calcext:value-type="date">
            <text:p>19/07/2011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01" calcext:value-type="date">
            <text:p>01/08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81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01" calcext:value-type="date">
            <text:p>01/08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62333333333333" calcext:value-type="float">
            <text:p>0.7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08" calcext:value-type="date">
            <text:p>08/08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93666666666667" calcext:value-type="float">
            <text:p>1.9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08" calcext:value-type="date">
            <text:p>08/08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23" calcext:value-type="float">
            <text:p>2.2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15" calcext:value-type="date">
            <text:p>15/08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2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15" calcext:value-type="date">
            <text:p>15/08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28666666666667" calcext:value-type="float">
            <text:p>0.7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22" calcext:value-type="date">
            <text:p>22/08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88333333333333" calcext:value-type="float">
            <text:p>0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22" calcext:value-type="date">
            <text:p>22/08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56333333333333" calcext:value-type="float">
            <text:p>2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30" calcext:value-type="date">
            <text:p>30/08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2666666666667" calcext:value-type="float">
            <text:p>1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8-30" calcext:value-type="date">
            <text:p>30/08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4666666666667" calcext:value-type="float">
            <text:p>1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9-15" calcext:value-type="date">
            <text:p>15/09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1" calcext:value-type="float">
            <text:p>1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9-15" calcext:value-type="date">
            <text:p>15/09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" calcext:value-type="float">
            <text:p>1.3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9-19" calcext:value-type="date">
            <text:p>19/09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0333333333333" calcext:value-type="float">
            <text:p>1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9-19" calcext:value-type="date">
            <text:p>19/09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66666666666667" calcext:value-type="float">
            <text:p>0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9-26" calcext:value-type="date">
            <text:p>26/09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94666666666667" calcext:value-type="float">
            <text:p>1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09-26" calcext:value-type="date">
            <text:p>26/09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65333333333333" calcext:value-type="float">
            <text:p>1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03" calcext:value-type="date">
            <text:p>03/10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03" calcext:value-type="date">
            <text:p>03/10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12" calcext:value-type="date">
            <text:p>12/10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82333333333333" calcext:value-type="float">
            <text:p>0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12" calcext:value-type="date">
            <text:p>12/10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53666666666667" calcext:value-type="float">
            <text:p>0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17" calcext:value-type="date">
            <text:p>17/10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491" calcext:value-type="float">
            <text:p>1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17" calcext:value-type="date">
            <text:p>17/10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12" calcext:value-type="float">
            <text:p>2.1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25" calcext:value-type="date">
            <text:p>25/10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78333333333333" calcext:value-type="float">
            <text:p>0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0-25" calcext:value-type="date">
            <text:p>25/10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4666666666667" calcext:value-type="float">
            <text:p>1.0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01" calcext:value-type="date">
            <text:p>01/1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4" calcext:value-type="float">
            <text:p>1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01" calcext:value-type="date">
            <text:p>01/1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9" calcext:value-type="float">
            <text:p>1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08" calcext:value-type="date">
            <text:p>08/1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24666666666667" calcext:value-type="float">
            <text:p>0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08" calcext:value-type="date">
            <text:p>08/1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79333333333333" calcext:value-type="float">
            <text:p>0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16" calcext:value-type="date">
            <text:p>16/1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19" calcext:value-type="float">
            <text:p>0.9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16" calcext:value-type="date">
            <text:p>16/1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63" calcext:value-type="float">
            <text:p>0.8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21" calcext:value-type="date">
            <text:p>21/11/201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54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1-11-21" calcext:value-type="date">
            <text:p>21/11/2011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80333333333333" calcext:value-type="float">
            <text:p>0.7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09" calcext:value-type="date">
            <text:p>09/01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73333333333333" calcext:value-type="float">
            <text:p>0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09" calcext:value-type="date">
            <text:p>09/01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76" calcext:value-type="float">
            <text:p>0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16" calcext:value-type="date">
            <text:p>16/01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2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16" calcext:value-type="date">
            <text:p>16/01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23333333333333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23" calcext:value-type="date">
            <text:p>23/01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88333333333333" calcext:value-type="float">
            <text:p>0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23" calcext:value-type="date">
            <text:p>23/01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79333333333333" calcext:value-type="float">
            <text:p>0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30" calcext:value-type="date">
            <text:p>30/01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55333333333333" calcext:value-type="float">
            <text:p>0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1-30" calcext:value-type="date">
            <text:p>30/01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18" calcext:value-type="float">
            <text:p>0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2-07" calcext:value-type="date">
            <text:p>07/02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13333333333333" calcext:value-type="float">
            <text:p>0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2-07" calcext:value-type="date">
            <text:p>07/02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22666666666667" calcext:value-type="float">
            <text:p>0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2-13" calcext:value-type="date">
            <text:p>13/02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01333333333333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2-13" calcext:value-type="date">
            <text:p>13/02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04666666666667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2-20" calcext:value-type="date">
            <text:p>20/02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05666666666667" calcext:value-type="float">
            <text:p>0.61</text:p>
          </table:table-cell>
          <table:table-cell table:style-name="ce9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12-02-20" calcext:value-type="date">
            <text:p>20/02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21666666666667" calcext:value-type="float">
            <text:p>0.62</text:p>
          </table:table-cell>
          <table:table-cell table:style-name="ce9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12-02-27" calcext:value-type="date">
            <text:p>27/02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83333333333333" calcext:value-type="float">
            <text:p>0.68</text:p>
          </table:table-cell>
          <table:table-cell table:style-name="ce9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12-02-27" calcext:value-type="date">
            <text:p>27/02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07666666666667" calcext:value-type="float">
            <text:p>0.71</text:p>
          </table:table-cell>
          <table:table-cell table:style-name="ce9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12-03-06" calcext:value-type="date">
            <text:p>06/03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25666666666667" calcext:value-type="float">
            <text:p>1.26</text:p>
          </table:table-cell>
          <table:table-cell table:style-name="ce9"/>
          <table:table-cell table:style-name="ce14"/>
          <table:table-cell table:number-columns-repeated="1019"/>
        </table:table-row>
        <table:table-row table:style-name="ro1">
          <table:table-cell table:style-name="ce13" office:value-type="date" office:date-value="2012-03-06" calcext:value-type="date">
            <text:p>06/03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3666666666667" calcext:value-type="float">
            <text:p>1.4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3-13" calcext:value-type="date">
            <text:p>13/03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64666666666667" calcext:value-type="float">
            <text:p>0.8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3-13" calcext:value-type="date">
            <text:p>13/03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03" calcext:value-type="float">
            <text:p>0.9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3-19" calcext:value-type="date">
            <text:p>19/03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6666666666667" calcext:value-type="float">
            <text:p>1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3-19" calcext:value-type="date">
            <text:p>19/03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64666666666667" calcext:value-type="float">
            <text:p>1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3-26" calcext:value-type="date">
            <text:p>26/03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6666666666667" calcext:value-type="float">
            <text:p>1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3-26" calcext:value-type="date">
            <text:p>26/03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76666666666667" calcext:value-type="float">
            <text:p>1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02" calcext:value-type="date">
            <text:p>02/04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4.34666666666667" calcext:value-type="float">
            <text:p>4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02" calcext:value-type="date">
            <text:p>02/04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4.02666666666667" calcext:value-type="float">
            <text:p>4.0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10" calcext:value-type="date">
            <text:p>10/04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5.52666666666667" calcext:value-type="float">
            <text:p>5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10" calcext:value-type="date">
            <text:p>10/04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5.41333333333333" calcext:value-type="float">
            <text:p>5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16" calcext:value-type="date">
            <text:p>16/04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61333333333333" calcext:value-type="float">
            <text:p>3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16" calcext:value-type="date">
            <text:p>16/04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92" calcext:value-type="float">
            <text:p>3.9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24" calcext:value-type="date">
            <text:p>24/04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73" calcext:value-type="float">
            <text:p>2.7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4-24" calcext:value-type="date">
            <text:p>24/04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38" calcext:value-type="float">
            <text:p>3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01" calcext:value-type="date">
            <text:p>01/05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12" calcext:value-type="float">
            <text:p>2.1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01" calcext:value-type="date">
            <text:p>01/05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38" calcext:value-type="float">
            <text:p>2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08" calcext:value-type="date">
            <text:p>08/05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3" calcext:value-type="float">
            <text:p>1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08" calcext:value-type="date">
            <text:p>08/05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3" calcext:value-type="float">
            <text:p>0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14" calcext:value-type="date">
            <text:p>14/05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51" calcext:value-type="float">
            <text:p>2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14" calcext:value-type="date">
            <text:p>14/05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63" calcext:value-type="float">
            <text:p>3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21" calcext:value-type="date">
            <text:p>21/05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45" calcext:value-type="float">
            <text:p>2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21" calcext:value-type="date">
            <text:p>21/05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02" calcext:value-type="float">
            <text:p>3.0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28" calcext:value-type="date">
            <text:p>28/05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27" calcext:value-type="float">
            <text:p>3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5-28" calcext:value-type="date">
            <text:p>28/05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4" calcext:value-type="float">
            <text:p>1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6-11" calcext:value-type="date">
            <text:p>11/06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13" calcext:value-type="float">
            <text:p>3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6-11" calcext:value-type="date">
            <text:p>11/06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4.17" calcext:value-type="float">
            <text:p>4.1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6-18" calcext:value-type="date">
            <text:p>18/06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2" calcext:value-type="float">
            <text:p>1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6-18" calcext:value-type="date">
            <text:p>18/06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81" calcext:value-type="float">
            <text:p>1.8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6-25" calcext:value-type="date">
            <text:p>25/06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45333333333333" calcext:value-type="float">
            <text:p>2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6-25" calcext:value-type="date">
            <text:p>25/06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27666666666667" calcext:value-type="float">
            <text:p>2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02" calcext:value-type="date">
            <text:p>02/07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9333333333333" calcext:value-type="float">
            <text:p>1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02" calcext:value-type="date">
            <text:p>02/07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2666666666667" calcext:value-type="float">
            <text:p>1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09" calcext:value-type="date">
            <text:p>09/07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48333333333333" calcext:value-type="float">
            <text:p>1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09" calcext:value-type="date">
            <text:p>09/07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2" calcext:value-type="float">
            <text:p>1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16" calcext:value-type="date">
            <text:p>16/07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32666666666666" calcext:value-type="float">
            <text:p>0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16" calcext:value-type="date">
            <text:p>16/07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3166666666667" calcext:value-type="float">
            <text:p>1.0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30" calcext:value-type="date">
            <text:p>30/07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04666666666667" calcext:value-type="float">
            <text:p>2.0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7-30" calcext:value-type="date">
            <text:p>30/07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53666666666667" calcext:value-type="float">
            <text:p>2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8-06" calcext:value-type="date">
            <text:p>06/08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61333333333333" calcext:value-type="float">
            <text:p>1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8-06" calcext:value-type="date">
            <text:p>06/08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31666666666667" calcext:value-type="float">
            <text:p>0.7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8-14" calcext:value-type="date">
            <text:p>14/08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7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8-14" calcext:value-type="date">
            <text:p>14/08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48666666666667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8-20" calcext:value-type="date">
            <text:p>20/08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9833333333333" calcext:value-type="float">
            <text:p>1.1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8-20" calcext:value-type="date">
            <text:p>20/08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82666666666667" calcext:value-type="float">
            <text:p>0.8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03" calcext:value-type="date">
            <text:p>03/09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26666666666667" calcext:value-type="float">
            <text:p>3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03" calcext:value-type="date">
            <text:p>03/09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4.90666666666667" calcext:value-type="float">
            <text:p>4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10" calcext:value-type="date">
            <text:p>10/09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82" calcext:value-type="float">
            <text:p>0.7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10" calcext:value-type="date">
            <text:p>10/09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86333333333333" calcext:value-type="float">
            <text:p>0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17" calcext:value-type="date">
            <text:p>17/09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3666666666667" calcext:value-type="float">
            <text:p>1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17" calcext:value-type="date">
            <text:p>17/09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8" calcext:value-type="float">
            <text:p>1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26" calcext:value-type="date">
            <text:p>26/09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2" calcext:value-type="float">
            <text:p>1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09-26" calcext:value-type="date">
            <text:p>26/09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1666666666667" calcext:value-type="float">
            <text:p>1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08" calcext:value-type="date">
            <text:p>08/10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99666666666667" calcext:value-type="float">
            <text:p>2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08" calcext:value-type="date">
            <text:p>08/10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1" calcext:value-type="float">
            <text:p>2.1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15" calcext:value-type="date">
            <text:p>15/10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7666666666667" calcext:value-type="float">
            <text:p>1.0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15" calcext:value-type="date">
            <text:p>15/10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34" calcext:value-type="float">
            <text:p>0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22" calcext:value-type="date">
            <text:p>22/10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06" calcext:value-type="float">
            <text:p>0.7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22" calcext:value-type="date">
            <text:p>22/10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30" calcext:value-type="date">
            <text:p>30/10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77333333333333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0-30" calcext:value-type="date">
            <text:p>30/10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57333333333333" calcext:value-type="float">
            <text:p>0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1-05" calcext:value-type="date">
            <text:p>05/11/20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32" calcext:value-type="float">
            <text:p>0.8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1-05" calcext:value-type="date">
            <text:p>05/11/2012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11" calcext:value-type="float">
            <text:p>0.8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1-14" calcext:value-type="date">
            <text:p>14/11/201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66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1-14" calcext:value-type="date">
            <text:p>14/11/2012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61" calcext:value-type="float">
            <text:p>0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1-28" calcext:value-type="date">
            <text:p>28/11/201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47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1-28" calcext:value-type="date">
            <text:p>28/11/2012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4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2-05" calcext:value-type="date">
            <text:p>05/12/201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6" calcext:value-type="float">
            <text:p>0.6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2-05" calcext:value-type="date">
            <text:p>05/12/2012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47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2-10" calcext:value-type="date">
            <text:p>10/12/201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62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2-10" calcext:value-type="date">
            <text:p>10/12/2012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61" calcext:value-type="float">
            <text:p>0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2-18" calcext:value-type="date">
            <text:p>18/12/201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55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2-12-18" calcext:value-type="date">
            <text:p>18/12/2012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58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1-09" calcext:value-type="date">
            <text:p>09/01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65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1-09" calcext:value-type="date">
            <text:p>09/01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5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1-14" calcext:value-type="date">
            <text:p>14/01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35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1-14" calcext:value-type="date">
            <text:p>14/01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38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1-21" calcext:value-type="date">
            <text:p>21/01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33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1-21" calcext:value-type="date">
            <text:p>21/01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33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07" calcext:value-type="date">
            <text:p>07/02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36" calcext:value-type="float">
            <text:p>0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07" calcext:value-type="date">
            <text:p>07/02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37" calcext:value-type="float">
            <text:p>0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11" calcext:value-type="date">
            <text:p>11/02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11" calcext:value-type="date">
            <text:p>11/02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47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19" calcext:value-type="date">
            <text:p>19/02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41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19" calcext:value-type="date">
            <text:p>19/02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41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25" calcext:value-type="date">
            <text:p>25/02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41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2-25" calcext:value-type="date">
            <text:p>25/02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39" calcext:value-type="float">
            <text:p>0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04" calcext:value-type="date">
            <text:p>04/03/2013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04" calcext:value-type="date">
            <text:p>04/03/2013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13" calcext:value-type="date">
            <text:p>13/03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63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13" calcext:value-type="date">
            <text:p>13/03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33" calcext:value-type="float">
            <text:p>0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19" calcext:value-type="date">
            <text:p>19/03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9333333333333" calcext:value-type="float">
            <text:p>1.0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19" calcext:value-type="date">
            <text:p>19/03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1" calcext:value-type="float">
            <text:p>1.1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25" calcext:value-type="date">
            <text:p>25/03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77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3-25" calcext:value-type="date">
            <text:p>25/03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41666666666667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03" calcext:value-type="date">
            <text:p>03/04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5666666666667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03" calcext:value-type="date">
            <text:p>03/04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36666666666667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09" calcext:value-type="date">
            <text:p>09/04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47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09" calcext:value-type="date">
            <text:p>09/04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74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22" calcext:value-type="date">
            <text:p>22/04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6333333333333" calcext:value-type="float">
            <text:p>1.0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22" calcext:value-type="date">
            <text:p>22/04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67666666666667" calcext:value-type="float">
            <text:p>0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29" calcext:value-type="date">
            <text:p>29/04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47333333333333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4-29" calcext:value-type="date">
            <text:p>29/04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21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07" calcext:value-type="date">
            <text:p>07/05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34" calcext:value-type="float">
            <text:p>3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07" calcext:value-type="date">
            <text:p>07/05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11333333333333" calcext:value-type="float">
            <text:p>3.1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15" calcext:value-type="date">
            <text:p>15/05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15" calcext:value-type="float">
            <text:p>3.1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15" calcext:value-type="date">
            <text:p>15/05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24666666666667" calcext:value-type="float">
            <text:p>3.2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20" calcext:value-type="date">
            <text:p>20/05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06666666666667" calcext:value-type="float">
            <text:p>2.0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20" calcext:value-type="date">
            <text:p>20/05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0666666666667" calcext:value-type="float">
            <text:p>1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29" calcext:value-type="date">
            <text:p>29/05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65333333333333" calcext:value-type="float">
            <text:p>2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5-29" calcext:value-type="date">
            <text:p>29/05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28666666666667" calcext:value-type="float">
            <text:p>3.2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03" calcext:value-type="date">
            <text:p>03/06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83333333333333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03" calcext:value-type="date">
            <text:p>03/06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96666666666667" calcext:value-type="float">
            <text:p>0.3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10" calcext:value-type="date">
            <text:p>10/06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04666666666667" calcext:value-type="float">
            <text:p>0.1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10" calcext:value-type="date">
            <text:p>10/06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135333333333333" calcext:value-type="float">
            <text:p>0.1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17" calcext:value-type="date">
            <text:p>17/06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3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17" calcext:value-type="date">
            <text:p>17/06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39666666666667" calcext:value-type="float">
            <text:p>0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24" calcext:value-type="date">
            <text:p>24/06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41666666666667" calcext:value-type="float">
            <text:p>0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6-24" calcext:value-type="date">
            <text:p>24/06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28333333333333" calcext:value-type="float">
            <text:p>0.8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01" calcext:value-type="date">
            <text:p>01/07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26333333333333" calcext:value-type="float">
            <text:p>1.2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01" calcext:value-type="date">
            <text:p>01/07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1666666666667" calcext:value-type="float">
            <text:p>1.9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08" calcext:value-type="date">
            <text:p>08/07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59" calcext:value-type="float">
            <text:p>0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08" calcext:value-type="date">
            <text:p>08/07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69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15" calcext:value-type="date">
            <text:p>15/07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39666666666667" calcext:value-type="float">
            <text:p>0.4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15" calcext:value-type="date">
            <text:p>15/07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99" calcext:value-type="float">
            <text:p>0.8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22" calcext:value-type="date">
            <text:p>22/07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9" calcext:value-type="float">
            <text:p>0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22" calcext:value-type="date">
            <text:p>22/07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2" calcext:value-type="float">
            <text:p>0.8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30" calcext:value-type="date">
            <text:p>30/07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9" calcext:value-type="float">
            <text:p>0.9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7-30" calcext:value-type="date">
            <text:p>30/07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13" calcext:value-type="float">
            <text:p>1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06" calcext:value-type="date">
            <text:p>06/08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06" calcext:value-type="date">
            <text:p>06/08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93" calcext:value-type="float">
            <text:p>0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12" calcext:value-type="date">
            <text:p>12/08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49" calcext:value-type="float">
            <text:p>2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12" calcext:value-type="date">
            <text:p>12/08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.17" calcext:value-type="float">
            <text:p>4.1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19" calcext:value-type="date">
            <text:p>19/08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19" calcext:value-type="date">
            <text:p>19/08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46" calcext:value-type="float">
            <text:p>1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27" calcext:value-type="date">
            <text:p>27/08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6" calcext:value-type="float">
            <text:p>1.1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8-27" calcext:value-type="date">
            <text:p>27/08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11" calcext:value-type="float">
            <text:p>2.1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02" calcext:value-type="date">
            <text:p>02/09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2" calcext:value-type="float">
            <text:p>1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02" calcext:value-type="date">
            <text:p>02/09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98" calcext:value-type="float">
            <text:p>1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09" calcext:value-type="date">
            <text:p>09/09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6" calcext:value-type="float">
            <text:p>0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09" calcext:value-type="date">
            <text:p>09/09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21" calcext:value-type="float">
            <text:p>1.2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17" calcext:value-type="date">
            <text:p>17/09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8" calcext:value-type="float">
            <text:p>1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17" calcext:value-type="date">
            <text:p>17/09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09" calcext:value-type="float">
            <text:p>2.0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23" calcext:value-type="date">
            <text:p>23/09/20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23" calcext:value-type="date">
            <text:p>23/09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30" calcext:value-type="date">
            <text:p>30/09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09-30" calcext:value-type="date">
            <text:p>30/09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14" calcext:value-type="float">
            <text:p>1.1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0-07" calcext:value-type="date">
            <text:p>07/10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0-07" calcext:value-type="date">
            <text:p>07/10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7" calcext:value-type="float">
            <text:p>1.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0-14" calcext:value-type="date">
            <text:p>14/10/20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0-14" calcext:value-type="date">
            <text:p>14/10/20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37" calcext:value-type="float">
            <text:p>1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0-30" calcext:value-type="date">
            <text:p>30/10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94666666666667" calcext:value-type="float">
            <text:p>0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0-30" calcext:value-type="date">
            <text:p>30/10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97333333333333" calcext:value-type="float">
            <text:p>0.9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04" calcext:value-type="date">
            <text:p>04/11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04333333333333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04" calcext:value-type="date">
            <text:p>04/11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67666666666667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11" calcext:value-type="date">
            <text:p>11/11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77666666666667" calcext:value-type="float">
            <text:p>0.7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11" calcext:value-type="date">
            <text:p>11/11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41" calcext:value-type="float">
            <text:p>0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18" calcext:value-type="date">
            <text:p>18/11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07333333333333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18" calcext:value-type="date">
            <text:p>18/11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86" calcext:value-type="float">
            <text:p>0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25" calcext:value-type="date">
            <text:p>25/11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66666666666667" calcext:value-type="float">
            <text:p>0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1-25" calcext:value-type="date">
            <text:p>25/11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27333333333333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2-02" calcext:value-type="date">
            <text:p>02/12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81333333333333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2-02" calcext:value-type="date">
            <text:p>02/12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25666666666667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2-09" calcext:value-type="date">
            <text:p>09/12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33333333333333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2-09" calcext:value-type="date">
            <text:p>09/12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04333333333333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2-17" calcext:value-type="date">
            <text:p>17/12/20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0666666666667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3-12-17" calcext:value-type="date">
            <text:p>17/12/2013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73" calcext:value-type="float">
            <text:p>0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1-14" calcext:value-type="date">
            <text:p>14/01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52666666666667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1-14" calcext:value-type="date">
            <text:p>14/01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80666666666667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1-20" calcext:value-type="date">
            <text:p>20/01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24333333333333" calcext:value-type="float">
            <text:p>0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1-20" calcext:value-type="date">
            <text:p>20/01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10333333333333" calcext:value-type="float">
            <text:p>0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1-29" calcext:value-type="date">
            <text:p>29/01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09333333333333" calcext:value-type="float">
            <text:p>0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1-29" calcext:value-type="date">
            <text:p>29/01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98666666666667" calcext:value-type="float">
            <text:p>0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2-10" calcext:value-type="date">
            <text:p>10/02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57333333333333" calcext:value-type="float">
            <text:p>0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2-10" calcext:value-type="date">
            <text:p>10/02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57333333333333" calcext:value-type="float">
            <text:p>0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2-18" calcext:value-type="date">
            <text:p>18/02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65" calcext:value-type="float">
            <text:p>0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2-18" calcext:value-type="date">
            <text:p>18/02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80333333333333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05" calcext:value-type="date">
            <text:p>05/03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48333333333333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05" calcext:value-type="date">
            <text:p>05/03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76" calcext:value-type="float">
            <text:p>0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11" calcext:value-type="date">
            <text:p>11/03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38333333333333" calcext:value-type="float">
            <text:p>0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11" calcext:value-type="date">
            <text:p>11/03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57333333333333" calcext:value-type="float">
            <text:p>0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17" calcext:value-type="date">
            <text:p>17/03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80333333333333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17" calcext:value-type="date">
            <text:p>17/03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20333333333333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25" calcext:value-type="date">
            <text:p>25/03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05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25" calcext:value-type="date">
            <text:p>25/03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11666666666667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31" calcext:value-type="date">
            <text:p>31/03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06666666666667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3-31" calcext:value-type="date">
            <text:p>31/03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73333333333333" calcext:value-type="float">
            <text:p>0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09" calcext:value-type="date">
            <text:p>09/04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02666666666667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09" calcext:value-type="date">
            <text:p>09/04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83666666666667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14" calcext:value-type="date">
            <text:p>14/04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83666666666667" calcext:value-type="float">
            <text:p>3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14" calcext:value-type="date">
            <text:p>14/04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41666666666667" calcext:value-type="float">
            <text:p>2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22" calcext:value-type="date">
            <text:p>22/04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72333333333333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22" calcext:value-type="date">
            <text:p>22/04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95333333333333" calcext:value-type="float">
            <text:p>0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28" calcext:value-type="date">
            <text:p>28/04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5" calcext:value-type="float">
            <text:p>1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4-28" calcext:value-type="date">
            <text:p>28/04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95" calcext:value-type="float">
            <text:p>1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5-06" calcext:value-type="date">
            <text:p>06/05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41" calcext:value-type="float">
            <text:p>1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5-06" calcext:value-type="date">
            <text:p>06/05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81" calcext:value-type="float">
            <text:p>1.8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5-12" calcext:value-type="date">
            <text:p>12/05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86666666666667" calcext:value-type="float">
            <text:p>1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5-12" calcext:value-type="date">
            <text:p>12/05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7" calcext:value-type="float">
            <text:p>1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05-19" calcext:value-type="date">
            <text:p>19/05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2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05-19" calcext:value-type="date">
            <text:p>19/05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7" calcext:value-type="float">
            <text:p>1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6-02" calcext:value-type="date">
            <text:p>02/06/2014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1">
          <table:table-cell table:style-name="ce13" office:value-type="date" office:date-value="2014-06-02" calcext:value-type="date">
            <text:p>02/06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71666666666667" calcext:value-type="float">
            <text:p>0.87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1">
          <table:table-cell table:style-name="ce15" office:value-type="date" office:date-value="2014-06-09" calcext:value-type="date">
            <text:p>09/06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12666666666667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06-09" calcext:value-type="date">
            <text:p>09/06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71333333333333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06-16" calcext:value-type="date">
            <text:p>16/06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92" calcext:value-type="float">
            <text:p>0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06-16" calcext:value-type="date">
            <text:p>16/06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37666666666667" calcext:value-type="float">
            <text:p>0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06-23" calcext:value-type="date">
            <text:p>23/06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68666666666667" calcext:value-type="float">
            <text:p>0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06-23" calcext:value-type="date">
            <text:p>23/06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19666666666667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6-30" calcext:value-type="date">
            <text:p>30/06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22666666666667" calcext:value-type="float">
            <text:p>0.9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6-30" calcext:value-type="date">
            <text:p>30/06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1666666666667" calcext:value-type="float">
            <text:p>1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7-07" calcext:value-type="date">
            <text:p>07/07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31666666666667" calcext:value-type="float">
            <text:p>0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7-07" calcext:value-type="date">
            <text:p>07/07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58666666666667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7-14" calcext:value-type="date">
            <text:p>14/07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6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7-14" calcext:value-type="date">
            <text:p>14/07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6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07-21" calcext:value-type="date">
            <text:p>21/07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54666666666667" calcext:value-type="float">
            <text:p>0.45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7-21" calcext:value-type="date">
            <text:p>21/07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78666666666667" calcext:value-type="float">
            <text:p>0.58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7-28" calcext:value-type="date">
            <text:p>28/07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93" calcext:value-type="float">
            <text:p>0.5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7-28" calcext:value-type="date">
            <text:p>28/07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86666666666667" calcext:value-type="float">
            <text:p>0.9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8-04" calcext:value-type="date">
            <text:p>04/08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50333333333333" calcext:value-type="float">
            <text:p>0.35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8-04" calcext:value-type="date">
            <text:p>04/08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35333333333333" calcext:value-type="float">
            <text:p>0.24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8-18" calcext:value-type="date">
            <text:p>18/08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2" calcext:value-type="float">
            <text:p>1.02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8-18" calcext:value-type="date">
            <text:p>18/08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2866666666667" calcext:value-type="float">
            <text:p>1.03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8-26" calcext:value-type="date">
            <text:p>26/08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76" calcext:value-type="float">
            <text:p>0.58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8-26" calcext:value-type="date">
            <text:p>26/08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83666666666667" calcext:value-type="float">
            <text:p>0.58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01" calcext:value-type="date">
            <text:p>01/09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6333333333333" calcext:value-type="float">
            <text:p>1.36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01" calcext:value-type="date">
            <text:p>01/09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8333333333333" calcext:value-type="float">
            <text:p>1.18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08" calcext:value-type="date">
            <text:p>08/09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53" calcext:value-type="float">
            <text:p>0.35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08" calcext:value-type="date">
            <text:p>08/09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23333333333333" calcext:value-type="float">
            <text:p>0.32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16" calcext:value-type="date">
            <text:p>16/09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85666666666667" calcext:value-type="float">
            <text:p>0.4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16" calcext:value-type="date">
            <text:p>16/09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94666666666667" calcext:value-type="float">
            <text:p>0.2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22" calcext:value-type="date">
            <text:p>22/09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09" calcext:value-type="float">
            <text:p>0.41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22" calcext:value-type="date">
            <text:p>22/09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75333333333333" calcext:value-type="float">
            <text:p>0.38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29" calcext:value-type="date">
            <text:p>29/09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1333333333333" calcext:value-type="float">
            <text:p>0.51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09-29" calcext:value-type="date">
            <text:p>29/09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20333333333333" calcext:value-type="float">
            <text:p>0.52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10-13" calcext:value-type="date">
            <text:p>13/10/201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93666666666667" calcext:value-type="float">
            <text:p>0.2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4-10-13" calcext:value-type="date">
            <text:p>13/10/2014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86" calcext:value-type="float">
            <text:p>0.2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5" office:value-type="date" office:date-value="2014-10-22" calcext:value-type="date">
            <text:p>22/10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4" calcext:value-type="float">
            <text:p>0.2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10-22" calcext:value-type="date">
            <text:p>22/10/20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8" calcext:value-type="float">
            <text:p>0.1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10-27" calcext:value-type="date">
            <text:p>27/10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7" calcext:value-type="float">
            <text:p>0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10-27" calcext:value-type="date">
            <text:p>27/10/20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11-05" calcext:value-type="date">
            <text:p>05/11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5" office:value-type="date" office:date-value="2014-11-05" calcext:value-type="date">
            <text:p>05/11/20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4-11-17" calcext:value-type="date">
            <text:p>17/11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3" calcext:value-type="float">
            <text:p>0.23</text:p>
          </table:table-cell>
          <table:table-cell table:style-name="ce14"/>
          <table:table-cell table:style-name="ce22"/>
          <table:table-cell table:number-columns-repeated="1019"/>
        </table:table-row>
        <table:table-row table:style-name="ro1">
          <table:table-cell table:style-name="ce13" office:value-type="date" office:date-value="2014-11-17" calcext:value-type="date">
            <text:p>17/11/2014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2" calcext:value-type="float">
            <text:p>0.20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1-24" calcext:value-type="date">
            <text:p>24/11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3" calcext:value-type="float">
            <text:p>0.23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1-24" calcext:value-type="date">
            <text:p>24/11/20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8" calcext:value-type="float">
            <text:p>0.18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2-02" calcext:value-type="date">
            <text:p>02/12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2-02" calcext:value-type="date">
            <text:p>02/12/20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09" calcext:value-type="float">
            <text:p>0.09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2-08" calcext:value-type="date">
            <text:p>08/12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2-08" calcext:value-type="date">
            <text:p>08/12/20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2" calcext:value-type="float">
            <text:p>0.12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2-15" calcext:value-type="date">
            <text:p>15/12/20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1" calcext:value-type="float">
            <text:p>0.11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4-12-15" calcext:value-type="date">
            <text:p>15/12/20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6" calcext:value-type="float">
            <text:p>0.16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5-01-05" calcext:value-type="date">
            <text:p>05/01/20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5-01-05" calcext:value-type="date">
            <text:p>05/01/20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">
          <table:table-cell table:style-name="ce13" office:value-type="date" office:date-value="2015-01-19" calcext:value-type="date">
            <text:p>19/01/20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1-19" calcext:value-type="date">
            <text:p>19/01/20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1-27" calcext:value-type="date">
            <text:p>27/01/20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1" calcext:value-type="float">
            <text:p>0.2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1-27" calcext:value-type="date">
            <text:p>27/01/20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2-02" calcext:value-type="date">
            <text:p>02/02/2015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2-02" calcext:value-type="date">
            <text:p>02/02/20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2-09" calcext:value-type="date">
            <text:p>09/02/20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7" calcext:value-type="float">
            <text:p>0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2-09" calcext:value-type="date">
            <text:p>09/02/20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22" calcext:value-type="float">
            <text:p>0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2-16" calcext:value-type="date">
            <text:p>16/02/20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2-16" calcext:value-type="date">
            <text:p>16/02/20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10" calcext:value-type="date">
            <text:p>10/03/2015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65" calcext:value-type="float">
            <text:p>1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10" calcext:value-type="date">
            <text:p>10/03/2015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3.12833333333333" calcext:value-type="float">
            <text:p>3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16" calcext:value-type="date">
            <text:p>16/03/2015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.02666666666667" calcext:value-type="float">
            <text:p>2.0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16" calcext:value-type="date">
            <text:p>16/03/2015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791333333333333" calcext:value-type="float">
            <text:p>0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23" calcext:value-type="date">
            <text:p>23/03/2015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.43666666666667" calcext:value-type="float">
            <text:p>1.4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23" calcext:value-type="date">
            <text:p>23/03/2015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0.834" calcext:value-type="float">
            <text:p>0.8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30" calcext:value-type="date">
            <text:p>30/03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69" calcext:value-type="float">
            <text:p>0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3-30" calcext:value-type="date">
            <text:p>30/03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46333333333333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4-07" calcext:value-type="date">
            <text:p>07/04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9333333333333" calcext:value-type="float">
            <text:p>1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4-07" calcext:value-type="date">
            <text:p>07/04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2666666666667" calcext:value-type="float">
            <text:p>1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4-13" calcext:value-type="date">
            <text:p>13/04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32333333333333" calcext:value-type="float">
            <text:p>3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4-13" calcext:value-type="date">
            <text:p>13/04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66666666666667" calcext:value-type="float">
            <text:p>2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4-20" calcext:value-type="date">
            <text:p>20/04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42" calcext:value-type="float">
            <text:p>0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4-20" calcext:value-type="date">
            <text:p>20/04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24" calcext:value-type="float">
            <text:p>1.1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4-27" calcext:value-type="date">
            <text:p>27/04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8333333333333" calcext:value-type="float">
            <text:p>1.18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4-27" calcext:value-type="date">
            <text:p>27/04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3333333333333" calcext:value-type="float">
            <text:p>1.23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07" calcext:value-type="date">
            <text:p>07/05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04" calcext:value-type="float">
            <text:p>2.04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07" calcext:value-type="date">
            <text:p>07/05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6333333333333" calcext:value-type="float">
            <text:p>1.26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11" calcext:value-type="date">
            <text:p>11/05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25666666666667" calcext:value-type="float">
            <text:p>2.26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11" calcext:value-type="date">
            <text:p>11/05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09666666666667" calcext:value-type="float">
            <text:p>2.10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20" calcext:value-type="date">
            <text:p>20/05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13666666666667" calcext:value-type="float">
            <text:p>3.14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20" calcext:value-type="date">
            <text:p>20/05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95666666666667" calcext:value-type="float">
            <text:p>2.96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27" calcext:value-type="date">
            <text:p>27/05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55" calcext:value-type="float">
            <text:p>0.76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5-27" calcext:value-type="date">
            <text:p>27/05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62" calcext:value-type="float">
            <text:p>1.62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03" calcext:value-type="date">
            <text:p>03/06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42" calcext:value-type="float">
            <text:p>2.42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03" calcext:value-type="date">
            <text:p>03/06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42666666666667" calcext:value-type="float">
            <text:p>2.43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08" calcext:value-type="date">
            <text:p>08/06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9" calcext:value-type="float">
            <text:p>1.3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08" calcext:value-type="date">
            <text:p>08/06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7666666666667" calcext:value-type="float">
            <text:p>1.28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15" calcext:value-type="date">
            <text:p>15/06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85666666666667" calcext:value-type="float">
            <text:p>0.5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15" calcext:value-type="date">
            <text:p>15/06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94" calcext:value-type="float">
            <text:p>0.5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22" calcext:value-type="date">
            <text:p>22/06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96333333333333" calcext:value-type="float">
            <text:p>0.90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22" calcext:value-type="date">
            <text:p>22/06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55" calcext:value-type="float">
            <text:p>0.86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29" calcext:value-type="date">
            <text:p>29/06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34333333333333" calcext:value-type="float">
            <text:p>0.43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6-29" calcext:value-type="date">
            <text:p>29/06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93" calcext:value-type="float">
            <text:p>0.39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7-06" calcext:value-type="date">
            <text:p>06/07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60666666666667" calcext:value-type="float">
            <text:p>0.86</text:p>
          </table:table-cell>
          <table:table-cell table:style-name="ce14"/>
          <table:table-cell table:style-name="ce13"/>
          <table:table-cell table:number-columns-repeated="1019"/>
        </table:table-row>
        <table:table-row table:style-name="ro1">
          <table:table-cell table:style-name="ce13" office:value-type="date" office:date-value="2015-07-06" calcext:value-type="date">
            <text:p>06/07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58" calcext:value-type="float">
            <text:p>0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7-14" calcext:value-type="date">
            <text:p>14/07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2333333333333" calcext:value-type="float">
            <text:p>1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7-14" calcext:value-type="date">
            <text:p>14/07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88333333333333" calcext:value-type="float">
            <text:p>1.8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7-20" calcext:value-type="date">
            <text:p>20/07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13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7-20" calcext:value-type="date">
            <text:p>20/07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63333333333333" calcext:value-type="float">
            <text:p>2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7-28" calcext:value-type="date">
            <text:p>28/07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8666666666667" calcext:value-type="float">
            <text:p>1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7-28" calcext:value-type="date">
            <text:p>28/07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0766666666667" calcext:value-type="float">
            <text:p>1.0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8-03" calcext:value-type="date">
            <text:p>03/08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3" calcext:value-type="float">
            <text:p>1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8-03" calcext:value-type="date">
            <text:p>03/08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63666666666667" calcext:value-type="float">
            <text:p>1.6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8-10" calcext:value-type="date">
            <text:p>10/08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28666666666667" calcext:value-type="float">
            <text:p>2.2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8-10" calcext:value-type="date">
            <text:p>10/08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76666666666667" calcext:value-type="float">
            <text:p>1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8-24" calcext:value-type="date">
            <text:p>24/08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84333333333333" calcext:value-type="float">
            <text:p>0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8-24" calcext:value-type="date">
            <text:p>24/08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45666666666667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01" calcext:value-type="date">
            <text:p>01/09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8533333333333" calcext:value-type="float">
            <text:p>1.0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01" calcext:value-type="date">
            <text:p>01/09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0666666666667" calcext:value-type="float">
            <text:p>1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07" calcext:value-type="date">
            <text:p>07/09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04333333333333" calcext:value-type="float">
            <text:p>2.0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07" calcext:value-type="date">
            <text:p>07/09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8333333333333" calcext:value-type="float">
            <text:p>1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16" calcext:value-type="date">
            <text:p>16/09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51333333333333" calcext:value-type="float">
            <text:p>2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16" calcext:value-type="date">
            <text:p>16/09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47333333333333" calcext:value-type="float">
            <text:p>2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23" calcext:value-type="date">
            <text:p>23/09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68333333333333" calcext:value-type="float">
            <text:p>1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23" calcext:value-type="date">
            <text:p>23/09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8" calcext:value-type="float">
            <text:p>1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29" calcext:value-type="date">
            <text:p>29/09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01666666666667" calcext:value-type="float">
            <text:p>2.0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09-29" calcext:value-type="date">
            <text:p>29/09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7333333333333" calcext:value-type="float">
            <text:p>1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07" calcext:value-type="date">
            <text:p>07/10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11" calcext:value-type="float">
            <text:p>1.0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07" calcext:value-type="date">
            <text:p>07/10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3333333333333" calcext:value-type="float">
            <text:p>1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13" calcext:value-type="date">
            <text:p>13/10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19333333333333" calcext:value-type="float">
            <text:p>0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13" calcext:value-type="date">
            <text:p>13/10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84333333333333" calcext:value-type="float">
            <text:p>0.7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19" calcext:value-type="date">
            <text:p>19/10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49333333333333" calcext:value-type="float">
            <text:p>1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19" calcext:value-type="date">
            <text:p>19/10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8" calcext:value-type="float">
            <text:p>1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27" calcext:value-type="date">
            <text:p>27/10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8333333333333" calcext:value-type="float">
            <text:p>1.1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0-27" calcext:value-type="date">
            <text:p>27/10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6" calcext:value-type="float">
            <text:p>1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1-02" calcext:value-type="date">
            <text:p>02/11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09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1-02" calcext:value-type="date">
            <text:p>02/11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17" calcext:value-type="float">
            <text:p>1.0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1-16" calcext:value-type="date">
            <text:p>16/11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67333333333333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1-16" calcext:value-type="date">
            <text:p>16/11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34666666666667" calcext:value-type="float">
            <text:p>0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1-23" calcext:value-type="date">
            <text:p>23/11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20333333333333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1-23" calcext:value-type="date">
            <text:p>23/11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76666666666667" calcext:value-type="float">
            <text:p>0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2-07" calcext:value-type="date">
            <text:p>07/12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65" calcext:value-type="float">
            <text:p>0.2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2-07" calcext:value-type="date">
            <text:p>07/12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00333333333333" calcext:value-type="float">
            <text:p>0.3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2-14" calcext:value-type="date">
            <text:p>14/12/201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41" calcext:value-type="float">
            <text:p>0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5-12-14" calcext:value-type="date">
            <text:p>14/12/2015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40666666666667" calcext:value-type="float">
            <text:p>0.3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05" calcext:value-type="date">
            <text:p>05/0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16" calcext:value-type="float">
            <text:p>0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05" calcext:value-type="date">
            <text:p>05/0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29333333333333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13" calcext:value-type="date">
            <text:p>13/0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96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13" calcext:value-type="date">
            <text:p>13/0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11333333333333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19" calcext:value-type="date">
            <text:p>19/0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73333333333333" calcext:value-type="float">
            <text:p>0.3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19" calcext:value-type="date">
            <text:p>19/0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51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28" calcext:value-type="date">
            <text:p>28/0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96333333333333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1-28" calcext:value-type="date">
            <text:p>28/0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84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02" calcext:value-type="date">
            <text:p>02/02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95666666666667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02" calcext:value-type="date">
            <text:p>02/02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63666666666667" calcext:value-type="float">
            <text:p>0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15" calcext:value-type="date">
            <text:p>15/02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433666666666667" calcext:value-type="float">
            <text:p>0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15" calcext:value-type="date">
            <text:p>15/02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447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22" calcext:value-type="date">
            <text:p>22/02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566666666666667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22" calcext:value-type="date">
            <text:p>22/02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566333333333333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29" calcext:value-type="date">
            <text:p>29/02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540333333333333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2-29" calcext:value-type="date">
            <text:p>29/02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531333333333333" calcext:value-type="float">
            <text:p>0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07" calcext:value-type="date">
            <text:p>07/03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694" calcext:value-type="float">
            <text:p>0.6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07" calcext:value-type="date">
            <text:p>07/03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695666666666667" calcext:value-type="float">
            <text:p>0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14" calcext:value-type="date">
            <text:p>14/03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640333333333333" calcext:value-type="float">
            <text:p>0.6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14" calcext:value-type="date">
            <text:p>14/03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647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21" calcext:value-type="date">
            <text:p>21/03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949333333333333" calcext:value-type="float">
            <text:p>0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21" calcext:value-type="date">
            <text:p>21/03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1.00566666666667" calcext:value-type="float">
            <text:p>1.0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30" calcext:value-type="date">
            <text:p>30/03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1.1" calcext:value-type="float">
            <text:p>1.1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3-30" calcext:value-type="date">
            <text:p>30/03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963" calcext:value-type="float">
            <text:p>0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04" calcext:value-type="date">
            <text:p>04/04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836" calcext:value-type="float">
            <text:p>0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04" calcext:value-type="date">
            <text:p>04/04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68" calcext:value-type="float">
            <text:p>0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11" calcext:value-type="date">
            <text:p>11/04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.609333333333333" calcext:value-type="float">
            <text:p>0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11" calcext:value-type="date">
            <text:p>11/04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0.651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18" calcext:value-type="date">
            <text:p>18/04/2016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1.46333333333333" calcext:value-type="float">
            <text:p>1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18" calcext:value-type="date">
            <text:p>18/04/2016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1.32333333333333" calcext:value-type="float">
            <text:p>1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25" calcext:value-type="date">
            <text:p>25/04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3333333333333" calcext:value-type="float">
            <text:p>1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4-25" calcext:value-type="date">
            <text:p>25/04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5" calcext:value-type="float">
            <text:p>1.2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03" calcext:value-type="date">
            <text:p>03/05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5666666666667" calcext:value-type="float">
            <text:p>1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03" calcext:value-type="date">
            <text:p>03/05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9" calcext:value-type="float">
            <text:p>1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10" calcext:value-type="date">
            <text:p>10/05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30666666666667" calcext:value-type="float">
            <text:p>2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10" calcext:value-type="date">
            <text:p>10/05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48" calcext:value-type="float">
            <text:p>3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16" calcext:value-type="date">
            <text:p>16/05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95333333333333" calcext:value-type="float">
            <text:p>0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16" calcext:value-type="date">
            <text:p>16/05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55" calcext:value-type="float">
            <text:p>0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23" calcext:value-type="date">
            <text:p>23/05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98666666666667" calcext:value-type="float">
            <text:p>0.3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5-23" calcext:value-type="date">
            <text:p>23/05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59333333333333" calcext:value-type="float">
            <text:p>0.2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01" calcext:value-type="date">
            <text:p>01/06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93333333333333" calcext:value-type="float">
            <text:p>0.1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01" calcext:value-type="date">
            <text:p>01/06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257666666666667" calcext:value-type="float">
            <text:p>0.2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08" calcext:value-type="date">
            <text:p>08/06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16666666666667" calcext:value-type="float">
            <text:p>0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08" calcext:value-type="date">
            <text:p>08/06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69" calcext:value-type="float">
            <text:p>0.4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13" calcext:value-type="date">
            <text:p>13/06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26333333333333" calcext:value-type="float">
            <text:p>0.8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13" calcext:value-type="date">
            <text:p>13/06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33" calcext:value-type="float">
            <text:p>0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20" calcext:value-type="date">
            <text:p>20/06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8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20" calcext:value-type="date">
            <text:p>20/06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97333333333333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27" calcext:value-type="date">
            <text:p>27/06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67333333333333" calcext:value-type="float">
            <text:p>0.8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6-27" calcext:value-type="date">
            <text:p>27/06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79333333333333" calcext:value-type="float">
            <text:p>1.7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04" calcext:value-type="date">
            <text:p>04/07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76333333333334" calcext:value-type="float">
            <text:p>0.8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04" calcext:value-type="date">
            <text:p>04/07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3333333333333" calcext:value-type="float">
            <text:p>1.2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12" calcext:value-type="date">
            <text:p>12/07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2666666666667" calcext:value-type="float">
            <text:p>1.1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12" calcext:value-type="date">
            <text:p>12/07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84666666666667" calcext:value-type="float">
            <text:p>0.9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18" calcext:value-type="date">
            <text:p>18/07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8" calcext:value-type="float">
            <text:p>0.4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18" calcext:value-type="date">
            <text:p>18/07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52333333333333" calcext:value-type="float">
            <text:p>0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25" calcext:value-type="date">
            <text:p>25/07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3333333333333" calcext:value-type="float">
            <text:p>1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7-25" calcext:value-type="date">
            <text:p>25/07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4.42666666666667" calcext:value-type="float">
            <text:p>4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8-01" calcext:value-type="date">
            <text:p>01/08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28333333333333" calcext:value-type="float">
            <text:p>1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8-01" calcext:value-type="date">
            <text:p>01/08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4666666666667" calcext:value-type="float">
            <text:p>1.4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8-15" calcext:value-type="date">
            <text:p>15/08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36333333333334" calcext:value-type="float">
            <text:p>0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8-15" calcext:value-type="date">
            <text:p>15/08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84" calcext:value-type="float">
            <text:p>0.7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8-23" calcext:value-type="date">
            <text:p>23/08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83588805002669" calcext:value-type="float">
            <text:p>3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8-23" calcext:value-type="date">
            <text:p>23/08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3.26393655151377" calcext:value-type="float">
            <text:p>3.2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01" calcext:value-type="date">
            <text:p>01/09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5124685426676" calcext:value-type="float">
            <text:p>1.0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01" calcext:value-type="date">
            <text:p>01/09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19347212689697" calcext:value-type="float">
            <text:p>1.1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05" calcext:value-type="date">
            <text:p>05/09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1376496606421" calcext:value-type="float">
            <text:p>1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05" calcext:value-type="date">
            <text:p>05/09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0613894608404" calcext:value-type="float">
            <text:p>1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13" calcext:value-type="date">
            <text:p>13/09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9556165637154" calcext:value-type="float">
            <text:p>1.4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13" calcext:value-type="date">
            <text:p>13/09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09402882635553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19" calcext:value-type="date">
            <text:p>19/09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50133455349653" calcext:value-type="float">
            <text:p>2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19" calcext:value-type="date">
            <text:p>19/09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3750476626249" calcext:value-type="float">
            <text:p>1.4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28" calcext:value-type="date">
            <text:p>28/09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2901700602456" calcext:value-type="float">
            <text:p>1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09-28" calcext:value-type="date">
            <text:p>28/09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5656981621292" calcext:value-type="float">
            <text:p>1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0-10" calcext:value-type="date">
            <text:p>10/10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8621215587585" calcext:value-type="float">
            <text:p>1.5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0-10" calcext:value-type="date">
            <text:p>10/10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803096164112" calcext:value-type="float">
            <text:p>1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0-19" calcext:value-type="date">
            <text:p>19/10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0-19" calcext:value-type="date">
            <text:p>19/10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0-24" calcext:value-type="date">
            <text:p>24/10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41050865553268" calcext:value-type="float">
            <text:p>0.9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0-24" calcext:value-type="date">
            <text:p>24/10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58972012506673" calcext:value-type="float">
            <text:p>0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01" calcext:value-type="date">
            <text:p>01/1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12750705406848" calcext:value-type="float">
            <text:p>0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01" calcext:value-type="date">
            <text:p>01/1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44497826584306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07" calcext:value-type="date">
            <text:p>07/1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46389079539388" calcext:value-type="float">
            <text:p>0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07" calcext:value-type="date">
            <text:p>07/1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0177686265538" calcext:value-type="float">
            <text:p>0.9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14" calcext:value-type="date">
            <text:p>14/1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98444291924045" calcext:value-type="float">
            <text:p>0.8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14" calcext:value-type="date">
            <text:p>14/1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75848394722794" calcext:value-type="float">
            <text:p>0.8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23" calcext:value-type="date">
            <text:p>23/1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9166476016167" calcext:value-type="float">
            <text:p>1.0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23" calcext:value-type="date">
            <text:p>23/1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10264622893312" calcext:value-type="float">
            <text:p>0.8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28" calcext:value-type="date">
            <text:p>28/11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76809273240296" calcext:value-type="float">
            <text:p>0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1-28" calcext:value-type="date">
            <text:p>28/11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53931213299779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2-05" calcext:value-type="date">
            <text:p>05/12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25333638374133" calcext:value-type="float">
            <text:p>0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2-05" calcext:value-type="date">
            <text:p>05/12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11988103408831" calcext:value-type="float">
            <text:p>0.6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2-12" calcext:value-type="date">
            <text:p>12/12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3993746663616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2-12" calcext:value-type="date">
            <text:p>12/12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13993746663616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2-19" calcext:value-type="date">
            <text:p>19/12/2016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2876534736521" calcext:value-type="float">
            <text:p>0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6-12-19" calcext:value-type="date">
            <text:p>19/12/2016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4068481659422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03" calcext:value-type="date">
            <text:p>03/0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53649050560512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03" calcext:value-type="date">
            <text:p>03/0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17044154655685" calcext:value-type="float">
            <text:p>0.5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10" calcext:value-type="date">
            <text:p>10/0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06367726683444" calcext:value-type="float">
            <text:p>0.5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10" calcext:value-type="date">
            <text:p>10/0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56318157553573" calcext:value-type="float">
            <text:p>0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16" calcext:value-type="date">
            <text:p>16/0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18470220391978" calcext:value-type="float">
            <text:p>0.6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16" calcext:value-type="date">
            <text:p>16/0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65850682528788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23" calcext:value-type="date">
            <text:p>23/0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0263860291314" calcext:value-type="float">
            <text:p>0.8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23" calcext:value-type="date">
            <text:p>23/0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73278425989476" calcext:value-type="float">
            <text:p>0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2-06" calcext:value-type="date">
            <text:p>06/02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66514146267063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2-06" calcext:value-type="date">
            <text:p>06/02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38297872340426" calcext:value-type="float">
            <text:p>0.6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2-14" calcext:value-type="date">
            <text:p>14/02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68039350263098" calcext:value-type="float">
            <text:p>0.6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2-14" calcext:value-type="date">
            <text:p>14/02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6546938152978" calcext:value-type="float">
            <text:p>0.5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2-20" calcext:value-type="date">
            <text:p>20/02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1548844657973" calcext:value-type="float">
            <text:p>1.3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2-20" calcext:value-type="date">
            <text:p>20/02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6573629222909" calcext:value-type="float">
            <text:p>1.0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01" calcext:value-type="date">
            <text:p>01/03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08739418897278" calcext:value-type="float">
            <text:p>0.8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01" calcext:value-type="date">
            <text:p>01/03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01975139174865" calcext:value-type="float">
            <text:p>0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06" calcext:value-type="date">
            <text:p>06/03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8660870891482" calcext:value-type="float">
            <text:p>1.1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06" calcext:value-type="date">
            <text:p>06/03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53351635781286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14" calcext:value-type="date">
            <text:p>14/03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99206893922062" calcext:value-type="float">
            <text:p>0.8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14" calcext:value-type="date">
            <text:p>14/03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10661175932281" calcext:value-type="float">
            <text:p>0.4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22" calcext:value-type="date">
            <text:p>22/03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58705101807367" calcext:value-type="float">
            <text:p>0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22" calcext:value-type="date">
            <text:p>22/03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24388011896591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27" calcext:value-type="date">
            <text:p>27/03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94547395714177" calcext:value-type="float">
            <text:p>0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3-27" calcext:value-type="date">
            <text:p>27/03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30008388621978" calcext:value-type="float">
            <text:p>0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03" calcext:value-type="date">
            <text:p>03/04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56402043773355" calcext:value-type="float">
            <text:p>0.8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03" calcext:value-type="date">
            <text:p>03/04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2656142759094" calcext:value-type="float">
            <text:p>0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10" calcext:value-type="date">
            <text:p>10/04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93319606497369" calcext:value-type="float">
            <text:p>1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10" calcext:value-type="date">
            <text:p>10/04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71585449553878" calcext:value-type="float">
            <text:p>1.7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18" calcext:value-type="date">
            <text:p>18/04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98558682223747" calcext:value-type="float">
            <text:p>2.9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18" calcext:value-type="date">
            <text:p>18/04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8406924426142" calcext:value-type="float">
            <text:p>2.8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24" calcext:value-type="date">
            <text:p>24/04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3150308853809" calcext:value-type="float">
            <text:p>1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4-24" calcext:value-type="date">
            <text:p>24/04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9241211011973" calcext:value-type="float">
            <text:p>1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02" calcext:value-type="date">
            <text:p>02/05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10096850453748" calcext:value-type="float">
            <text:p>2.1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02" calcext:value-type="date">
            <text:p>02/05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10859452451765" calcext:value-type="float">
            <text:p>2.1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08" calcext:value-type="date">
            <text:p>08/05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0472813238771" calcext:value-type="float">
            <text:p>1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08" calcext:value-type="date">
            <text:p>08/05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8289483718447" calcext:value-type="float">
            <text:p>1.0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17" calcext:value-type="date">
            <text:p>17/05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01876000915123" calcext:value-type="float">
            <text:p>0.8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17" calcext:value-type="date">
            <text:p>17/05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77289712499047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22" calcext:value-type="date">
            <text:p>22/05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59170289026157" calcext:value-type="float">
            <text:p>0.7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22" calcext:value-type="date">
            <text:p>22/05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9910775566232" calcext:value-type="float">
            <text:p>0.9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31" calcext:value-type="date">
            <text:p>31/05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4635857545947" calcext:value-type="float">
            <text:p>1.7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5-31" calcext:value-type="date">
            <text:p>31/05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88362693510257" calcext:value-type="float">
            <text:p>1.8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6-12" calcext:value-type="date">
            <text:p>12/06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67673301304049" calcext:value-type="float">
            <text:p>2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6-12" calcext:value-type="date">
            <text:p>12/06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2.4555784336155" calcext:value-type="float">
            <text:p>2.4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6-19" calcext:value-type="date">
            <text:p>19/06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50499504308701" calcext:value-type="float">
            <text:p>0.6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6-19" calcext:value-type="date">
            <text:p>19/06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80424006710898" calcext:value-type="float">
            <text:p>0.8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6-26" calcext:value-type="date">
            <text:p>26/06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91100434683139" calcext:value-type="float">
            <text:p>0.8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6-26" calcext:value-type="date">
            <text:p>26/06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9469991611378" calcext:value-type="float">
            <text:p>1.4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03" calcext:value-type="date">
            <text:p>03/07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10546785632578" calcext:value-type="float">
            <text:p>0.9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03" calcext:value-type="date">
            <text:p>03/07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90536109204606" calcext:value-type="float">
            <text:p>0.6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07" calcext:value-type="date">
            <text:p>07/07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86639212994738" calcext:value-type="float">
            <text:p>0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07" calcext:value-type="date">
            <text:p>07/07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702737741172882" calcext:value-type="float">
            <text:p>0.7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17" calcext:value-type="date">
            <text:p>17/07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79013193014566" calcext:value-type="float">
            <text:p>0.3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17" calcext:value-type="date">
            <text:p>17/07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486921375734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27" calcext:value-type="date">
            <text:p>27/07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7641272020133" calcext:value-type="float">
            <text:p>1.0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7-27" calcext:value-type="date">
            <text:p>27/07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0786242659956" calcext:value-type="float">
            <text:p>1.3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31" calcext:value-type="date">
            <text:p>31/0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1-31" calcext:value-type="date">
            <text:p>31/0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04" calcext:value-type="date">
            <text:p>04/08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04" calcext:value-type="date">
            <text:p>04/08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.0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14" calcext:value-type="date">
            <text:p>14/08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89193929688096" calcext:value-type="float">
            <text:p>0.8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14" calcext:value-type="date">
            <text:p>14/08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31137039579044" calcext:value-type="float">
            <text:p>0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21" calcext:value-type="date">
            <text:p>21/08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68504537481888" calcext:value-type="float">
            <text:p>0.9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21" calcext:value-type="date">
            <text:p>21/08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8098833218943" calcext:value-type="float">
            <text:p>1.0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29" calcext:value-type="date">
            <text:p>29/08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90070921985816" calcext:value-type="float">
            <text:p>0.3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8-29" calcext:value-type="date">
            <text:p>29/08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0491115686723" calcext:value-type="float">
            <text:p>1.2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04" calcext:value-type="date">
            <text:p>04/09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95505743280919" calcext:value-type="float">
            <text:p>0.9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04" calcext:value-type="date">
            <text:p>04/09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3174974907996" calcext:value-type="float">
            <text:p>0.9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15" calcext:value-type="date">
            <text:p>15/09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74250027880004" calcext:value-type="float">
            <text:p>1.7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15" calcext:value-type="date">
            <text:p>15/09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94602431136389" calcext:value-type="float">
            <text:p>1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18" calcext:value-type="date">
            <text:p>18/09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35664101706256" calcext:value-type="float">
            <text:p>1.3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18" calcext:value-type="date">
            <text:p>18/09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8080740492918" calcext:value-type="float">
            <text:p>1.2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25" calcext:value-type="date">
            <text:p>25/09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14308018289283" calcext:value-type="float">
            <text:p>1.1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09-25" calcext:value-type="date">
            <text:p>25/09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32876101260176" calcext:value-type="float">
            <text:p>1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0-03" calcext:value-type="date">
            <text:p>03/10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70603323296532" calcext:value-type="float">
            <text:p>0.77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0-03" calcext:value-type="date">
            <text:p>03/10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55793464926954" calcext:value-type="float">
            <text:p>1.5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0-25" calcext:value-type="date">
            <text:p>25/10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22337459573994" calcext:value-type="float">
            <text:p>1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0-25" calcext:value-type="date">
            <text:p>25/10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04773056763689" calcext:value-type="float">
            <text:p>1.0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0-30" calcext:value-type="date">
            <text:p>30/10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22337459573994" calcext:value-type="float">
            <text:p>1.2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0-30" calcext:value-type="date">
            <text:p>30/10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5515780082525" calcext:value-type="float">
            <text:p>1.2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06" calcext:value-type="date">
            <text:p>06/1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2988736478198" calcext:value-type="float">
            <text:p>1.0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06" calcext:value-type="date">
            <text:p>06/1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58514553362329" calcext:value-type="float">
            <text:p>0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13" calcext:value-type="date">
            <text:p>13/1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1780974684956" calcext:value-type="float">
            <text:p>0.9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13" calcext:value-type="date">
            <text:p>13/1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63722538195606" calcext:value-type="float">
            <text:p>0.8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21" calcext:value-type="date">
            <text:p>21/1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61302553808409" calcext:value-type="float">
            <text:p>0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21" calcext:value-type="date">
            <text:p>21/1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964090554254489" calcext:value-type="float">
            <text:p>0.9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28" calcext:value-type="date">
            <text:p>28/11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53632478632479" calcext:value-type="float">
            <text:p>0.8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1-28" calcext:value-type="date">
            <text:p>28/11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77350427350427" calcext:value-type="float">
            <text:p>0.6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2-04" calcext:value-type="date">
            <text:p>04/12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33333333333333" calcext:value-type="float">
            <text:p>0.8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2-04" calcext:value-type="date">
            <text:p>04/12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55235042735043" calcext:value-type="float">
            <text:p>0.8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2-12" calcext:value-type="date">
            <text:p>12/12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804487179487179" calcext:value-type="float">
            <text:p>0.8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2-12" calcext:value-type="date">
            <text:p>12/12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6025641025641" calcext:value-type="float">
            <text:p>0.6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2-18" calcext:value-type="date">
            <text:p>18/12/201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08333333333333" calcext:value-type="float">
            <text:p>0.71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7-12-18" calcext:value-type="date">
            <text:p>18/12/2017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627136752136752" calcext:value-type="float">
            <text:p>0.6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1-09" calcext:value-type="date">
            <text:p>09/01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30448717948718" calcext:value-type="float">
            <text:p>0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1-09" calcext:value-type="date">
            <text:p>09/01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432692307692308" calcext:value-type="float">
            <text:p>0.4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1-22" calcext:value-type="date">
            <text:p>22/01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36431623931624" calcext:value-type="float">
            <text:p>0.4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1-22" calcext:value-type="date">
            <text:p>22/01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03739316239316" calcext:value-type="float">
            <text:p>0.5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1-30" calcext:value-type="date">
            <text:p>30/01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82799145299145" calcext:value-type="float">
            <text:p>0.58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1-30" calcext:value-type="date">
            <text:p>30/01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52350427350427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2-05" calcext:value-type="date">
            <text:p>05/02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11217948717949" calcext:value-type="float">
            <text:p>0.51</text:p>
          </table:table-cell>
          <table:table-cell table:style-name="ce14"/>
          <table:table-cell table:style-name="ce24"/>
          <table:table-cell table:number-columns-repeated="1019"/>
        </table:table-row>
        <table:table-row table:style-name="ro1">
          <table:table-cell table:style-name="ce13" office:value-type="date" office:date-value="2018-02-05" calcext:value-type="date">
            <text:p>05/02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3525641025641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2-12" calcext:value-type="date">
            <text:p>12/02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545940170940171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2-12" calcext:value-type="date">
            <text:p>12/02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44871794871795" calcext:value-type="float">
            <text:p>0.54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2-19" calcext:value-type="date">
            <text:p>19/02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28952991452991" calcext:value-type="float">
            <text:p>1.29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2-19" calcext:value-type="date">
            <text:p>19/02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52350427350427" calcext:value-type="float">
            <text:p>0.5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3-05" calcext:value-type="date">
            <text:p>05/03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23611111111111" calcext:value-type="float">
            <text:p>0.4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3-05" calcext:value-type="date">
            <text:p>05/03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534188034188034" calcext:value-type="float">
            <text:p>0.5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3-12" calcext:value-type="date">
            <text:p>12/03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54700854700855" calcext:value-type="float">
            <text:p>0.3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3-12" calcext:value-type="date">
            <text:p>12/03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326388888888889" calcext:value-type="float">
            <text:p>0.33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3-26" calcext:value-type="date">
            <text:p>26/03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51388888888889" calcext:value-type="float">
            <text:p>0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3-26" calcext:value-type="date">
            <text:p>26/03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0.863782051282051" calcext:value-type="float">
            <text:p>0.8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4-05" calcext:value-type="date">
            <text:p>05/04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02083333333333" calcext:value-type="float">
            <text:p>1.02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4-05" calcext:value-type="date">
            <text:p>05/04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25694444444444" calcext:value-type="float">
            <text:p>1.26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4-10" calcext:value-type="date">
            <text:p>10/04/201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.94764957264957" calcext:value-type="float">
            <text:p>3.95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date" office:date-value="2018-04-10" calcext:value-type="date">
            <text:p>10/04/2018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float" office:value="1.40811965811966" calcext:value-type="float">
            <text:p>1.41</text:p>
          </table:table-cell>
          <table:table-cell table:style-name="ce14"/>
          <table:table-cell table:style-name="ce2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Rep 1 µg L<text:span text:style-name="T1">-1</text:span></text:p>
          </table:table-cell>
          <table:table-cell table:style-name="ce24" office:value-type="string" calcext:value-type="string">
            <text:p>Rep 2 µg L-1</text:p>
          </table:table-cell>
          <table:table-cell table:style-name="ce24" office:value-type="string" calcext:value-type="string">
            <text:p>Rep 3 µg L-1</text:p>
          </table:table-cell>
          <table:table-cell table:style-name="ce24" office:value-type="string" calcext:value-type="string">
            <text:p>Mean µg L-1</text:p>
          </table:table-cell>
          <table:table-cell/>
          <table:table-cell table:style-name="ce24" office:value-type="string" calcext:value-type="string">
            <text:p>Responsibility of measurements taken on by Oban Jones contact- obj@pml.ac.uk</text:p>
          </table:table-cell>
          <table:table-cell table:number-columns-repeated="1016"/>
        </table:table-row>
        <table:table-row table:style-name="ro1">
          <table:table-cell table:style-name="ce25" office:value-type="date" office:date-value="2018-04-19" calcext:value-type="date">
            <text:p>19-Apr-18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.643919113215669" calcext:value-type="float">
            <text:p>0.64</text:p>
          </table:table-cell>
          <table:table-cell table:style-name="ce27" office:value-type="float" office:value="0.75579857942316" calcext:value-type="float">
            <text:p>0.76</text:p>
          </table:table-cell>
          <table:table-cell table:style-name="ce27" office:value-type="float" office:value="0.670079164873009" calcext:value-type="float">
            <text:p>0.67</text:p>
          </table:table-cell>
          <table:table-cell table:style-name="ce27" office:value-type="float" office:value="0.68993228583728" calcext:value-type="float">
            <text:p>0.6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4-19" calcext:value-type="date">
            <text:p>19-Apr-18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.320784890228153" calcext:value-type="float">
            <text:p>0.32</text:p>
          </table:table-cell>
          <table:table-cell table:style-name="ce27" office:value-type="float" office:value="0.572020103314679" calcext:value-type="float">
            <text:p>0.57</text:p>
          </table:table-cell>
          <table:table-cell table:style-name="ce27" office:value-type="float" office:value="0.530065303486871" calcext:value-type="float">
            <text:p>0.53</text:p>
          </table:table-cell>
          <table:table-cell table:style-name="ce27" office:value-type="float" office:value="0.474290099009901" calcext:value-type="float">
            <text:p>0.4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4-30" calcext:value-type="date">
            <text:p>30-Apr-18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4.16137662505381" calcext:value-type="float">
            <text:p>4.16</text:p>
          </table:table-cell>
          <table:table-cell table:style-name="ce27" office:value-type="float" office:value="2.35814287559191" calcext:value-type="float">
            <text:p>2.36</text:p>
          </table:table-cell>
          <table:table-cell table:style-name="ce27" office:value-type="float" office:value="3.30072737839001" calcext:value-type="float">
            <text:p>3.30</text:p>
          </table:table-cell>
          <table:table-cell table:style-name="ce27" office:value-type="float" office:value="3.27341562634524" calcext:value-type="float">
            <text:p>3.2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4-30" calcext:value-type="date">
            <text:p>30-Apr-18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4.83215983641843" calcext:value-type="float">
            <text:p>4.83</text:p>
          </table:table-cell>
          <table:table-cell table:style-name="ce27" office:value-type="float" office:value="2.2247101592768" calcext:value-type="float">
            <text:p>2.22</text:p>
          </table:table-cell>
          <table:table-cell table:style-name="ce27" office:value-type="float" office:value="3.68259832113646" calcext:value-type="float">
            <text:p>3.68</text:p>
          </table:table-cell>
          <table:table-cell table:style-name="ce27" office:value-type="float" office:value="3.57982277227723" calcext:value-type="float">
            <text:p>3.5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5-08" calcext:value-type="date">
            <text:p>08-May-18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1.14457972449419" calcext:value-type="float">
            <text:p>1.14</text:p>
          </table:table-cell>
          <table:table-cell table:style-name="ce27" office:value-type="float" office:value="0.964749935428326" calcext:value-type="float">
            <text:p>0.96</text:p>
          </table:table-cell>
          <table:table-cell table:style-name="ce27" office:value-type="float" office:value="0.960965777012484" calcext:value-type="float">
            <text:p>0.96</text:p>
          </table:table-cell>
          <table:table-cell table:style-name="ce27" office:value-type="float" office:value="1.02343181231167" calcext:value-type="float">
            <text:p>1.02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5-08" calcext:value-type="date">
            <text:p>08-May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08271696082652" calcext:value-type="float">
            <text:p>1.08</text:p>
          </table:table-cell>
          <table:table-cell table:style-name="ce27" office:value-type="float" office:value="1.1987096427034" calcext:value-type="float">
            <text:p>1.20</text:p>
          </table:table-cell>
          <table:table-cell table:style-name="ce27" office:value-type="float" office:value="1.21384627636677" calcext:value-type="float">
            <text:p>1.21</text:p>
          </table:table-cell>
          <table:table-cell table:style-name="ce27" office:value-type="float" office:value="1.16509095996556" calcext:value-type="float">
            <text:p>1.1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5-14" calcext:value-type="date">
            <text:p>14-May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513356370640996" calcext:value-type="float">
            <text:p>0.51</text:p>
          </table:table-cell>
          <table:table-cell table:style-name="ce27" office:value-type="float" office:value="0.559489139199427" calcext:value-type="float">
            <text:p>0.56</text:p>
          </table:table-cell>
          <table:table-cell table:style-name="ce27" office:value-type="float" office:value="0.320106044617881" calcext:value-type="float">
            <text:p>0.32</text:p>
          </table:table-cell>
          <table:table-cell table:style-name="ce27" office:value-type="float" office:value="0.464317184819435" calcext:value-type="float">
            <text:p>0.4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5-14" calcext:value-type="date">
            <text:p>14-May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08249753616119" calcext:value-type="float">
            <text:p>0.41</text:p>
          </table:table-cell>
          <table:table-cell table:style-name="ce27" office:value-type="float" office:value="0.342459035568873" calcext:value-type="float">
            <text:p>0.34</text:p>
          </table:table-cell>
          <table:table-cell table:style-name="ce27" office:value-type="float" office:value="-0.0017136123361174" calcext:value-type="float">
            <text:p>0.00</text:p>
          </table:table-cell>
          <table:table-cell table:style-name="ce27" office:value-type="float" office:value="0.249665058949625" calcext:value-type="float">
            <text:p>0.2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5-21" calcext:value-type="date">
            <text:p>21-May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93381357450748" calcext:value-type="float">
            <text:p>0.49</text:p>
          </table:table-cell>
          <table:table-cell table:style-name="ce27" office:value-type="float" office:value="0.857211954844554" calcext:value-type="float">
            <text:p>0.86</text:p>
          </table:table-cell>
          <table:table-cell table:style-name="ce27" office:value-type="float" office:value="0.608634012921466" calcext:value-type="float">
            <text:p>0.61</text:p>
          </table:table-cell>
          <table:table-cell table:style-name="ce27" office:value-type="float" office:value="0.653075775072256" calcext:value-type="float">
            <text:p>0.6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5-21" calcext:value-type="date">
            <text:p>21-May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17617803848566" calcext:value-type="float">
            <text:p>1.18</text:p>
          </table:table-cell>
          <table:table-cell table:style-name="ce27" office:value-type="float" office:value="1.16745878669627" calcext:value-type="float">
            <text:p>1.17</text:p>
          </table:table-cell>
          <table:table-cell table:style-name="ce27" office:value-type="float" office:value="1.18172665326073" calcext:value-type="float">
            <text:p>1.18</text:p>
          </table:table-cell>
          <table:table-cell table:style-name="ce27" office:value-type="float" office:value="1.17512115948089" calcext:value-type="float">
            <text:p>1.1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04" calcext:value-type="date">
            <text:p>04-Jun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255266517674933" calcext:value-type="float">
            <text:p>0.26</text:p>
          </table:table-cell>
          <table:table-cell table:style-name="ce27" office:value-type="float" office:value="0.204694857296447" calcext:value-type="float">
            <text:p>0.20</text:p>
          </table:table-cell>
          <table:table-cell table:style-name="ce27" office:value-type="float" office:value="0.172195827899615" calcext:value-type="float">
            <text:p>0.17</text:p>
          </table:table-cell>
          <table:table-cell table:style-name="ce27" office:value-type="float" office:value="0.210719067623665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04" calcext:value-type="date">
            <text:p>04-Jun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283643718953142" calcext:value-type="float">
            <text:p>0.28</text:p>
          </table:table-cell>
          <table:table-cell table:style-name="ce27" office:value-type="float" office:value="0.269058788687247" calcext:value-type="float">
            <text:p>0.27</text:p>
          </table:table-cell>
          <table:table-cell table:style-name="ce27" office:value-type="float" office:value="0.206597239505042" calcext:value-type="float">
            <text:p>0.21</text:p>
          </table:table-cell>
          <table:table-cell table:style-name="ce27" office:value-type="float" office:value="0.253099915715144" calcext:value-type="float">
            <text:p>0.2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11" calcext:value-type="date">
            <text:p>11-Jun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89860058933033" calcext:value-type="float">
            <text:p>0.39</text:p>
          </table:table-cell>
          <table:table-cell table:style-name="ce27" office:value-type="float" office:value="0.409359476571133" calcext:value-type="float">
            <text:p>0.41</text:p>
          </table:table-cell>
          <table:table-cell table:style-name="ce27" office:value-type="float" office:value="0.182500398196171" calcext:value-type="float">
            <text:p>0.18</text:p>
          </table:table-cell>
          <table:table-cell table:style-name="ce27" office:value-type="float" office:value="0.327239977900113" calcext:value-type="float">
            <text:p>0.33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11" calcext:value-type="date">
            <text:p>11-Jun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32505126775706" calcext:value-type="float">
            <text:p>0.43</text:p>
          </table:table-cell>
          <table:table-cell table:style-name="ce27" office:value-type="float" office:value="0.533806979383393" calcext:value-type="float">
            <text:p>0.53</text:p>
          </table:table-cell>
          <table:table-cell table:style-name="ce27" office:value-type="float" office:value="0.3768604471743" calcext:value-type="float">
            <text:p>0.38</text:p>
          </table:table-cell>
          <table:table-cell table:style-name="ce27" office:value-type="float" office:value="0.447724184444467" calcext:value-type="float">
            <text:p>0.4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18" calcext:value-type="date">
            <text:p>18-Jun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.67713868674903" calcext:value-type="float">
            <text:p>1.68</text:p>
          </table:table-cell>
          <table:table-cell table:style-name="ce27" office:value-type="float" office:value="1.94775255592167" calcext:value-type="float">
            <text:p>1.95</text:p>
          </table:table-cell>
          <table:table-cell table:style-name="ce27" office:value-type="float" office:value="1.4252315759609" calcext:value-type="float">
            <text:p>1.43</text:p>
          </table:table-cell>
          <table:table-cell table:style-name="ce27" office:value-type="float" office:value="1.6833742728772" calcext:value-type="float">
            <text:p>1.6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18" calcext:value-type="date">
            <text:p>18-Jun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07313233552009" calcext:value-type="float">
            <text:p>1.07</text:p>
          </table:table-cell>
          <table:table-cell table:style-name="ce27" office:value-type="float" office:value="1.16381255412979" calcext:value-type="float">
            <text:p>1.16</text:p>
          </table:table-cell>
          <table:table-cell table:style-name="ce27" office:value-type="float" office:value="1.19393360576588" calcext:value-type="float">
            <text:p>1.19</text:p>
          </table:table-cell>
          <table:table-cell table:style-name="ce27" office:value-type="float" office:value="1.14362616513859" calcext:value-type="float">
            <text:p>1.14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25" calcext:value-type="date">
            <text:p>25-Jun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98454376673668" calcext:value-type="float">
            <text:p>0.50</text:p>
          </table:table-cell>
          <table:table-cell table:style-name="ce27" office:value-type="float" office:value="0.481491468647029" calcext:value-type="float">
            <text:p>0.48</text:p>
          </table:table-cell>
          <table:table-cell table:style-name="ce27" office:value-type="float" office:value="0.490369252287139" calcext:value-type="float">
            <text:p>0.49</text:p>
          </table:table-cell>
          <table:table-cell table:style-name="ce27" office:value-type="float" office:value="0.490105032535945" calcext:value-type="float">
            <text:p>0.4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6-25" calcext:value-type="date">
            <text:p>25-Jun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870053034752571" calcext:value-type="float">
            <text:p>0.87</text:p>
          </table:table-cell>
          <table:table-cell table:style-name="ce27" office:value-type="float" office:value="0.936160816501249" calcext:value-type="float">
            <text:p>0.94</text:p>
          </table:table-cell>
          <table:table-cell table:style-name="ce27" office:value-type="float" office:value="0.932673115785492" calcext:value-type="float">
            <text:p>0.93</text:p>
          </table:table-cell>
          <table:table-cell table:style-name="ce27" office:value-type="float" office:value="0.912962322346437" calcext:value-type="float">
            <text:p>0.9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7-02" calcext:value-type="date">
            <text:p>02-Jul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80698809393448" calcext:value-type="float">
            <text:p>0.48</text:p>
          </table:table-cell>
          <table:table-cell table:style-name="ce27" office:value-type="float" office:value="0.462150582859646" calcext:value-type="float">
            <text:p>0.46</text:p>
          </table:table-cell>
          <table:table-cell table:style-name="ce27" office:value-type="float" office:value="0.453431331070252" calcext:value-type="float">
            <text:p>0.45</text:p>
          </table:table-cell>
          <table:table-cell table:style-name="ce27" office:value-type="float" office:value="0.465426907774448" calcext:value-type="float">
            <text:p>0.4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7-02" calcext:value-type="date">
            <text:p>02-Jul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523502409086837" calcext:value-type="float">
            <text:p>0.52</text:p>
          </table:table-cell>
          <table:table-cell table:style-name="ce27" office:value-type="float" office:value="0.672046753207968" calcext:value-type="float">
            <text:p>0.67</text:p>
          </table:table-cell>
          <table:table-cell table:style-name="ce27" office:value-type="float" office:value="0.566464540630942" calcext:value-type="float">
            <text:p>0.57</text:p>
          </table:table-cell>
          <table:table-cell table:style-name="ce27" office:value-type="float" office:value="0.587337900975249" calcext:value-type="float">
            <text:p>0.5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7-09" calcext:value-type="date">
            <text:p>09-Jul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294423884801848" calcext:value-type="float">
            <text:p>0.29</text:p>
          </table:table-cell>
          <table:table-cell table:style-name="ce27" office:value-type="float" office:value="0.509551606223806" calcext:value-type="float">
            <text:p>0.51</text:p>
          </table:table-cell>
          <table:table-cell table:style-name="ce27" office:value-type="float" office:value="0.239888928155456" calcext:value-type="float">
            <text:p>0.24</text:p>
          </table:table-cell>
          <table:table-cell table:style-name="ce27" office:value-type="float" office:value="0.347954806393703" calcext:value-type="float">
            <text:p>0.3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7-09" calcext:value-type="date">
            <text:p>09-Jul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36626954894329" calcext:value-type="float">
            <text:p>0.44</text:p>
          </table:table-cell>
          <table:table-cell table:style-name="ce27" office:value-type="float" office:value="0.479906150139866" calcext:value-type="float">
            <text:p>0.48</text:p>
          </table:table-cell>
          <table:table-cell table:style-name="ce27" office:value-type="float" office:value="0.435992827491464" calcext:value-type="float">
            <text:p>0.44</text:p>
          </table:table-cell>
          <table:table-cell table:style-name="ce27" office:value-type="float" office:value="0.450841977508553" calcext:value-type="float">
            <text:p>0.4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7-16" calcext:value-type="date">
            <text:p>16-Jul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189065080048819" calcext:value-type="float">
            <text:p>0.19</text:p>
          </table:table-cell>
          <table:table-cell table:style-name="ce27" office:value-type="float" office:value="0.19755815205686" calcext:value-type="float">
            <text:p>0.20</text:p>
          </table:table-cell>
          <table:table-cell table:style-name="ce27" office:value-type="float" office:value="0.194944899131309" calcext:value-type="float">
            <text:p>0.19</text:p>
          </table:table-cell>
          <table:table-cell table:style-name="ce27" office:value-type="float" office:value="0.193856043745663" calcext:value-type="float">
            <text:p>0.1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7-16" calcext:value-type="date">
            <text:p>16-Jul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50853525019743" calcext:value-type="float">
            <text:p>0.51</text:p>
          </table:table-cell>
          <table:table-cell table:style-name="ce27" office:value-type="float" office:value="0.343900315887716" calcext:value-type="float">
            <text:p>0.34</text:p>
          </table:table-cell>
          <table:table-cell table:style-name="ce27" office:value-type="float" office:value="0.301108299231819" calcext:value-type="float">
            <text:p>0.30</text:p>
          </table:table-cell>
          <table:table-cell table:style-name="ce27" office:value-type="float" office:value="0.384514621772322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7-30" calcext:value-type="date">
            <text:p>30-Jul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08621401392778" calcext:value-type="float">
            <text:p>0.31</text:p>
          </table:table-cell>
          <table:table-cell table:style-name="ce27" office:value-type="float" office:value="0.187105140354656" calcext:value-type="float">
            <text:p>0.19</text:p>
          </table:table-cell>
          <table:table-cell table:style-name="ce27" office:value-type="float" office:value="0.101031122119319" calcext:value-type="float">
            <text:p>0.10</text:p>
          </table:table-cell>
          <table:table-cell table:style-name="ce27" office:value-type="float" office:value="0.198919221288918" calcext:value-type="float">
            <text:p>0.20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8-06" calcext:value-type="date">
            <text:p>06-Aug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67909577141216" calcext:value-type="float">
            <text:p>0.37</text:p>
          </table:table-cell>
          <table:table-cell table:style-name="ce27" office:value-type="float" office:value="0.395512061167349" calcext:value-type="float">
            <text:p>0.40</text:p>
          </table:table-cell>
          <table:table-cell table:style-name="ce27" office:value-type="float" office:value="0.417724711034532" calcext:value-type="float">
            <text:p>0.42</text:p>
          </table:table-cell>
          <table:table-cell table:style-name="ce27" office:value-type="float" office:value="0.393715449781032" calcext:value-type="float">
            <text:p>0.3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8-06" calcext:value-type="date">
            <text:p>06-Aug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2.66316228731424" calcext:value-type="float">
            <text:p>2.66</text:p>
          </table:table-cell>
          <table:table-cell table:style-name="ce27" office:value-type="float" office:value="2.74384647139062" calcext:value-type="float">
            <text:p>2.74</text:p>
          </table:table-cell>
          <table:table-cell table:style-name="ce27" office:value-type="float" office:value="3.15429050900998" calcext:value-type="float">
            <text:p>3.15</text:p>
          </table:table-cell>
          <table:table-cell table:style-name="ce27" office:value-type="float" office:value="2.85376642257161" calcext:value-type="float">
            <text:p>2.8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06" calcext:value-type="date">
            <text:p>06-Sep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889750470578104" calcext:value-type="float">
            <text:p>0.89</text:p>
          </table:table-cell>
          <table:table-cell table:style-name="ce27" table:number-columns-repeated="2"/>
          <table:table-cell table:style-name="ce27" office:value-type="float" office:value="0.889750470578104" calcext:value-type="float">
            <text:p>0.8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06" calcext:value-type="date">
            <text:p>06-Sep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77100054746995" calcext:value-type="float">
            <text:p>1.77</text:p>
          </table:table-cell>
          <table:table-cell table:style-name="ce27" table:number-columns-repeated="2"/>
          <table:table-cell table:style-name="ce27" office:value-type="float" office:value="1.77100054746995" calcext:value-type="float">
            <text:p>1.7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06" calcext:value-type="date">
            <text:p>06-Sep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641127449774246" calcext:value-type="float">
            <text:p>0.64</text:p>
          </table:table-cell>
          <table:table-cell table:style-name="ce27" table:number-columns-repeated="2"/>
          <table:table-cell table:style-name="ce27" office:value-type="float" office:value="0.641127449774246" calcext:value-type="float">
            <text:p>0.64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06" calcext:value-type="date">
            <text:p>06-Sep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672866558813036" calcext:value-type="float">
            <text:p>0.67</text:p>
          </table:table-cell>
          <table:table-cell table:style-name="ce27" table:number-columns-repeated="2"/>
          <table:table-cell table:style-name="ce27" office:value-type="float" office:value="0.672866558813036" calcext:value-type="float">
            <text:p>0.6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17" calcext:value-type="date">
            <text:p>17-Sep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2.33928225285376" calcext:value-type="float">
            <text:p>2.34</text:p>
          </table:table-cell>
          <table:table-cell table:style-name="ce27" office:value-type="float" office:value="2.30922984420992" calcext:value-type="float">
            <text:p>2.31</text:p>
          </table:table-cell>
          <table:table-cell table:style-name="ce27" office:value-type="float" office:value="2.19800326656616" calcext:value-type="float">
            <text:p>2.20</text:p>
          </table:table-cell>
          <table:table-cell table:style-name="ce27" office:value-type="float" office:value="2.28217178787661" calcext:value-type="float">
            <text:p>2.2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17" calcext:value-type="date">
            <text:p>17-Sep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2.35626839686984" calcext:value-type="float">
            <text:p>2.36</text:p>
          </table:table-cell>
          <table:table-cell table:style-name="ce27" office:value-type="float" office:value="2.4758247182138" calcext:value-type="float">
            <text:p>2.48</text:p>
          </table:table-cell>
          <table:table-cell table:style-name="ce27" office:value-type="float" office:value="2.43417599971283" calcext:value-type="float">
            <text:p>2.43</text:p>
          </table:table-cell>
          <table:table-cell table:style-name="ce27" office:value-type="float" office:value="2.42208970493216" calcext:value-type="float">
            <text:p>2.42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24" calcext:value-type="date">
            <text:p>24-Sep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19592267256882" calcext:value-type="float">
            <text:p>0.20</text:p>
          </table:table-cell>
          <table:table-cell table:style-name="ce27" office:value-type="float" office:value="0.202374118135288" calcext:value-type="float">
            <text:p>0.20</text:p>
          </table:table-cell>
          <table:table-cell table:style-name="ce27"/>
          <table:table-cell table:style-name="ce27" office:value-type="float" office:value="0.199148395352054" calcext:value-type="float">
            <text:p>0.20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24" calcext:value-type="date">
            <text:p>24-Sep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1005412228524" calcext:value-type="float">
            <text:p>1.10</text:p>
          </table:table-cell>
          <table:table-cell table:style-name="ce27" office:value-type="float" office:value="1.43585903997787" calcext:value-type="float">
            <text:p>1.44</text:p>
          </table:table-cell>
          <table:table-cell table:style-name="ce27" office:value-type="float" office:value="1.06041637847558" calcext:value-type="float">
            <text:p>1.06</text:p>
          </table:table-cell>
          <table:table-cell table:style-name="ce27" office:value-type="float" office:value="1.19893888043528" calcext:value-type="float">
            <text:p>1.20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24" calcext:value-type="date">
            <text:p>24-Sep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1.40124152718218" calcext:value-type="float">
            <text:p>1.40</text:p>
          </table:table-cell>
          <table:table-cell table:style-name="ce27" office:value-type="float" office:value="1.20706875086457" calcext:value-type="float">
            <text:p>1.21</text:p>
          </table:table-cell>
          <table:table-cell table:style-name="ce27" office:value-type="float" office:value="1.12209849218426" calcext:value-type="float">
            <text:p>1.12</text:p>
          </table:table-cell>
          <table:table-cell table:style-name="ce27" office:value-type="float" office:value="1.24346959007701" calcext:value-type="float">
            <text:p>1.24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09-24" calcext:value-type="date">
            <text:p>24-Sep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1.67928309586388" calcext:value-type="float">
            <text:p>1.68</text:p>
          </table:table-cell>
          <table:table-cell table:style-name="ce27" office:value-type="float" office:value="1.62232155208189" calcext:value-type="float">
            <text:p>1.62</text:p>
          </table:table-cell>
          <table:table-cell table:style-name="ce27"/>
          <table:table-cell table:style-name="ce27" office:value-type="float" office:value="1.65080232397289" calcext:value-type="float">
            <text:p>1.6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1" calcext:value-type="date">
            <text:p>01-Oct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860421565915064" calcext:value-type="float">
            <text:p>0.86</text:p>
          </table:table-cell>
          <table:table-cell table:style-name="ce27" office:value-type="float" office:value="0.76915721399917" calcext:value-type="float">
            <text:p>0.77</text:p>
          </table:table-cell>
          <table:table-cell table:style-name="ce27" office:value-type="float" office:value="0.687334001936644" calcext:value-type="float">
            <text:p>0.69</text:p>
          </table:table-cell>
          <table:table-cell table:style-name="ce27" office:value-type="float" office:value="0.77230426061696" calcext:value-type="float">
            <text:p>0.7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1" calcext:value-type="date">
            <text:p>01-Oct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738630861806612" calcext:value-type="float">
            <text:p>0.74</text:p>
          </table:table-cell>
          <table:table-cell table:style-name="ce27" office:value-type="float" office:value="0.916281643380827" calcext:value-type="float">
            <text:p>0.92</text:p>
          </table:table-cell>
          <table:table-cell table:style-name="ce27" office:value-type="float" office:value="0.627382763867755" calcext:value-type="float">
            <text:p>0.63</text:p>
          </table:table-cell>
          <table:table-cell table:style-name="ce27" office:value-type="float" office:value="0.760765089685065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1" calcext:value-type="date">
            <text:p>01-Oct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677735509752386" calcext:value-type="float">
            <text:p>0.68</text:p>
          </table:table-cell>
          <table:table-cell table:style-name="ce27" office:value-type="float" office:value="0.929971296168212" calcext:value-type="float">
            <text:p>0.93</text:p>
          </table:table-cell>
          <table:table-cell table:style-name="ce27" office:value-type="float" office:value="0.767111633697607" calcext:value-type="float">
            <text:p>0.77</text:p>
          </table:table-cell>
          <table:table-cell table:style-name="ce27" office:value-type="float" office:value="0.791606146539401" calcext:value-type="float">
            <text:p>0.7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1" calcext:value-type="date">
            <text:p>01-Oct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13546133628441" calcext:value-type="float">
            <text:p>0.21</text:p>
          </table:table-cell>
          <table:table-cell table:style-name="ce27" office:value-type="float" office:value="0.20772409738553" calcext:value-type="float">
            <text:p>0.21</text:p>
          </table:table-cell>
          <table:table-cell table:style-name="ce27" office:value-type="float" office:value="0.199699128510167" calcext:value-type="float">
            <text:p>0.20</text:p>
          </table:table-cell>
          <table:table-cell table:style-name="ce27" office:value-type="float" office:value="0.206989786508046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8" calcext:value-type="date">
            <text:p>08-Oct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825996451803666" calcext:value-type="float">
            <text:p>0.83</text:p>
          </table:table-cell>
          <table:table-cell table:style-name="ce27" office:value-type="float" office:value="0.61612063867534" calcext:value-type="float">
            <text:p>0.62</text:p>
          </table:table-cell>
          <table:table-cell table:style-name="ce27" office:value-type="float" office:value="0.62795978710822" calcext:value-type="float">
            <text:p>0.63</text:p>
          </table:table-cell>
          <table:table-cell table:style-name="ce27" office:value-type="float" office:value="0.690025625862409" calcext:value-type="float">
            <text:p>0.6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8" calcext:value-type="date">
            <text:p>08-Oct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960666765227676" calcext:value-type="float">
            <text:p>0.96</text:p>
          </table:table-cell>
          <table:table-cell table:style-name="ce27" office:value-type="float" office:value="0.90133648728563" calcext:value-type="float">
            <text:p>0.90</text:p>
          </table:table-cell>
          <table:table-cell table:style-name="ce27" office:value-type="float" office:value="0.910753991720875" calcext:value-type="float">
            <text:p>0.91</text:p>
          </table:table-cell>
          <table:table-cell table:style-name="ce27" office:value-type="float" office:value="0.924252414744727" calcext:value-type="float">
            <text:p>0.92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8" calcext:value-type="date">
            <text:p>08-Oct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813081017149615" calcext:value-type="float">
            <text:p>0.81</text:p>
          </table:table-cell>
          <table:table-cell table:style-name="ce27" office:value-type="float" office:value="0.616389710230633" calcext:value-type="float">
            <text:p>0.62</text:p>
          </table:table-cell>
          <table:table-cell table:style-name="ce27" office:value-type="float" office:value="0.724825547013601" calcext:value-type="float">
            <text:p>0.72</text:p>
          </table:table-cell>
          <table:table-cell table:style-name="ce27" office:value-type="float" office:value="0.718098758131283" calcext:value-type="float">
            <text:p>0.72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08" calcext:value-type="date">
            <text:p>08-Oct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728458013010053" calcext:value-type="float">
            <text:p>0.73</text:p>
          </table:table-cell>
          <table:table-cell table:style-name="ce27" office:value-type="float" office:value="0.510106445890006" calcext:value-type="float">
            <text:p>0.51</text:p>
          </table:table-cell>
          <table:table-cell table:style-name="ce27" office:value-type="float" office:value="0.580199586043761" calcext:value-type="float">
            <text:p>0.58</text:p>
          </table:table-cell>
          <table:table-cell table:style-name="ce27" office:value-type="float" office:value="0.60625468164794" calcext:value-type="float">
            <text:p>0.6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17" calcext:value-type="date">
            <text:p>17-Oct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620829390892963" calcext:value-type="float">
            <text:p>0.62</text:p>
          </table:table-cell>
          <table:table-cell table:style-name="ce27" office:value-type="float" office:value="0.547910999408634" calcext:value-type="float">
            <text:p>0.55</text:p>
          </table:table-cell>
          <table:table-cell table:style-name="ce27" office:value-type="float" office:value="0.626345357776463" calcext:value-type="float">
            <text:p>0.63</text:p>
          </table:table-cell>
          <table:table-cell table:style-name="ce27" office:value-type="float" office:value="0.59836191602602" calcext:value-type="float">
            <text:p>0.60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17" calcext:value-type="date">
            <text:p>17-Oct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342609402720284" calcext:value-type="float">
            <text:p>0.34</text:p>
          </table:table-cell>
          <table:table-cell table:style-name="ce27" office:value-type="float" office:value="0.367767593140154" calcext:value-type="float">
            <text:p>0.37</text:p>
          </table:table-cell>
          <table:table-cell table:style-name="ce27" office:value-type="float" office:value="0.336017149615612" calcext:value-type="float">
            <text:p>0.34</text:p>
          </table:table-cell>
          <table:table-cell table:style-name="ce27" office:value-type="float" office:value="0.348798048492016" calcext:value-type="float">
            <text:p>0.3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17" calcext:value-type="date">
            <text:p>17-Oct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76821407451212" calcext:value-type="float">
            <text:p>0.28</text:p>
          </table:table-cell>
          <table:table-cell table:style-name="ce27" office:value-type="float" office:value="0.374090774689533" calcext:value-type="float">
            <text:p>0.37</text:p>
          </table:table-cell>
          <table:table-cell table:style-name="ce27" office:value-type="float" office:value="0.347990833826138" calcext:value-type="float">
            <text:p>0.35</text:p>
          </table:table-cell>
          <table:table-cell table:style-name="ce27" office:value-type="float" office:value="0.332967671988961" calcext:value-type="float">
            <text:p>0.33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17" calcext:value-type="date">
            <text:p>17-Oct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94580130100532" calcext:value-type="float">
            <text:p>0.29</text:p>
          </table:table-cell>
          <table:table-cell table:style-name="ce27" office:value-type="float" office:value="0.255968361916026" calcext:value-type="float">
            <text:p>0.26</text:p>
          </table:table-cell>
          <table:table-cell table:style-name="ce27" office:value-type="float" office:value="0.275879657007688" calcext:value-type="float">
            <text:p>0.28</text:p>
          </table:table-cell>
          <table:table-cell table:style-name="ce27" office:value-type="float" office:value="0.275476049674749" calcext:value-type="float">
            <text:p>0.2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2" calcext:value-type="date">
            <text:p>22-Oct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812248929718159" calcext:value-type="float">
            <text:p>0.81</text:p>
          </table:table-cell>
          <table:table-cell table:style-name="ce27" office:value-type="float" office:value="0.792363985016054" calcext:value-type="float">
            <text:p>0.79</text:p>
          </table:table-cell>
          <table:table-cell table:style-name="ce27" office:value-type="float" office:value="0.768928157331431" calcext:value-type="float">
            <text:p>0.77</text:p>
          </table:table-cell>
          <table:table-cell table:style-name="ce27" office:value-type="float" office:value="0.791180357355215" calcext:value-type="float">
            <text:p>0.79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2" calcext:value-type="date">
            <text:p>22-Oct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76509320371031" calcext:value-type="float">
            <text:p>0.77</text:p>
          </table:table-cell>
          <table:table-cell table:style-name="ce27" office:value-type="float" office:value="0.780717088833393" calcext:value-type="float">
            <text:p>0.78</text:p>
          </table:table-cell>
          <table:table-cell table:style-name="ce27" office:value-type="float" office:value="0.697626427042454" calcext:value-type="float">
            <text:p>0.70</text:p>
          </table:table-cell>
          <table:table-cell table:style-name="ce27" office:value-type="float" office:value="0.747812239862052" calcext:value-type="float">
            <text:p>0.7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2" calcext:value-type="date">
            <text:p>22-Oct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667230868712094" calcext:value-type="float">
            <text:p>0.67</text:p>
          </table:table-cell>
          <table:table-cell table:style-name="ce27" office:value-type="float" office:value="0.621921601855155" calcext:value-type="float">
            <text:p>0.62</text:p>
          </table:table-cell>
          <table:table-cell table:style-name="ce27" office:value-type="float" office:value="0.599337986086336" calcext:value-type="float">
            <text:p>0.60</text:p>
          </table:table-cell>
          <table:table-cell table:style-name="ce27" office:value-type="float" office:value="0.629496818884528" calcext:value-type="float">
            <text:p>0.63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2" calcext:value-type="date">
            <text:p>22-Oct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539967222618623" calcext:value-type="float">
            <text:p>0.54</text:p>
          </table:table-cell>
          <table:table-cell table:style-name="ce27" office:value-type="float" office:value="0.493663708526579" calcext:value-type="float">
            <text:p>0.49</text:p>
          </table:table-cell>
          <table:table-cell table:style-name="ce27" office:value-type="float" office:value="0.490965037459864" calcext:value-type="float">
            <text:p>0.49</text:p>
          </table:table-cell>
          <table:table-cell table:style-name="ce27" office:value-type="float" office:value="0.508198656201689" calcext:value-type="float">
            <text:p>0.5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9" calcext:value-type="date">
            <text:p>29-Oct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547921200499465" calcext:value-type="float">
            <text:p>0.55</text:p>
          </table:table-cell>
          <table:table-cell table:style-name="ce27" office:value-type="float" office:value="0.613825588655012" calcext:value-type="float">
            <text:p>0.61</text:p>
          </table:table-cell>
          <table:table-cell table:style-name="ce27" office:value-type="float" office:value="0.56979463967178" calcext:value-type="float">
            <text:p>0.57</text:p>
          </table:table-cell>
          <table:table-cell table:style-name="ce27" office:value-type="float" office:value="0.577180476275419" calcext:value-type="float">
            <text:p>0.5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9" calcext:value-type="date">
            <text:p>29-Oct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545506600071352" calcext:value-type="float">
            <text:p>0.55</text:p>
          </table:table-cell>
          <table:table-cell table:style-name="ce27" office:value-type="float" office:value="0.658424678915448" calcext:value-type="float">
            <text:p>0.66</text:p>
          </table:table-cell>
          <table:table-cell table:style-name="ce27" office:value-type="float" office:value="0.589537549054584" calcext:value-type="float">
            <text:p>0.59</text:p>
          </table:table-cell>
          <table:table-cell table:style-name="ce27" office:value-type="float" office:value="0.597822942680461" calcext:value-type="float">
            <text:p>0.60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9" calcext:value-type="date">
            <text:p>29-Oct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708421111309311" calcext:value-type="float">
            <text:p>0.71</text:p>
          </table:table-cell>
          <table:table-cell table:style-name="ce27" office:value-type="float" office:value="0.59053179628969" calcext:value-type="float">
            <text:p>0.59</text:p>
          </table:table-cell>
          <table:table-cell table:style-name="ce27" office:value-type="float" office:value="0.523917231537638" calcext:value-type="float">
            <text:p>0.52</text:p>
          </table:table-cell>
          <table:table-cell table:style-name="ce27" office:value-type="float" office:value="0.607623379712213" calcext:value-type="float">
            <text:p>0.6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0-29" calcext:value-type="date">
            <text:p>29-Oct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60757603460578" calcext:value-type="float">
            <text:p>0.61</text:p>
          </table:table-cell>
          <table:table-cell table:style-name="ce27" office:value-type="float" office:value="0.450200900820549" calcext:value-type="float">
            <text:p>0.45</text:p>
          </table:table-cell>
          <table:table-cell table:style-name="ce27" office:value-type="float" office:value="0.55843181412772" calcext:value-type="float">
            <text:p>0.56</text:p>
          </table:table-cell>
          <table:table-cell table:style-name="ce27" office:value-type="float" office:value="0.53873624985135" calcext:value-type="float">
            <text:p>0.54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13" calcext:value-type="date">
            <text:p>13-Nov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67862211709048" calcext:value-type="float">
            <text:p>0.47</text:p>
          </table:table-cell>
          <table:table-cell table:style-name="ce27" office:value-type="float" office:value="0.484275576581904" calcext:value-type="float">
            <text:p>0.48</text:p>
          </table:table-cell>
          <table:table-cell table:style-name="ce27" office:value-type="float" office:value="0.637242755765819" calcext:value-type="float">
            <text:p>0.64</text:p>
          </table:table-cell>
          <table:table-cell table:style-name="ce27" office:value-type="float" office:value="0.52979351468559" calcext:value-type="float">
            <text:p>0.53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13" calcext:value-type="date">
            <text:p>13-Nov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512124482554701" calcext:value-type="float">
            <text:p>0.51</text:p>
          </table:table-cell>
          <table:table-cell table:style-name="ce27" office:value-type="float" office:value="0.512662625665287" calcext:value-type="float">
            <text:p>0.51</text:p>
          </table:table-cell>
          <table:table-cell table:style-name="ce27" office:value-type="float" office:value="0.546431105854524" calcext:value-type="float">
            <text:p>0.55</text:p>
          </table:table-cell>
          <table:table-cell table:style-name="ce27" office:value-type="float" office:value="0.523739404691504" calcext:value-type="float">
            <text:p>0.52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13" calcext:value-type="date">
            <text:p>13-Nov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85486398580721" calcext:value-type="float">
            <text:p>0.49</text:p>
          </table:table-cell>
          <table:table-cell table:style-name="ce27" office:value-type="float" office:value="0.442434949733885" calcext:value-type="float">
            <text:p>0.44</text:p>
          </table:table-cell>
          <table:table-cell table:style-name="ce27"/>
          <table:table-cell table:style-name="ce27" office:value-type="float" office:value="0.463960674157303" calcext:value-type="float">
            <text:p>0.4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13" calcext:value-type="date">
            <text:p>13-Nov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625538143110585" calcext:value-type="float">
            <text:p>0.63</text:p>
          </table:table-cell>
          <table:table-cell table:style-name="ce27" office:value-type="float" office:value="0.411895328208161" calcext:value-type="float">
            <text:p>0.41</text:p>
          </table:table-cell>
          <table:table-cell table:style-name="ce27" office:value-type="float" office:value="0.500823477232407" calcext:value-type="float">
            <text:p>0.50</text:p>
          </table:table-cell>
          <table:table-cell table:style-name="ce27" office:value-type="float" office:value="0.512752316183718" calcext:value-type="float">
            <text:p>0.5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0" calcext:value-type="date">
            <text:p>20-Nov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803394441159077" calcext:value-type="float">
            <text:p>0.80</text:p>
          </table:table-cell>
          <table:table-cell table:style-name="ce27" office:value-type="float" office:value="0.82882170313424" calcext:value-type="float">
            <text:p>0.83</text:p>
          </table:table-cell>
          <table:table-cell table:style-name="ce27" office:value-type="float" office:value="0.628497930218805" calcext:value-type="float">
            <text:p>0.63</text:p>
          </table:table-cell>
          <table:table-cell table:style-name="ce27" office:value-type="float" office:value="0.753571358170707" calcext:value-type="float">
            <text:p>0.7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0" calcext:value-type="date">
            <text:p>20-Nov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06008870490834" calcext:value-type="float">
            <text:p>1.06</text:p>
          </table:table-cell>
          <table:table-cell table:style-name="ce27" office:value-type="float" office:value="1.13058545239503" calcext:value-type="float">
            <text:p>1.13</text:p>
          </table:table-cell>
          <table:table-cell table:style-name="ce27" office:value-type="float" office:value="1.15049674748669" calcext:value-type="float">
            <text:p>1.15</text:p>
          </table:table-cell>
          <table:table-cell table:style-name="ce27" office:value-type="float" office:value="1.11372363493002" calcext:value-type="float">
            <text:p>1.1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0" calcext:value-type="date">
            <text:p>20-Nov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8820978710822" calcext:value-type="float">
            <text:p>0.88</text:p>
          </table:table-cell>
          <table:table-cell table:style-name="ce27" office:value-type="float" office:value="0.758459491425192" calcext:value-type="float">
            <text:p>0.76</text:p>
          </table:table-cell>
          <table:table-cell table:style-name="ce27" office:value-type="float" office:value="0.641682436428149" calcext:value-type="float">
            <text:p>0.64</text:p>
          </table:table-cell>
          <table:table-cell table:style-name="ce27" office:value-type="float" office:value="0.76074659964518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0" calcext:value-type="date">
            <text:p>20-Nov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643969544648137" calcext:value-type="float">
            <text:p>0.64</text:p>
          </table:table-cell>
          <table:table-cell table:style-name="ce27" office:value-type="float" office:value="0.527461561206387" calcext:value-type="float">
            <text:p>0.53</text:p>
          </table:table-cell>
          <table:table-cell table:style-name="ce27" office:value-type="float" office:value="0.618407746895328" calcext:value-type="float">
            <text:p>0.62</text:p>
          </table:table-cell>
          <table:table-cell table:style-name="ce27" office:value-type="float" office:value="0.596612950916617" calcext:value-type="float">
            <text:p>0.60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6" calcext:value-type="date">
            <text:p>26-Nov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703837965700769" calcext:value-type="float">
            <text:p>0.70</text:p>
          </table:table-cell>
          <table:table-cell table:style-name="ce27" office:value-type="float" office:value="0.65163808397398" calcext:value-type="float">
            <text:p>0.65</text:p>
          </table:table-cell>
          <table:table-cell table:style-name="ce27" office:value-type="float" office:value="0.674643701951508" calcext:value-type="float">
            <text:p>0.67</text:p>
          </table:table-cell>
          <table:table-cell table:style-name="ce27" office:value-type="float" office:value="0.676706583875419" calcext:value-type="float">
            <text:p>0.6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6" calcext:value-type="date">
            <text:p>26-Nov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11357185097575" calcext:value-type="float">
            <text:p>0.41</text:p>
          </table:table-cell>
          <table:table-cell table:style-name="ce27" office:value-type="float" office:value="0.540915138971023" calcext:value-type="float">
            <text:p>0.54</text:p>
          </table:table-cell>
          <table:table-cell table:style-name="ce27" office:value-type="float" office:value="0.422254583086931" calcext:value-type="float">
            <text:p>0.42</text:p>
          </table:table-cell>
          <table:table-cell table:style-name="ce27" office:value-type="float" office:value="0.45817563571851" calcext:value-type="float">
            <text:p>0.4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6" calcext:value-type="date">
            <text:p>26-Nov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8145032525133" calcext:value-type="float">
            <text:p>0.48</text:p>
          </table:table-cell>
          <table:table-cell table:style-name="ce27" office:value-type="float" office:value="0.522483737433471" calcext:value-type="float">
            <text:p>0.52</text:p>
          </table:table-cell>
          <table:table-cell table:style-name="ce27" office:value-type="float" office:value="0.570513010053223" calcext:value-type="float">
            <text:p>0.57</text:p>
          </table:table-cell>
          <table:table-cell table:style-name="ce27" office:value-type="float" office:value="0.524815690912675" calcext:value-type="float">
            <text:p>0.52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1-26" calcext:value-type="date">
            <text:p>26-Nov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491944115907747" calcext:value-type="float">
            <text:p>0.49</text:p>
          </table:table-cell>
          <table:table-cell table:style-name="ce27" office:value-type="float" office:value="0.366556771141336" calcext:value-type="float">
            <text:p>0.37</text:p>
          </table:table-cell>
          <table:table-cell table:style-name="ce27" office:value-type="float" office:value="0.51548787699586" calcext:value-type="float">
            <text:p>0.52</text:p>
          </table:table-cell>
          <table:table-cell table:style-name="ce27" office:value-type="float" office:value="0.457996254681648" calcext:value-type="float">
            <text:p>0.4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05" calcext:value-type="date">
            <text:p>05-Dec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618542282672975" calcext:value-type="float">
            <text:p>0.62</text:p>
          </table:table-cell>
          <table:table-cell table:style-name="ce27" office:value-type="float" office:value="0.633072146658782" calcext:value-type="float">
            <text:p>0.63</text:p>
          </table:table-cell>
          <table:table-cell table:style-name="ce27" office:value-type="float" office:value="0.591366055588409" calcext:value-type="float">
            <text:p>0.59</text:p>
          </table:table-cell>
          <table:table-cell table:style-name="ce27" office:value-type="float" office:value="0.614326828306722" calcext:value-type="float">
            <text:p>0.61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05" calcext:value-type="date">
            <text:p>05-Dec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54677705499704" calcext:value-type="float">
            <text:p>0.45</text:p>
          </table:table-cell>
          <table:table-cell table:style-name="ce27" office:value-type="float" office:value="0.409742755765819" calcext:value-type="float">
            <text:p>0.41</text:p>
          </table:table-cell>
          <table:table-cell table:style-name="ce27" office:value-type="float" office:value="0.230137492607924" calcext:value-type="float">
            <text:p>0.23</text:p>
          </table:table-cell>
          <table:table-cell table:style-name="ce27" office:value-type="float" office:value="0.364852651291149" calcext:value-type="float">
            <text:p>0.3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05" calcext:value-type="date">
            <text:p>05-Dec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80104967474867" calcext:value-type="float">
            <text:p>0.48</text:p>
          </table:table-cell>
          <table:table-cell table:style-name="ce27" office:value-type="float" office:value="0.411222649319929" calcext:value-type="float">
            <text:p>0.41</text:p>
          </table:table-cell>
          <table:table-cell table:style-name="ce27" office:value-type="float" office:value="0.412568007096393" calcext:value-type="float">
            <text:p>0.41</text:p>
          </table:table-cell>
          <table:table-cell table:style-name="ce27" office:value-type="float" office:value="0.434631874630396" calcext:value-type="float">
            <text:p>0.43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05" calcext:value-type="date">
            <text:p>05-Dec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545489355410999" calcext:value-type="float">
            <text:p>0.55</text:p>
          </table:table-cell>
          <table:table-cell table:style-name="ce27" office:value-type="float" office:value="0.438802483737433" calcext:value-type="float">
            <text:p>0.44</text:p>
          </table:table-cell>
          <table:table-cell table:style-name="ce27" office:value-type="float" office:value="0.34866351271437" calcext:value-type="float">
            <text:p>0.35</text:p>
          </table:table-cell>
          <table:table-cell table:style-name="ce27" office:value-type="float" office:value="0.444318450620934" calcext:value-type="float">
            <text:p>0.44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0" calcext:value-type="date">
            <text:p>10-Dec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03187210132001" calcext:value-type="float">
            <text:p>0.40</text:p>
          </table:table-cell>
          <table:table-cell table:style-name="ce27" office:value-type="float" office:value="0.362565108811987" calcext:value-type="float">
            <text:p>0.36</text:p>
          </table:table-cell>
          <table:table-cell table:style-name="ce27" office:value-type="float" office:value="0.345378835176596" calcext:value-type="float">
            <text:p>0.35</text:p>
          </table:table-cell>
          <table:table-cell table:style-name="ce27" office:value-type="float" office:value="0.370377051373528" calcext:value-type="float">
            <text:p>0.3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0" calcext:value-type="date">
            <text:p>10-Dec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13271717802355" calcext:value-type="float">
            <text:p>0.41</text:p>
          </table:table-cell>
          <table:table-cell table:style-name="ce27" office:value-type="float" office:value="0.405317739921513" calcext:value-type="float">
            <text:p>0.41</text:p>
          </table:table-cell>
          <table:table-cell table:style-name="ce27" office:value-type="float" office:value="0.375206252229754" calcext:value-type="float">
            <text:p>0.38</text:p>
          </table:table-cell>
          <table:table-cell table:style-name="ce27" office:value-type="float" office:value="0.397931903317874" calcext:value-type="float">
            <text:p>0.40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0" calcext:value-type="date">
            <text:p>10-Dec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77201881912237" calcext:value-type="float">
            <text:p>0.28</text:p>
          </table:table-cell>
          <table:table-cell table:style-name="ce27" office:value-type="float" office:value="0.282883294684267" calcext:value-type="float">
            <text:p>0.28</text:p>
          </table:table-cell>
          <table:table-cell table:style-name="ce27" office:value-type="float" office:value="0.284019577238673" calcext:value-type="float">
            <text:p>0.28</text:p>
          </table:table-cell>
          <table:table-cell table:style-name="ce27" office:value-type="float" office:value="0.281368251278392" calcext:value-type="float">
            <text:p>0.2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0" calcext:value-type="date">
            <text:p>10-Dec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56038619336425" calcext:value-type="float">
            <text:p>0.26</text:p>
          </table:table-cell>
          <table:table-cell table:style-name="ce27" office:value-type="float" office:value="0.224222707813057" calcext:value-type="float">
            <text:p>0.22</text:p>
          </table:table-cell>
          <table:table-cell table:style-name="ce27" office:value-type="float" office:value="0.329754950053514" calcext:value-type="float">
            <text:p>0.33</text:p>
          </table:table-cell>
          <table:table-cell table:style-name="ce27" office:value-type="float" office:value="0.270005425734332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7" calcext:value-type="date">
            <text:p>17-Dec-18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49355824117017" calcext:value-type="float">
            <text:p>0.35</text:p>
          </table:table-cell>
          <table:table-cell table:style-name="ce27" office:value-type="float" office:value="0.355889448804852" calcext:value-type="float">
            <text:p>0.36</text:p>
          </table:table-cell>
          <table:table-cell table:style-name="ce27"/>
          <table:table-cell table:style-name="ce27" office:value-type="float" office:value="0.352622636460935" calcext:value-type="float">
            <text:p>0.35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7" calcext:value-type="date">
            <text:p>17-Dec-18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225643061006065" calcext:value-type="float">
            <text:p>0.23</text:p>
          </table:table-cell>
          <table:table-cell table:style-name="ce27" office:value-type="float" office:value="0.272798787013914" calcext:value-type="float">
            <text:p>0.27</text:p>
          </table:table-cell>
          <table:table-cell table:style-name="ce27" office:value-type="float" office:value="0.291405413842312" calcext:value-type="float">
            <text:p>0.29</text:p>
          </table:table-cell>
          <table:table-cell table:style-name="ce27" office:value-type="float" office:value="0.263282420620763" calcext:value-type="float">
            <text:p>0.26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7" calcext:value-type="date">
            <text:p>17-Dec-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702421512665" calcext:value-type="float">
            <text:p>0.27</text:p>
          </table:table-cell>
          <table:table-cell table:style-name="ce27" office:value-type="float" office:value="0.287854530859793" calcext:value-type="float">
            <text:p>0.29</text:p>
          </table:table-cell>
          <table:table-cell table:style-name="ce27" office:value-type="float" office:value="0.282741259364966" calcext:value-type="float">
            <text:p>0.28</text:p>
          </table:table-cell>
          <table:table-cell table:style-name="ce27" office:value-type="float" office:value="0.28027931383042" calcext:value-type="float">
            <text:p>0.28</text:p>
          </table:table-cell>
          <table:table-cell table:number-columns-repeated="1018"/>
        </table:table-row>
        <table:table-row table:style-name="ro1">
          <table:table-cell table:style-name="ce25" office:value-type="date" office:date-value="2018-12-17" calcext:value-type="date">
            <text:p>17-Dec-18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316687700677845" calcext:value-type="float">
            <text:p>0.32</text:p>
          </table:table-cell>
          <table:table-cell table:style-name="ce27" office:value-type="float" office:value="0.265981091687478" calcext:value-type="float">
            <text:p>0.27</text:p>
          </table:table-cell>
          <table:table-cell table:style-name="ce27" office:value-type="float" office:value="0.276633740635034" calcext:value-type="float">
            <text:p>0.28</text:p>
          </table:table-cell>
          <table:table-cell table:style-name="ce27" office:value-type="float" office:value="0.286434177666785" calcext:value-type="float">
            <text:p>0.2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07" calcext:value-type="date">
            <text:p>07-Ja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293915785206173" calcext:value-type="float">
            <text:p>0.29</text:p>
          </table:table-cell>
          <table:table-cell table:style-name="ce27" office:value-type="float" office:value="0.214860132306408" calcext:value-type="float">
            <text:p>0.21</text:p>
          </table:table-cell>
          <table:table-cell table:style-name="ce27" office:value-type="float" office:value="0.241358415963551" calcext:value-type="float">
            <text:p>0.24</text:p>
          </table:table-cell>
          <table:table-cell table:style-name="ce27" office:value-type="float" office:value="0.250044777825377" calcext:value-type="float">
            <text:p>0.2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07" calcext:value-type="date">
            <text:p>07-Ja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224522489883046" calcext:value-type="float">
            <text:p>0.22</text:p>
          </table:table-cell>
          <table:table-cell table:style-name="ce27" office:value-type="float" office:value="0.237405633318563" calcext:value-type="float">
            <text:p>0.24</text:p>
          </table:table-cell>
          <table:table-cell table:style-name="ce27" office:value-type="float" office:value="0.196853011368128" calcext:value-type="float">
            <text:p>0.20</text:p>
          </table:table-cell>
          <table:table-cell table:style-name="ce27" office:value-type="float" office:value="0.219593711523246" calcext:value-type="float">
            <text:p>0.2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07" calcext:value-type="date">
            <text:p>07-Jan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177821094929296" calcext:value-type="float">
            <text:p>0.18</text:p>
          </table:table-cell>
          <table:table-cell table:style-name="ce27" office:value-type="float" office:value="0.197731407511459" calcext:value-type="float">
            <text:p>0.20</text:p>
          </table:table-cell>
          <table:table-cell table:style-name="ce27" office:value-type="float" office:value="0.189386644149817" calcext:value-type="float">
            <text:p>0.19</text:p>
          </table:table-cell>
          <table:table-cell table:style-name="ce27" office:value-type="float" office:value="0.188313048863524" calcext:value-type="float">
            <text:p>0.1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07" calcext:value-type="date">
            <text:p>07-Jan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194949819724245" calcext:value-type="float">
            <text:p>0.19</text:p>
          </table:table-cell>
          <table:table-cell table:style-name="ce27" office:value-type="float" office:value="0.195681816510354" calcext:value-type="float">
            <text:p>0.20</text:p>
          </table:table-cell>
          <table:table-cell table:style-name="ce27" office:value-type="float" office:value="0.187044254434269" calcext:value-type="float">
            <text:p>0.19</text:p>
          </table:table-cell>
          <table:table-cell table:style-name="ce27" office:value-type="float" office:value="0.192558630222956" calcext:value-type="float">
            <text:p>0.1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14" calcext:value-type="date">
            <text:p>14-Ja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297575769136717" calcext:value-type="float">
            <text:p>0.30</text:p>
          </table:table-cell>
          <table:table-cell table:style-name="ce27" office:value-type="float" office:value="0.229646467385808" calcext:value-type="float">
            <text:p>0.23</text:p>
          </table:table-cell>
          <table:table-cell table:style-name="ce27" office:value-type="float" office:value="0.34618035573435" calcext:value-type="float">
            <text:p>0.35</text:p>
          </table:table-cell>
          <table:table-cell table:style-name="ce27" office:value-type="float" office:value="0.291134197418959" calcext:value-type="float">
            <text:p>0.2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14" calcext:value-type="date">
            <text:p>14-Ja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254680757470734" calcext:value-type="float">
            <text:p>0.25</text:p>
          </table:table-cell>
          <table:table-cell table:style-name="ce27" office:value-type="float" office:value="0.317193283004437" calcext:value-type="float">
            <text:p>0.32</text:p>
          </table:table-cell>
          <table:table-cell table:style-name="ce27" office:value-type="float" office:value="0.290109401918406" calcext:value-type="float">
            <text:p>0.29</text:p>
          </table:table-cell>
          <table:table-cell table:style-name="ce27" office:value-type="float" office:value="0.287327814131192" calcext:value-type="float">
            <text:p>0.2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14" calcext:value-type="date">
            <text:p>14-Jan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73419875195122" calcext:value-type="float">
            <text:p>0.27</text:p>
          </table:table-cell>
          <table:table-cell table:style-name="ce27" office:value-type="float" office:value="0.275908664267893" calcext:value-type="float">
            <text:p>0.28</text:p>
          </table:table-cell>
          <table:table-cell table:style-name="ce27" office:value-type="float" office:value="0.271809482265683" calcext:value-type="float">
            <text:p>0.27</text:p>
          </table:table-cell>
          <table:table-cell table:style-name="ce27" office:value-type="float" office:value="0.273712673909566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14" calcext:value-type="date">
            <text:p>14-Jan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131998096118877" calcext:value-type="float">
            <text:p>0.13</text:p>
          </table:table-cell>
          <table:table-cell table:style-name="ce27" office:value-type="float" office:value="0.207979362516984" calcext:value-type="float">
            <text:p>0.21</text:p>
          </table:table-cell>
          <table:table-cell table:style-name="ce27" office:value-type="float" office:value="0.195974615224798" calcext:value-type="float">
            <text:p>0.20</text:p>
          </table:table-cell>
          <table:table-cell table:style-name="ce27" office:value-type="float" office:value="0.178650691286886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3" calcext:value-type="date">
            <text:p>23-Ja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665330954477844" calcext:value-type="float">
            <text:p>0.67</text:p>
          </table:table-cell>
          <table:table-cell table:style-name="ce27" office:value-type="float" office:value="0.67894609469947" calcext:value-type="float">
            <text:p>0.68</text:p>
          </table:table-cell>
          <table:table-cell table:style-name="ce27" office:value-type="float" office:value="0.561387410850376" calcext:value-type="float">
            <text:p>0.56</text:p>
          </table:table-cell>
          <table:table-cell table:style-name="ce27" office:value-type="float" office:value="0.635221486675897" calcext:value-type="float">
            <text:p>0.6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3" calcext:value-type="date">
            <text:p>23-Ja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611895189091892" calcext:value-type="float">
            <text:p>0.61</text:p>
          </table:table-cell>
          <table:table-cell table:style-name="ce27" office:value-type="float" office:value="0.439436746284628" calcext:value-type="float">
            <text:p>0.44</text:p>
          </table:table-cell>
          <table:table-cell table:style-name="ce27" office:value-type="float" office:value="0.502827667961661" calcext:value-type="float">
            <text:p>0.50</text:p>
          </table:table-cell>
          <table:table-cell table:style-name="ce27" office:value-type="float" office:value="0.518053201112727" calcext:value-type="float">
            <text:p>0.5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3" calcext:value-type="date">
            <text:p>23-Jan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395516939118092" calcext:value-type="float">
            <text:p>0.40</text:p>
          </table:table-cell>
          <table:table-cell table:style-name="ce27" office:value-type="float" office:value="0.349693940307673" calcext:value-type="float">
            <text:p>0.35</text:p>
          </table:table-cell>
          <table:table-cell table:style-name="ce27" office:value-type="float" office:value="0.479550170163397" calcext:value-type="float">
            <text:p>0.48</text:p>
          </table:table-cell>
          <table:table-cell table:style-name="ce27" office:value-type="float" office:value="0.408253683196388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3" calcext:value-type="date">
            <text:p>23-Jan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378681013037587" calcext:value-type="float">
            <text:p>0.38</text:p>
          </table:table-cell>
          <table:table-cell table:style-name="ce27" office:value-type="float" office:value="0.371653843890941" calcext:value-type="float">
            <text:p>0.37</text:p>
          </table:table-cell>
          <table:table-cell table:style-name="ce27" office:value-type="float" office:value="0.301967749853371" calcext:value-type="float">
            <text:p>0.30</text:p>
          </table:table-cell>
          <table:table-cell table:style-name="ce27" office:value-type="float" office:value="0.350767535593966" calcext:value-type="float">
            <text:p>0.3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8" calcext:value-type="date">
            <text:p>28-Ja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89505326454479" calcext:value-type="float">
            <text:p>0.49</text:p>
          </table:table-cell>
          <table:table-cell table:style-name="ce27" office:value-type="float" office:value="0.490822920669475" calcext:value-type="float">
            <text:p>0.49</text:p>
          </table:table-cell>
          <table:table-cell table:style-name="ce27" office:value-type="float" office:value="0.539866705338773" calcext:value-type="float">
            <text:p>0.54</text:p>
          </table:table-cell>
          <table:table-cell table:style-name="ce27" office:value-type="float" office:value="0.506731650820909" calcext:value-type="float">
            <text:p>0.5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8" calcext:value-type="date">
            <text:p>28-Ja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99021284673895" calcext:value-type="float">
            <text:p>0.50</text:p>
          </table:table-cell>
          <table:table-cell table:style-name="ce27" office:value-type="float" office:value="0.453637483935141" calcext:value-type="float">
            <text:p>0.45</text:p>
          </table:table-cell>
          <table:table-cell table:style-name="ce27" office:value-type="float" office:value="0.446024717359608" calcext:value-type="float">
            <text:p>0.45</text:p>
          </table:table-cell>
          <table:table-cell table:style-name="ce27" office:value-type="float" office:value="0.466227828656215" calcext:value-type="float">
            <text:p>0.4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8" calcext:value-type="date">
            <text:p>28-Jan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177674695572074" calcext:value-type="float">
            <text:p>0.18</text:p>
          </table:table-cell>
          <table:table-cell table:style-name="ce27" office:value-type="float" office:value="0.426114404777445" calcext:value-type="float">
            <text:p>0.43</text:p>
          </table:table-cell>
          <table:table-cell table:style-name="ce27" office:value-type="float" office:value="0.452905487149032" calcext:value-type="float">
            <text:p>0.45</text:p>
          </table:table-cell>
          <table:table-cell table:style-name="ce27" office:value-type="float" office:value="0.352231529166184" calcext:value-type="float">
            <text:p>0.3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1-28" calcext:value-type="date">
            <text:p>28-Jan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401226514049742" calcext:value-type="float">
            <text:p>0.40</text:p>
          </table:table-cell>
          <table:table-cell table:style-name="ce27" office:value-type="float" office:value="0.198024206225903" calcext:value-type="float">
            <text:p>0.20</text:p>
          </table:table-cell>
          <table:table-cell table:style-name="ce27" office:value-type="float" office:value="0.40517929669473" calcext:value-type="float">
            <text:p>0.41</text:p>
          </table:table-cell>
          <table:table-cell table:style-name="ce27" office:value-type="float" office:value="0.334810005656791" calcext:value-type="float">
            <text:p>0.3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08" calcext:value-type="date">
            <text:p>08-Feb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530350747119357" calcext:value-type="float">
            <text:p>0.53</text:p>
          </table:table-cell>
          <table:table-cell table:style-name="ce27" office:value-type="float" office:value="0.527861958046587" calcext:value-type="float">
            <text:p>0.53</text:p>
          </table:table-cell>
          <table:table-cell table:style-name="ce27" office:value-type="float" office:value="0.518931597256058" calcext:value-type="float">
            <text:p>0.52</text:p>
          </table:table-cell>
          <table:table-cell table:style-name="ce27" office:value-type="float" office:value="0.525714767474001" calcext:value-type="float">
            <text:p>0.5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08" calcext:value-type="date">
            <text:p>08-Feb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16744845915251" calcext:value-type="float">
            <text:p>0.42</text:p>
          </table:table-cell>
          <table:table-cell table:style-name="ce27" office:value-type="float" office:value="0.439143947570184" calcext:value-type="float">
            <text:p>0.44</text:p>
          </table:table-cell>
          <table:table-cell table:style-name="ce27" office:value-type="float" office:value="0.465642231227328" calcext:value-type="float">
            <text:p>0.47</text:p>
          </table:table-cell>
          <table:table-cell table:style-name="ce27" office:value-type="float" office:value="0.440510341570921" calcext:value-type="float">
            <text:p>0.4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08" calcext:value-type="date">
            <text:p>08-Feb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71663082908461" calcext:value-type="float">
            <text:p>0.27</text:p>
          </table:table-cell>
          <table:table-cell table:style-name="ce27" office:value-type="float" office:value="0.258779939472944" calcext:value-type="float">
            <text:p>0.26</text:p>
          </table:table-cell>
          <table:table-cell table:style-name="ce27" office:value-type="float" office:value="0.278543852697885" calcext:value-type="float">
            <text:p>0.28</text:p>
          </table:table-cell>
          <table:table-cell table:style-name="ce27" office:value-type="float" office:value="0.269662291693097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08" calcext:value-type="date">
            <text:p>08-Feb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53948760684625" calcext:value-type="float">
            <text:p>0.25</text:p>
          </table:table-cell>
          <table:table-cell table:style-name="ce27" office:value-type="float" office:value="0.296843772350608" calcext:value-type="float">
            <text:p>0.30</text:p>
          </table:table-cell>
          <table:table-cell table:style-name="ce27" office:value-type="float" office:value="0.329198030296623" calcext:value-type="float">
            <text:p>0.33</text:p>
          </table:table-cell>
          <table:table-cell table:style-name="ce27" office:value-type="float" office:value="0.293330187777285" calcext:value-type="float">
            <text:p>0.2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1" calcext:value-type="date">
            <text:p>11-Feb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16891245272473" calcext:value-type="float">
            <text:p>0.42</text:p>
          </table:table-cell>
          <table:table-cell table:style-name="ce27" office:value-type="float" office:value="0.440607941142402" calcext:value-type="float">
            <text:p>0.44</text:p>
          </table:table-cell>
          <table:table-cell table:style-name="ce27" office:value-type="float" office:value="0.547040273842641" calcext:value-type="float">
            <text:p>0.55</text:p>
          </table:table-cell>
          <table:table-cell table:style-name="ce27" office:value-type="float" office:value="0.468179820085839" calcext:value-type="float">
            <text:p>0.4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1" calcext:value-type="date">
            <text:p>11-Feb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56504739478092" calcext:value-type="float">
            <text:p>0.57</text:p>
          </table:table-cell>
          <table:table-cell table:style-name="ce27" office:value-type="float" office:value="0.54616187769931" calcext:value-type="float">
            <text:p>0.55</text:p>
          </table:table-cell>
          <table:table-cell table:style-name="ce27" office:value-type="float" office:value="0.556409832704835" calcext:value-type="float">
            <text:p>0.56</text:p>
          </table:table-cell>
          <table:table-cell table:style-name="ce27" office:value-type="float" office:value="0.555873035061688" calcext:value-type="float">
            <text:p>0.5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1" calcext:value-type="date">
            <text:p>11-Feb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54955078150137" calcext:value-type="float">
            <text:p>0.45</text:p>
          </table:table-cell>
          <table:table-cell table:style-name="ce27" office:value-type="float" office:value="0.514393217182182" calcext:value-type="float">
            <text:p>0.51</text:p>
          </table:table-cell>
          <table:table-cell table:style-name="ce27" office:value-type="float" office:value="0.492433313598915" calcext:value-type="float">
            <text:p>0.49</text:p>
          </table:table-cell>
          <table:table-cell table:style-name="ce27" office:value-type="float" office:value="0.487260536310411" calcext:value-type="float">
            <text:p>0.4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1" calcext:value-type="date">
            <text:p>11-Feb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392588951973656" calcext:value-type="float">
            <text:p>0.39</text:p>
          </table:table-cell>
          <table:table-cell table:style-name="ce27" office:value-type="float" office:value="0.417037644629695" calcext:value-type="float">
            <text:p>0.42</text:p>
          </table:table-cell>
          <table:table-cell table:style-name="ce27" office:value-type="float" office:value="0.505609255748875" calcext:value-type="float">
            <text:p>0.51</text:p>
          </table:table-cell>
          <table:table-cell table:style-name="ce27" office:value-type="float" office:value="0.438411950784075" calcext:value-type="float">
            <text:p>0.4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8" calcext:value-type="date">
            <text:p>18-Feb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612187987806336" calcext:value-type="float">
            <text:p>0.61</text:p>
          </table:table-cell>
          <table:table-cell table:style-name="ce27" office:value-type="float" office:value="0.643517450251798" calcext:value-type="float">
            <text:p>0.64</text:p>
          </table:table-cell>
          <table:table-cell table:style-name="ce27" office:value-type="float" office:value="0.591838477152507" calcext:value-type="float">
            <text:p>0.59</text:p>
          </table:table-cell>
          <table:table-cell table:style-name="ce27" office:value-type="float" office:value="0.61584797173688" calcext:value-type="float">
            <text:p>0.6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8" calcext:value-type="date">
            <text:p>18-Feb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559630618563714" calcext:value-type="float">
            <text:p>0.56</text:p>
          </table:table-cell>
          <table:table-cell table:style-name="ce27" office:value-type="float" office:value="0.516589207540509" calcext:value-type="float">
            <text:p>0.52</text:p>
          </table:table-cell>
          <table:table-cell table:style-name="ce27" office:value-type="float" office:value="0.677042903055587" calcext:value-type="float">
            <text:p>0.68</text:p>
          </table:table-cell>
          <table:table-cell table:style-name="ce27" office:value-type="float" office:value="0.584420909719937" calcext:value-type="float">
            <text:p>0.5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8" calcext:value-type="date">
            <text:p>18-Feb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55247876864581" calcext:value-type="float">
            <text:p>0.46</text:p>
          </table:table-cell>
          <table:table-cell table:style-name="ce27" office:value-type="float" office:value="0.470327010658425" calcext:value-type="float">
            <text:p>0.47</text:p>
          </table:table-cell>
          <table:table-cell table:style-name="ce27" office:value-type="float" office:value="0.452905487149032" calcext:value-type="float">
            <text:p>0.45</text:p>
          </table:table-cell>
          <table:table-cell table:style-name="ce27" office:value-type="float" office:value="0.459493458224013" calcext:value-type="float">
            <text:p>0.4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2-18" calcext:value-type="date">
            <text:p>18-Feb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4941038061075" calcext:value-type="float">
            <text:p>0.25</text:p>
          </table:table-cell>
          <table:table-cell table:style-name="ce27" office:value-type="float" office:value="0.364919473458739" calcext:value-type="float">
            <text:p>0.36</text:p>
          </table:table-cell>
          <table:table-cell table:style-name="ce27" office:value-type="float" office:value="0.272541479051792" calcext:value-type="float">
            <text:p>0.27</text:p>
          </table:table-cell>
          <table:table-cell table:style-name="ce27" office:value-type="float" office:value="0.295623777707093" calcext:value-type="float">
            <text:p>0.30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18" calcext:value-type="date">
            <text:p>18-Mar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31650287377379" calcext:value-type="float">
            <text:p>0.43</text:p>
          </table:table-cell>
          <table:table-cell table:style-name="ce27" office:value-type="float" office:value="0.448555902838451" calcext:value-type="float">
            <text:p>0.45</text:p>
          </table:table-cell>
          <table:table-cell table:style-name="ce27" office:value-type="float" office:value="0.411752527586913" calcext:value-type="float">
            <text:p>0.41</text:p>
          </table:table-cell>
          <table:table-cell table:style-name="ce27" office:value-type="float" office:value="0.430652905934248" calcext:value-type="float">
            <text:p>0.4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18" calcext:value-type="date">
            <text:p>18-Mar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65162303866583" calcext:value-type="float">
            <text:p>0.47</text:p>
          </table:table-cell>
          <table:table-cell table:style-name="ce27" office:value-type="float" office:value="0.46231976675366" calcext:value-type="float">
            <text:p>0.46</text:p>
          </table:table-cell>
          <table:table-cell table:style-name="ce27" office:value-type="float" office:value="0.397689449238765" calcext:value-type="float">
            <text:p>0.40</text:p>
          </table:table-cell>
          <table:table-cell table:style-name="ce27" office:value-type="float" office:value="0.441723839953003" calcext:value-type="float">
            <text:p>0.4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18" calcext:value-type="date">
            <text:p>18-Mar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4389323070795" calcext:value-type="float">
            <text:p>0.24</text:p>
          </table:table-cell>
          <table:table-cell table:style-name="ce27" office:value-type="float" office:value="0.35535060697785" calcext:value-type="float">
            <text:p>0.36</text:p>
          </table:table-cell>
          <table:table-cell table:style-name="ce27" office:value-type="float" office:value="0.421776211090381" calcext:value-type="float">
            <text:p>0.42</text:p>
          </table:table-cell>
          <table:table-cell table:style-name="ce27" office:value-type="float" office:value="0.340340016258727" calcext:value-type="float">
            <text:p>0.3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18" calcext:value-type="date">
            <text:p>18-Mar-19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2" table:style-name="ce27" office:value-type="float" office:value="0.330515809043886" calcext:value-type="float">
            <text:p>0.33</text:p>
          </table:table-cell>
          <table:table-cell table:style-name="ce27" office:value-type="float" office:value="0.331413452342704" calcext:value-type="float">
            <text:p>0.33</text:p>
          </table:table-cell>
          <table:table-cell table:style-name="ce27" office:value-type="float" office:value="0.330815023476825" calcext:value-type="float">
            <text:p>0.3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25" calcext:value-type="date">
            <text:p>25-Mar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546399022409611" calcext:value-type="float">
            <text:p>0.55</text:p>
          </table:table-cell>
          <table:table-cell table:style-name="ce27" office:value-type="float" office:value="0.447658259539633" calcext:value-type="float">
            <text:p>0.45</text:p>
          </table:table-cell>
          <table:table-cell table:style-name="ce27" office:value-type="float" office:value="0.420429746142154" calcext:value-type="float">
            <text:p>0.42</text:p>
          </table:table-cell>
          <table:table-cell table:style-name="ce27" office:value-type="float" office:value="0.471495676030466" calcext:value-type="float">
            <text:p>0.4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25" calcext:value-type="date">
            <text:p>25-Mar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99571963654606" calcext:value-type="float">
            <text:p>0.50</text:p>
          </table:table-cell>
          <table:table-cell table:style-name="ce27" office:value-type="float" office:value="0.522312260557995" calcext:value-type="float">
            <text:p>0.52</text:p>
          </table:table-cell>
          <table:table-cell table:style-name="ce27" office:value-type="float" office:value="0.423571497688017" calcext:value-type="float">
            <text:p>0.42</text:p>
          </table:table-cell>
          <table:table-cell table:style-name="ce27" office:value-type="float" office:value="0.481818573966873" calcext:value-type="float">
            <text:p>0.4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25" calcext:value-type="date">
            <text:p>25-Mar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380634226561223" calcext:value-type="float">
            <text:p>0.38</text:p>
          </table:table-cell>
          <table:table-cell table:style-name="ce27" office:value-type="float" office:value="0.650226430639558" calcext:value-type="float">
            <text:p>0.65</text:p>
          </table:table-cell>
          <table:table-cell table:style-name="ce27" office:value-type="float" office:value="0.552682525501337" calcext:value-type="float">
            <text:p>0.55</text:p>
          </table:table-cell>
          <table:table-cell table:style-name="ce27" office:value-type="float" office:value="0.527847727567373" calcext:value-type="float">
            <text:p>0.5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3-25" calcext:value-type="date">
            <text:p>25-Mar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691966844034594" calcext:value-type="float">
            <text:p>0.69</text:p>
          </table:table-cell>
          <table:table-cell table:style-name="ce27" office:value-type="float" office:value="0.661147757441844" calcext:value-type="float">
            <text:p>0.66</text:p>
          </table:table-cell>
          <table:table-cell table:style-name="ce27" office:value-type="float" office:value="0.507800360560438" calcext:value-type="float">
            <text:p>0.51</text:p>
          </table:table-cell>
          <table:table-cell table:style-name="ce27" office:value-type="float" office:value="0.620304987345625" calcext:value-type="float">
            <text:p>0.6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09" calcext:value-type="date">
            <text:p>09-Apr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.81028078714533" calcext:value-type="float">
            <text:p>1.81</text:p>
          </table:table-cell>
          <table:table-cell table:style-name="ce27" office:value-type="float" office:value="1.63224819954643" calcext:value-type="float">
            <text:p>1.63</text:p>
          </table:table-cell>
          <table:table-cell table:style-name="ce27" office:value-type="float" office:value="1.79591849436425" calcext:value-type="float">
            <text:p>1.80</text:p>
          </table:table-cell>
          <table:table-cell table:style-name="ce27" office:value-type="float" office:value="1.74614916035201" calcext:value-type="float">
            <text:p>1.7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09" calcext:value-type="date">
            <text:p>09-Apr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17609579653043" calcext:value-type="float">
            <text:p>1.18</text:p>
          </table:table-cell>
          <table:table-cell table:style-name="ce27" office:value-type="float" office:value="1.36564813979749" calcext:value-type="float">
            <text:p>1.37</text:p>
          </table:table-cell>
          <table:table-cell table:style-name="ce27" office:value-type="float" office:value="1.42623906246771" calcext:value-type="float">
            <text:p>1.43</text:p>
          </table:table-cell>
          <table:table-cell table:style-name="ce27" office:value-type="float" office:value="1.32266099959854" calcext:value-type="float">
            <text:p>1.3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09" calcext:value-type="date">
            <text:p>09-Apr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1.2877027800168" calcext:value-type="float">
            <text:p>1.29</text:p>
          </table:table-cell>
          <table:table-cell table:style-name="ce27" office:value-type="float" office:value="1.14991453364824" calcext:value-type="float">
            <text:p>1.15</text:p>
          </table:table-cell>
          <table:table-cell table:style-name="ce27" office:value-type="float" office:value="1.53709800987173" calcext:value-type="float">
            <text:p>1.54</text:p>
          </table:table-cell>
          <table:table-cell table:style-name="ce27" office:value-type="float" office:value="1.32490510784559" calcext:value-type="float">
            <text:p>1.3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09" calcext:value-type="date">
            <text:p>09-Apr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1.71857156344943" calcext:value-type="float">
            <text:p>1.72</text:p>
          </table:table-cell>
          <table:table-cell table:style-name="ce27" office:value-type="float" office:value="1.15814293055407" calcext:value-type="float">
            <text:p>1.16</text:p>
          </table:table-cell>
          <table:table-cell table:style-name="ce27" office:value-type="float" office:value="1.37088439237393" calcext:value-type="float">
            <text:p>1.37</text:p>
          </table:table-cell>
          <table:table-cell table:style-name="ce27" office:value-type="float" office:value="1.41586629545914" calcext:value-type="float">
            <text:p>1.4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16" calcext:value-type="date">
            <text:p>16-Apr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3.40199528360797" calcext:value-type="float">
            <text:p>3.40</text:p>
          </table:table-cell>
          <table:table-cell table:style-name="ce27" office:value-type="float" office:value="3.16347886255611" calcext:value-type="float">
            <text:p>3.16</text:p>
          </table:table-cell>
          <table:table-cell table:style-name="ce27" office:value-type="float" office:value="2.82288735757157" calcext:value-type="float">
            <text:p>2.82</text:p>
          </table:table-cell>
          <table:table-cell table:style-name="ce27" office:value-type="float" office:value="3.12945383457855" calcext:value-type="float">
            <text:p>3.1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16" calcext:value-type="date">
            <text:p>16-Apr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2.68732345670396" calcext:value-type="float">
            <text:p>2.69</text:p>
          </table:table-cell>
          <table:table-cell table:style-name="ce27" office:value-type="float" office:value="2.75283869682121" calcext:value-type="float">
            <text:p>2.75</text:p>
          </table:table-cell>
          <table:table-cell table:style-name="ce27" office:value-type="float" office:value="2.79378572189449" calcext:value-type="float">
            <text:p>2.79</text:p>
          </table:table-cell>
          <table:table-cell table:style-name="ce27" office:value-type="float" office:value="2.74464929180655" calcext:value-type="float">
            <text:p>2.7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16" calcext:value-type="date">
            <text:p>16-Apr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3.02996231294216" calcext:value-type="float">
            <text:p>3.03</text:p>
          </table:table-cell>
          <table:table-cell table:style-name="ce27" office:value-type="float" office:value="3.22124341578449" calcext:value-type="float">
            <text:p>3.22</text:p>
          </table:table-cell>
          <table:table-cell table:style-name="ce27" office:value-type="float" office:value="3.53712046634979" calcext:value-type="float">
            <text:p>3.54</text:p>
          </table:table-cell>
          <table:table-cell table:style-name="ce27" office:value-type="float" office:value="3.26277539835881" calcext:value-type="float">
            <text:p>3.2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16" calcext:value-type="date">
            <text:p>16-Apr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3.61638220774164" calcext:value-type="float">
            <text:p>3.62</text:p>
          </table:table-cell>
          <table:table-cell table:style-name="ce27" office:value-type="float" office:value="3.39848553860169" calcext:value-type="float">
            <text:p>3.40</text:p>
          </table:table-cell>
          <table:table-cell table:style-name="ce27" office:value-type="float" office:value="3.19053314697953" calcext:value-type="float">
            <text:p>3.19</text:p>
          </table:table-cell>
          <table:table-cell table:style-name="ce27" office:value-type="float" office:value="3.40180029777428" calcext:value-type="float">
            <text:p>3.40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3" calcext:value-type="date">
            <text:p>23-Apr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2.92949586213736" calcext:value-type="float">
            <text:p>2.93</text:p>
          </table:table-cell>
          <table:table-cell table:style-name="ce27" office:value-type="float" office:value="3.01563085416651" calcext:value-type="float">
            <text:p>3.02</text:p>
          </table:table-cell>
          <table:table-cell table:style-name="ce27" office:value-type="float" office:value="2.83736505572248" calcext:value-type="float">
            <text:p>2.84</text:p>
          </table:table-cell>
          <table:table-cell table:style-name="ce27" office:value-type="float" office:value="2.92749725734212" calcext:value-type="float">
            <text:p>2.9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3" calcext:value-type="date">
            <text:p>23-Apr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3.40287271985954" calcext:value-type="float">
            <text:p>3.40</text:p>
          </table:table-cell>
          <table:table-cell table:style-name="ce27" office:value-type="float" office:value="3.43826264867287" calcext:value-type="float">
            <text:p>3.44</text:p>
          </table:table-cell>
          <table:table-cell table:style-name="ce27" office:value-type="float" office:value="3.67985009660523" calcext:value-type="float">
            <text:p>3.68</text:p>
          </table:table-cell>
          <table:table-cell table:style-name="ce27" office:value-type="float" office:value="3.50699515504588" calcext:value-type="float">
            <text:p>3.5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3" calcext:value-type="date">
            <text:p>23-Apr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3.75691824736815" calcext:value-type="float">
            <text:p>3.76</text:p>
          </table:table-cell>
          <table:table-cell table:style-name="ce27" office:value-type="float" office:value="3.66317880782539" calcext:value-type="float">
            <text:p>3.66</text:p>
          </table:table-cell>
          <table:table-cell table:style-name="ce27" office:value-type="float" office:value="3.70003113039134" calcext:value-type="float">
            <text:p>3.70</text:p>
          </table:table-cell>
          <table:table-cell table:style-name="ce27" office:value-type="float" office:value="3.70670939519496" calcext:value-type="float">
            <text:p>3.7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3" calcext:value-type="date">
            <text:p>23-Apr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5.9157039049816" calcext:value-type="float">
            <text:p>5.92</text:p>
          </table:table-cell>
          <table:table-cell table:style-name="ce27" office:value-type="float" office:value="5.06429826220789" calcext:value-type="float">
            <text:p>5.06</text:p>
          </table:table-cell>
          <table:table-cell table:style-name="ce27" office:value-type="float" office:value="5.27736903196421" calcext:value-type="float">
            <text:p>5.28</text:p>
          </table:table-cell>
          <table:table-cell table:style-name="ce27" office:value-type="float" office:value="5.41912373305123" calcext:value-type="float">
            <text:p>5.4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9" calcext:value-type="date">
            <text:p>29-Apr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.79789557636221" calcext:value-type="float">
            <text:p>1.80</text:p>
          </table:table-cell>
          <table:table-cell table:style-name="ce27" office:value-type="float" office:value="1.77610590944821" calcext:value-type="float">
            <text:p>1.78</text:p>
          </table:table-cell>
          <table:table-cell table:style-name="ce27" office:value-type="float" office:value="1.63732474232484" calcext:value-type="float">
            <text:p>1.64</text:p>
          </table:table-cell>
          <table:table-cell table:style-name="ce27" office:value-type="float" office:value="1.73710874271175" calcext:value-type="float">
            <text:p>1.7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9" calcext:value-type="date">
            <text:p>29-Apr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2.3445383610905" calcext:value-type="float">
            <text:p>2.34</text:p>
          </table:table-cell>
          <table:table-cell table:style-name="ce27" office:value-type="float" office:value="2.25737969343452" calcext:value-type="float">
            <text:p>2.26</text:p>
          </table:table-cell>
          <table:table-cell table:style-name="ce27" office:value-type="float" office:value="2.4556802862894" calcext:value-type="float">
            <text:p>2.46</text:p>
          </table:table-cell>
          <table:table-cell table:style-name="ce27" office:value-type="float" office:value="2.35253278027147" calcext:value-type="float">
            <text:p>2.3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9" calcext:value-type="date">
            <text:p>29-Apr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3.14285911064421" calcext:value-type="float">
            <text:p>3.14</text:p>
          </table:table-cell>
          <table:table-cell table:style-name="ce27" office:value-type="float" office:value="2.81689154318584" calcext:value-type="float">
            <text:p>2.82</text:p>
          </table:table-cell>
          <table:table-cell table:style-name="ce27" office:value-type="float" office:value="2.92832594713527" calcext:value-type="float">
            <text:p>2.93</text:p>
          </table:table-cell>
          <table:table-cell table:style-name="ce27" office:value-type="float" office:value="2.96269220032177" calcext:value-type="float">
            <text:p>2.9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4-29" calcext:value-type="date">
            <text:p>29-Apr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2.72329834301834" calcext:value-type="float">
            <text:p>2.72</text:p>
          </table:table-cell>
          <table:table-cell table:style-name="ce27" office:value-type="float" office:value="6.63330051939084" calcext:value-type="float">
            <text:p>6.63</text:p>
          </table:table-cell>
          <table:table-cell table:style-name="ce27" office:value-type="float" office:value="7.34446260128856" calcext:value-type="float">
            <text:p>7.34</text:p>
          </table:table-cell>
          <table:table-cell table:style-name="ce27" office:value-type="float" office:value="5.56702048789925" calcext:value-type="float">
            <text:p>5.5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13" calcext:value-type="date">
            <text:p>13-May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749066776985182" calcext:value-type="float">
            <text:p>0.75</text:p>
          </table:table-cell>
          <table:table-cell table:style-name="ce27" office:value-type="float" office:value="0.855236563425188" calcext:value-type="float">
            <text:p>0.86</text:p>
          </table:table-cell>
          <table:table-cell table:style-name="ce27" office:value-type="float" office:value="0.750236691987276" calcext:value-type="float">
            <text:p>0.75</text:p>
          </table:table-cell>
          <table:table-cell table:style-name="ce27" office:value-type="float" office:value="0.784846677465882" calcext:value-type="float">
            <text:p>0.7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13" calcext:value-type="date">
            <text:p>13-May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845731004033176" calcext:value-type="float">
            <text:p>0.85</text:p>
          </table:table-cell>
          <table:table-cell table:style-name="ce27" office:value-type="float" office:value="0.637632373035755" calcext:value-type="float">
            <text:p>0.64</text:p>
          </table:table-cell>
          <table:table-cell table:style-name="ce27" office:value-type="float" office:value="0.736490190712675" calcext:value-type="float">
            <text:p>0.74</text:p>
          </table:table-cell>
          <table:table-cell table:style-name="ce27" office:value-type="float" office:value="0.739951189260535" calcext:value-type="float">
            <text:p>0.7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13" calcext:value-type="date">
            <text:p>13-May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673314780599614" calcext:value-type="float">
            <text:p>0.67</text:p>
          </table:table-cell>
          <table:table-cell table:style-name="ce27" office:value-type="float" office:value="0.667172726838622" calcext:value-type="float">
            <text:p>0.67</text:p>
          </table:table-cell>
          <table:table-cell table:style-name="ce27" office:value-type="float" office:value="0.666880248088098" calcext:value-type="float">
            <text:p>0.67</text:p>
          </table:table-cell>
          <table:table-cell table:style-name="ce27" office:value-type="float" office:value="0.669122585175444" calcext:value-type="float">
            <text:p>0.6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13" calcext:value-type="date">
            <text:p>13-May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1.16365540585215" calcext:value-type="float">
            <text:p>1.16</text:p>
          </table:table-cell>
          <table:table-cell table:style-name="ce27" office:value-type="float" office:value="1.23531269973039" calcext:value-type="float">
            <text:p>1.24</text:p>
          </table:table-cell>
          <table:table-cell table:style-name="ce27" office:value-type="float" office:value="1.1699436989884" calcext:value-type="float">
            <text:p>1.17</text:p>
          </table:table-cell>
          <table:table-cell table:style-name="ce27" office:value-type="float" office:value="1.18963726819031" calcext:value-type="float">
            <text:p>1.1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20" calcext:value-type="date">
            <text:p>20-May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755940027622483" calcext:value-type="float">
            <text:p>0.76</text:p>
          </table:table-cell>
          <table:table-cell table:style-name="ce27" office:value-type="float" office:value="0.85626023905202" calcext:value-type="float">
            <text:p>0.86</text:p>
          </table:table-cell>
          <table:table-cell table:style-name="ce27" office:value-type="float" office:value="0.714115566297632" calcext:value-type="float">
            <text:p>0.71</text:p>
          </table:table-cell>
          <table:table-cell table:style-name="ce27" office:value-type="float" office:value="0.775438610990712" calcext:value-type="float">
            <text:p>0.7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20" calcext:value-type="date">
            <text:p>20-May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04520151189016" calcext:value-type="float">
            <text:p>1.05</text:p>
          </table:table-cell>
          <table:table-cell table:style-name="ce27" office:value-type="float" office:value="0.907005302267835" calcext:value-type="float">
            <text:p>0.91</text:p>
          </table:table-cell>
          <table:table-cell table:style-name="ce27" office:value-type="float" office:value="0.957311647357866" calcext:value-type="float">
            <text:p>0.96</text:p>
          </table:table-cell>
          <table:table-cell table:style-name="ce27" office:value-type="float" office:value="0.969839487171953" calcext:value-type="float">
            <text:p>0.9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20" calcext:value-type="date">
            <text:p>20-May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1.66262415424512" calcext:value-type="float">
            <text:p>1.66</text:p>
          </table:table-cell>
          <table:table-cell table:style-name="ce27" office:value-type="float" office:value="1.82392618515879" calcext:value-type="float">
            <text:p>1.82</text:p>
          </table:table-cell>
          <table:table-cell table:style-name="ce27" office:value-type="float" office:value="1.72770067623658" calcext:value-type="float">
            <text:p>1.73</text:p>
          </table:table-cell>
          <table:table-cell table:style-name="ce27" office:value-type="float" office:value="1.73808367188017" calcext:value-type="float">
            <text:p>1.7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20" calcext:value-type="date">
            <text:p>20-May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1.65472722798099" calcext:value-type="float">
            <text:p>1.65</text:p>
          </table:table-cell>
          <table:table-cell table:style-name="ce27" office:value-type="float" office:value="1.49620374519729" calcext:value-type="float">
            <text:p>1.50</text:p>
          </table:table-cell>
          <table:table-cell table:style-name="ce27" office:value-type="float" office:value="0.717186593178128" calcext:value-type="float">
            <text:p>0.72</text:p>
          </table:table-cell>
          <table:table-cell table:style-name="ce27" office:value-type="float" office:value="1.2893725221188" calcext:value-type="float">
            <text:p>1.2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30" calcext:value-type="date">
            <text:p>30-May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.41474841317651" calcext:value-type="float">
            <text:p>1.41</text:p>
          </table:table-cell>
          <table:table-cell table:style-name="ce27" office:value-type="float" office:value="1.2941009285856" calcext:value-type="float">
            <text:p>1.29</text:p>
          </table:table-cell>
          <table:table-cell table:style-name="ce27" office:value-type="float" office:value="1.57546548658914" calcext:value-type="float">
            <text:p>1.58</text:p>
          </table:table-cell>
          <table:table-cell table:style-name="ce27" office:value-type="float" office:value="1.42810494278375" calcext:value-type="float">
            <text:p>1.4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30" calcext:value-type="date">
            <text:p>30-May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65999184549041" calcext:value-type="float">
            <text:p>1.66</text:p>
          </table:table-cell>
          <table:table-cell table:style-name="ce27" office:value-type="float" office:value="1.81412814701626" calcext:value-type="float">
            <text:p>1.81</text:p>
          </table:table-cell>
          <table:table-cell table:style-name="ce27" office:value-type="float" office:value="1.79614070385907" calcext:value-type="float">
            <text:p>1.80</text:p>
          </table:table-cell>
          <table:table-cell table:style-name="ce27" office:value-type="float" office:value="1.75675356545524" calcext:value-type="float">
            <text:p>1.7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30" calcext:value-type="date">
            <text:p>30-May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62271595675906" calcext:value-type="float">
            <text:p>0.62</text:p>
          </table:table-cell>
          <table:table-cell table:style-name="ce27" office:value-type="float" office:value="0.58440124044049" calcext:value-type="float">
            <text:p>0.58</text:p>
          </table:table-cell>
          <table:table-cell table:style-name="ce27" office:value-type="float" office:value="0.531023868469964" calcext:value-type="float">
            <text:p>0.53</text:p>
          </table:table-cell>
          <table:table-cell table:style-name="ce27" office:value-type="float" office:value="0.579380355223171" calcext:value-type="float">
            <text:p>0.5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5-30" calcext:value-type="date">
            <text:p>30-May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598293981090353" calcext:value-type="float">
            <text:p>0.60</text:p>
          </table:table-cell>
          <table:table-cell table:style-name="ce27" office:value-type="float" office:value="0.630174164897408" calcext:value-type="float">
            <text:p>0.63</text:p>
          </table:table-cell>
          <table:table-cell table:style-name="ce27" office:value-type="float" office:value="0.555007126012886" calcext:value-type="float">
            <text:p>0.56</text:p>
          </table:table-cell>
          <table:table-cell table:style-name="ce27" office:value-type="float" office:value="0.594491757333549" calcext:value-type="float">
            <text:p>0.5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03" calcext:value-type="date">
            <text:p>03-Ju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74628822885521" calcext:value-type="float">
            <text:p>0.75</text:p>
          </table:table-cell>
          <table:table-cell table:style-name="ce27" office:value-type="float" office:value="0.767200459517635" calcext:value-type="float">
            <text:p>0.77</text:p>
          </table:table-cell>
          <table:table-cell table:style-name="ce27" office:value-type="float" office:value="0.782701833295377" calcext:value-type="float">
            <text:p>0.78</text:p>
          </table:table-cell>
          <table:table-cell table:style-name="ce27" office:value-type="float" office:value="0.765396840556074" calcext:value-type="float">
            <text:p>0.7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03" calcext:value-type="date">
            <text:p>03-Ju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851434339668383" calcext:value-type="float">
            <text:p>0.85</text:p>
          </table:table-cell>
          <table:table-cell table:style-name="ce27" office:value-type="float" office:value="0.868983064699789" calcext:value-type="float">
            <text:p>0.87</text:p>
          </table:table-cell>
          <table:table-cell table:style-name="ce27" office:value-type="float" office:value="1.4339057713358" calcext:value-type="float">
            <text:p>1.43</text:p>
          </table:table-cell>
          <table:table-cell table:style-name="ce27" office:value-type="float" office:value="1.05144105856799" calcext:value-type="float">
            <text:p>1.0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03" calcext:value-type="date">
            <text:p>03-Jun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1.31311204736962" calcext:value-type="float">
            <text:p>1.31</text:p>
          </table:table-cell>
          <table:table-cell table:style-name="ce27" office:value-type="float" office:value="1.48494331330214" calcext:value-type="float">
            <text:p>1.48</text:p>
          </table:table-cell>
          <table:table-cell table:style-name="ce27" office:value-type="float" office:value="1.39208131001095" calcext:value-type="float">
            <text:p>1.39</text:p>
          </table:table-cell>
          <table:table-cell table:style-name="ce27" office:value-type="float" office:value="1.3967122235609" calcext:value-type="float">
            <text:p>1.40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03" calcext:value-type="date">
            <text:p>03-Jun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1.41153114692075" calcext:value-type="float">
            <text:p>1.41</text:p>
          </table:table-cell>
          <table:table-cell table:style-name="ce27" office:value-type="float" office:value="1.27158006479529" calcext:value-type="float">
            <text:p>1.27</text:p>
          </table:table-cell>
          <table:table-cell table:style-name="ce27" office:value-type="float" office:value="1.63045149168754" calcext:value-type="float">
            <text:p>1.63</text:p>
          </table:table-cell>
          <table:table-cell table:style-name="ce27" office:value-type="float" office:value="1.43785423446786" calcext:value-type="float">
            <text:p>1.4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0" calcext:value-type="date">
            <text:p>10-Ju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583231325438397" calcext:value-type="float">
            <text:p>0.58</text:p>
          </table:table-cell>
          <table:table-cell table:style-name="ce27" office:value-type="float" office:value="0.483349832134645" calcext:value-type="float">
            <text:p>0.48</text:p>
          </table:table-cell>
          <table:table-cell table:style-name="ce27" office:value-type="float" office:value="0.53409489535046" calcext:value-type="float">
            <text:p>0.53</text:p>
          </table:table-cell>
          <table:table-cell table:style-name="ce27" office:value-type="float" office:value="0.533558684307834" calcext:value-type="float">
            <text:p>0.5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0" calcext:value-type="date">
            <text:p>10-Ju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692179660008375" calcext:value-type="float">
            <text:p>0.69</text:p>
          </table:table-cell>
          <table:table-cell table:style-name="ce27" office:value-type="float" office:value="0.704171288779836" calcext:value-type="float">
            <text:p>0.70</text:p>
          </table:table-cell>
          <table:table-cell table:style-name="ce27" office:value-type="float" office:value="0.536434725354648" calcext:value-type="float">
            <text:p>0.54</text:p>
          </table:table-cell>
          <table:table-cell table:style-name="ce27" office:value-type="float" office:value="0.644261891380953" calcext:value-type="float">
            <text:p>0.6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0" calcext:value-type="date">
            <text:p>10-Jun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1.80579250262634" calcext:value-type="float">
            <text:p>1.81</text:p>
          </table:table-cell>
          <table:table-cell table:style-name="ce27" office:value-type="float" office:value="1.62504063480286" calcext:value-type="float">
            <text:p>1.63</text:p>
          </table:table-cell>
          <table:table-cell table:style-name="ce27" office:value-type="float" office:value="1.69011715679432" calcext:value-type="float">
            <text:p>1.69</text:p>
          </table:table-cell>
          <table:table-cell table:style-name="ce27" office:value-type="float" office:value="1.70698343140784" calcext:value-type="float">
            <text:p>1.7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0" calcext:value-type="date">
            <text:p>10-Jun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1.48625946767949" calcext:value-type="float">
            <text:p>1.49</text:p>
          </table:table-cell>
          <table:table-cell table:style-name="ce27" office:value-type="float" office:value="1.51550734273183" calcext:value-type="float">
            <text:p>1.52</text:p>
          </table:table-cell>
          <table:table-cell table:style-name="ce27" office:value-type="float" office:value="1.56859223595184" calcext:value-type="float">
            <text:p>1.57</text:p>
          </table:table-cell>
          <table:table-cell table:style-name="ce27" office:value-type="float" office:value="1.52345301545439" calcext:value-type="float">
            <text:p>1.5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7" calcext:value-type="date">
            <text:p>17-Ju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.26178202665276" calcext:value-type="float">
            <text:p>1.26</text:p>
          </table:table-cell>
          <table:table-cell table:style-name="ce27" office:value-type="float" office:value="1.1531261708333" calcext:value-type="float">
            <text:p>1.15</text:p>
          </table:table-cell>
          <table:table-cell table:style-name="ce27" office:value-type="float" office:value="1.16643395398212" calcext:value-type="float">
            <text:p>1.17</text:p>
          </table:table-cell>
          <table:table-cell table:style-name="ce27" office:value-type="float" office:value="1.19378071715606" calcext:value-type="float">
            <text:p>1.1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7" calcext:value-type="date">
            <text:p>17-Ju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.41738072193122" calcext:value-type="float">
            <text:p>1.42</text:p>
          </table:table-cell>
          <table:table-cell table:style-name="ce27" office:value-type="float" office:value="1.69187202929746" calcext:value-type="float">
            <text:p>1.69</text:p>
          </table:table-cell>
          <table:table-cell table:style-name="ce27" office:value-type="float" office:value="1.44063278259784" calcext:value-type="float">
            <text:p>1.44</text:p>
          </table:table-cell>
          <table:table-cell table:style-name="ce27" office:value-type="float" office:value="1.51662851127551" calcext:value-type="float">
            <text:p>1.5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7" calcext:value-type="date">
            <text:p>17-Jun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1.33285436302995" calcext:value-type="float">
            <text:p>1.33</text:p>
          </table:table-cell>
          <table:table-cell table:style-name="ce27" office:value-type="float" office:value="1.62270080479867" calcext:value-type="float">
            <text:p>1.62</text:p>
          </table:table-cell>
          <table:table-cell table:style-name="ce27" office:value-type="float" office:value="1.38374566562103" calcext:value-type="float">
            <text:p>1.38</text:p>
          </table:table-cell>
          <table:table-cell table:style-name="ce27" office:value-type="float" office:value="1.44643361114988" calcext:value-type="float">
            <text:p>1.4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17" calcext:value-type="date">
            <text:p>17-Jun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738976260092124" calcext:value-type="float">
            <text:p>0.74</text:p>
          </table:table-cell>
          <table:table-cell table:style-name="ce27" office:value-type="float" office:value="0.796302095194717" calcext:value-type="float">
            <text:p>0.80</text:p>
          </table:table-cell>
          <table:table-cell table:style-name="ce27" office:value-type="float" office:value="0.75228404324094" calcext:value-type="float">
            <text:p>0.75</text:p>
          </table:table-cell>
          <table:table-cell table:style-name="ce27" office:value-type="float" office:value="0.76252079950926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24" calcext:value-type="date">
            <text:p>24-Jun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08593778696895" calcext:value-type="float">
            <text:p>0.31</text:p>
          </table:table-cell>
          <table:table-cell table:style-name="ce27" office:value-type="float" office:value="0.326288743103562" calcext:value-type="float">
            <text:p>0.33</text:p>
          </table:table-cell>
          <table:table-cell table:style-name="ce27" office:value-type="float" office:value="0.31327343870527" calcext:value-type="float">
            <text:p>0.31</text:p>
          </table:table-cell>
          <table:table-cell table:style-name="ce27" office:value-type="float" office:value="0.316051986835242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6-24" calcext:value-type="date">
            <text:p>24-Jun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717040353802867" calcext:value-type="float">
            <text:p>0.72</text:p>
          </table:table-cell>
          <table:table-cell table:style-name="ce27" office:value-type="float" office:value="0.694227011262039" calcext:value-type="float">
            <text:p>0.69</text:p>
          </table:table-cell>
          <table:table-cell table:style-name="ce27" office:value-type="float" office:value="0.711629496918183" calcext:value-type="float">
            <text:p>0.71</text:p>
          </table:table-cell>
          <table:table-cell table:style-name="ce27" office:value-type="float" office:value="0.707632287327696" calcext:value-type="float">
            <text:p>0.7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01" calcext:value-type="date">
            <text:p>01-Jul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33335965795138" calcext:value-type="float">
            <text:p>0.43</text:p>
          </table:table-cell>
          <table:table-cell table:style-name="ce27" office:value-type="float" office:value="0.444888876440814" calcext:value-type="float">
            <text:p>0.44</text:p>
          </table:table-cell>
          <table:table-cell table:style-name="ce27" office:value-type="float" office:value="0.415494762013209" calcext:value-type="float">
            <text:p>0.42</text:p>
          </table:table-cell>
          <table:table-cell table:style-name="ce27" office:value-type="float" office:value="0.431239868083054" calcext:value-type="float">
            <text:p>0.4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01" calcext:value-type="date">
            <text:p>01-Jul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302013006810117" calcext:value-type="float">
            <text:p>0.30</text:p>
          </table:table-cell>
          <table:table-cell table:style-name="ce27" office:value-type="float" office:value="0.461706404595911" calcext:value-type="float">
            <text:p>0.46</text:p>
          </table:table-cell>
          <table:table-cell table:style-name="ce27" office:value-type="float" office:value="0.492562912776133" calcext:value-type="float">
            <text:p>0.49</text:p>
          </table:table-cell>
          <table:table-cell table:style-name="ce27" office:value-type="float" office:value="0.418760774727387" calcext:value-type="float">
            <text:p>0.4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01" calcext:value-type="date">
            <text:p>01-Jul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575773117300049" calcext:value-type="float">
            <text:p>0.58</text:p>
          </table:table-cell>
          <table:table-cell table:style-name="ce27" office:value-type="float" office:value="0.80683133021356" calcext:value-type="float">
            <text:p>0.81</text:p>
          </table:table-cell>
          <table:table-cell table:style-name="ce27" office:value-type="float" office:value="0.713238130046062" calcext:value-type="float">
            <text:p>0.71</text:p>
          </table:table-cell>
          <table:table-cell table:style-name="ce27" office:value-type="float" office:value="0.69861419251989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01" calcext:value-type="date">
            <text:p>01-Jul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838857753395876" calcext:value-type="float">
            <text:p>0.84</text:p>
          </table:table-cell>
          <table:table-cell table:style-name="ce27" office:value-type="float" office:value="0.798934403949427" calcext:value-type="float">
            <text:p>0.80</text:p>
          </table:table-cell>
          <table:table-cell table:style-name="ce27" office:value-type="float" office:value="0.989484309915443" calcext:value-type="float">
            <text:p>0.99</text:p>
          </table:table-cell>
          <table:table-cell table:style-name="ce27" office:value-type="float" office:value="0.875758822420249" calcext:value-type="float">
            <text:p>0.8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15" calcext:value-type="date">
            <text:p>15-Jul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149924056537933" calcext:value-type="float">
            <text:p>0.15</text:p>
          </table:table-cell>
          <table:table-cell table:style-name="ce27" office:value-type="float" office:value="0.142027130273801" calcext:value-type="float">
            <text:p>0.14</text:p>
          </table:table-cell>
          <table:table-cell table:style-name="ce27" office:value-type="float" office:value="0.145975593405867" calcext:value-type="float">
            <text:p>0.15</text:p>
          </table:table-cell>
          <table:table-cell table:style-name="ce27" office:value-type="float" office:value="0.145975593405867" calcext:value-type="float">
            <text:p>0.1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15" calcext:value-type="date">
            <text:p>15-Jul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225091095422455" calcext:value-type="float">
            <text:p>0.23</text:p>
          </table:table-cell>
          <table:table-cell table:style-name="ce27" office:value-type="float" office:value="0.311226087451606" calcext:value-type="float">
            <text:p>0.31</text:p>
          </table:table-cell>
          <table:table-cell table:style-name="ce27" office:value-type="float" office:value="0.317075662462074" calcext:value-type="float">
            <text:p>0.32</text:p>
          </table:table-cell>
          <table:table-cell table:style-name="ce27" office:value-type="float" office:value="0.284464281778712" calcext:value-type="float">
            <text:p>0.2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15" calcext:value-type="date">
            <text:p>15-Jul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88705223661301" calcext:value-type="float">
            <text:p>0.29</text:p>
          </table:table-cell>
          <table:table-cell table:style-name="ce27" office:value-type="float" office:value="0.414617325761639" calcext:value-type="float">
            <text:p>0.41</text:p>
          </table:table-cell>
          <table:table-cell table:style-name="ce27" office:value-type="float" office:value="0.370599273807862" calcext:value-type="float">
            <text:p>0.37</text:p>
          </table:table-cell>
          <table:table-cell table:style-name="ce27" office:value-type="float" office:value="0.357973941076934" calcext:value-type="float">
            <text:p>0.3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15" calcext:value-type="date">
            <text:p>15-Jul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99234458680145" calcext:value-type="float">
            <text:p>0.30</text:p>
          </table:table-cell>
          <table:table-cell table:style-name="ce27" office:value-type="float" office:value="0.349540803770175" calcext:value-type="float">
            <text:p>0.35</text:p>
          </table:table-cell>
          <table:table-cell table:style-name="ce27" office:value-type="float" office:value="0.341205159380257" calcext:value-type="float">
            <text:p>0.34</text:p>
          </table:table-cell>
          <table:table-cell table:style-name="ce27" office:value-type="float" office:value="0.329993473943526" calcext:value-type="float">
            <text:p>0.3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22" calcext:value-type="date">
            <text:p>22-Jul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0804603532886182" calcext:value-type="float">
            <text:p>0.08</text:p>
          </table:table-cell>
          <table:table-cell table:style-name="ce27" office:value-type="float" office:value="0.0716859907729153" calcext:value-type="float">
            <text:p>0.07</text:p>
          </table:table-cell>
          <table:table-cell table:style-name="ce27" office:value-type="float" office:value="0.0851400132969931" calcext:value-type="float">
            <text:p>0.09</text:p>
          </table:table-cell>
          <table:table-cell table:style-name="ce27" office:value-type="float" office:value="0.0790954524528422" calcext:value-type="float">
            <text:p>0.0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22" calcext:value-type="date">
            <text:p>22-Jul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101811302076829" calcext:value-type="float">
            <text:p>0.10</text:p>
          </table:table-cell>
          <table:table-cell table:style-name="ce27" office:value-type="float" office:value="0.0781205232844308" calcext:value-type="float">
            <text:p>0.08</text:p>
          </table:table-cell>
          <table:table-cell table:style-name="ce27" office:value-type="float" office:value="0.0770968476575987" calcext:value-type="float">
            <text:p>0.08</text:p>
          </table:table-cell>
          <table:table-cell table:style-name="ce27" office:value-type="float" office:value="0.0856762243396194" calcext:value-type="float">
            <text:p>0.0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22" calcext:value-type="date">
            <text:p>22-Jul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143343284651156" calcext:value-type="float">
            <text:p>0.14</text:p>
          </table:table-cell>
          <table:table-cell table:style-name="ce27" office:value-type="float" office:value="0.259749827359482" calcext:value-type="float">
            <text:p>0.26</text:p>
          </table:table-cell>
          <table:table-cell table:style-name="ce27" office:value-type="float" office:value="0.275397440512485" calcext:value-type="float">
            <text:p>0.28</text:p>
          </table:table-cell>
          <table:table-cell table:style-name="ce27" office:value-type="float" office:value="0.226163517507708" calcext:value-type="float">
            <text:p>0.2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7-22" calcext:value-type="date">
            <text:p>22-Jul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139687300269613" calcext:value-type="float">
            <text:p>0.14</text:p>
          </table:table-cell>
          <table:table-cell table:style-name="ce27" office:value-type="float" office:value="0.19993792287744" calcext:value-type="float">
            <text:p>0.20</text:p>
          </table:table-cell>
          <table:table-cell table:style-name="ce27" office:value-type="float" office:value="0.221142632290389" calcext:value-type="float">
            <text:p>0.22</text:p>
          </table:table-cell>
          <table:table-cell table:style-name="ce27" office:value-type="float" office:value="0.186922618479147" calcext:value-type="float">
            <text:p>0.1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8-12" calcext:value-type="date">
            <text:p>12-Aug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519178479073765" calcext:value-type="float">
            <text:p>0.52</text:p>
          </table:table-cell>
          <table:table-cell table:style-name="ce27" office:value-type="float" office:value="0.661469391203415" calcext:value-type="float">
            <text:p>0.66</text:p>
          </table:table-cell>
          <table:table-cell table:style-name="ce27" office:value-type="float" office:value="0.64830784742986" calcext:value-type="float">
            <text:p>0.65</text:p>
          </table:table-cell>
          <table:table-cell table:style-name="ce27" office:value-type="float" office:value="0.609651905902347" calcext:value-type="float">
            <text:p>0.6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8-12" calcext:value-type="date">
            <text:p>12-Aug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669220078092286" calcext:value-type="float">
            <text:p>0.67</text:p>
          </table:table-cell>
          <table:table-cell table:style-name="ce27" office:value-type="float" office:value="0.698029235018844" calcext:value-type="float">
            <text:p>0.70</text:p>
          </table:table-cell>
          <table:table-cell table:style-name="ce27" office:value-type="float" office:value="0.696420601890965" calcext:value-type="float">
            <text:p>0.70</text:p>
          </table:table-cell>
          <table:table-cell table:style-name="ce27" office:value-type="float" office:value="0.687889971667365" calcext:value-type="float">
            <text:p>0.6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8-27" calcext:value-type="date">
            <text:p>27-Aug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235912809191822" calcext:value-type="float">
            <text:p>0.24</text:p>
          </table:table-cell>
          <table:table-cell table:style-name="ce27" office:value-type="float" office:value="0.197013135372206" calcext:value-type="float">
            <text:p>0.20</text:p>
          </table:table-cell>
          <table:table-cell table:style-name="ce27" office:value-type="float" office:value="0.224506137921408" calcext:value-type="float">
            <text:p>0.22</text:p>
          </table:table-cell>
          <table:table-cell table:style-name="ce27" office:value-type="float" office:value="0.219144027495145" calcext:value-type="float">
            <text:p>0.2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8-27" calcext:value-type="date">
            <text:p>27-Aug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204032625384768" calcext:value-type="float">
            <text:p>0.20</text:p>
          </table:table-cell>
          <table:table-cell table:style-name="ce27" office:value-type="float" office:value="0.152556365292644" calcext:value-type="float">
            <text:p>0.15</text:p>
          </table:table-cell>
          <table:table-cell table:style-name="ce27" office:value-type="float" office:value="0.200669119753748" calcext:value-type="float">
            <text:p>0.20</text:p>
          </table:table-cell>
          <table:table-cell table:style-name="ce27" office:value-type="float" office:value="0.185752703477053" calcext:value-type="float">
            <text:p>0.1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9-02" calcext:value-type="date">
            <text:p>02-Sep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74136751493157" calcext:value-type="float">
            <text:p>0.47</text:p>
          </table:table-cell>
          <table:table-cell table:style-name="ce27" office:value-type="float" office:value="0.338134132499761" calcext:value-type="float">
            <text:p>0.34</text:p>
          </table:table-cell>
          <table:table-cell table:style-name="ce27" office:value-type="float" office:value="0.332869514990339" calcext:value-type="float">
            <text:p>0.33</text:p>
          </table:table-cell>
          <table:table-cell table:style-name="ce27" office:value-type="float" office:value="0.381713466327753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9-02" calcext:value-type="date">
            <text:p>02-Sep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544039172868257" calcext:value-type="float">
            <text:p>0.54</text:p>
          </table:table-cell>
          <table:table-cell table:style-name="ce27" office:value-type="float" office:value="0.51274394656225" calcext:value-type="float">
            <text:p>0.51</text:p>
          </table:table-cell>
          <table:table-cell table:style-name="ce27" office:value-type="float" office:value="0.549742508503464" calcext:value-type="float">
            <text:p>0.55</text:p>
          </table:table-cell>
          <table:table-cell table:style-name="ce27" office:value-type="float" office:value="0.535508542644657" calcext:value-type="float">
            <text:p>0.5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9-19" calcext:value-type="date">
            <text:p>19-Sep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95087711484635" calcext:value-type="float">
            <text:p>0.95</text:p>
          </table:table-cell>
          <table:table-cell table:style-name="ce27" office:value-type="float" office:value="0.903788036012078" calcext:value-type="float">
            <text:p>0.90</text:p>
          </table:table-cell>
          <table:table-cell table:style-name="ce27" office:value-type="float" office:value="0.971496866758252" calcext:value-type="float">
            <text:p>0.97</text:p>
          </table:table-cell>
          <table:table-cell table:style-name="ce27" office:value-type="float" office:value="0.942054005872227" calcext:value-type="float">
            <text:p>0.9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9-19" calcext:value-type="date">
            <text:p>19-Sep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966670967374615" calcext:value-type="float">
            <text:p>0.97</text:p>
          </table:table-cell>
          <table:table-cell table:style-name="ce27" office:value-type="float" office:value="0.847485876536317" calcext:value-type="float">
            <text:p>0.85</text:p>
          </table:table-cell>
          <table:table-cell table:style-name="ce27" office:value-type="float" office:value="0.79571713769367" calcext:value-type="float">
            <text:p>0.80</text:p>
          </table:table-cell>
          <table:table-cell table:style-name="ce27" office:value-type="float" office:value="0.869957993868201" calcext:value-type="float">
            <text:p>0.8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9-19" calcext:value-type="date">
            <text:p>19-Sep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25439039531006" calcext:value-type="float">
            <text:p>0.43</text:p>
          </table:table-cell>
          <table:table-cell table:style-name="ce27" office:value-type="float" office:value="0.371476710059432" calcext:value-type="float">
            <text:p>0.37</text:p>
          </table:table-cell>
          <table:table-cell table:style-name="ce27" office:value-type="float" office:value="0.389464153216623" calcext:value-type="float">
            <text:p>0.39</text:p>
          </table:table-cell>
          <table:table-cell table:style-name="ce27" office:value-type="float" office:value="0.395459967602354" calcext:value-type="float">
            <text:p>0.40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09-19" calcext:value-type="date">
            <text:p>19-Sep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31233149183447" calcext:value-type="float">
            <text:p>0.23</text:p>
          </table:table-cell>
          <table:table-cell table:style-name="ce27" office:value-type="float" office:value="0.229478276680306" calcext:value-type="float">
            <text:p>0.23</text:p>
          </table:table-cell>
          <table:table-cell table:style-name="ce27" office:value-type="float" office:value="0.247319480462236" calcext:value-type="float">
            <text:p>0.25</text:p>
          </table:table-cell>
          <table:table-cell table:style-name="ce27" office:value-type="float" office:value="0.236010302108663" calcext:value-type="float">
            <text:p>0.2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02" calcext:value-type="date">
            <text:p>02-Oct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27927350427351" calcext:value-type="float">
            <text:p>0.33</text:p>
          </table:table-cell>
          <table:table-cell table:style-name="ce27" office:value-type="float" office:value="0.474889277389277" calcext:value-type="float">
            <text:p>0.47</text:p>
          </table:table-cell>
          <table:table-cell table:style-name="ce27" office:value-type="float" office:value="0.448238150738151" calcext:value-type="float">
            <text:p>0.45</text:p>
          </table:table-cell>
          <table:table-cell table:style-name="ce27" office:value-type="float" office:value="0.41701825951826" calcext:value-type="float">
            <text:p>0.4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02" calcext:value-type="date">
            <text:p>02-Oct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35248445998446" calcext:value-type="float">
            <text:p>0.35</text:p>
          </table:table-cell>
          <table:table-cell table:style-name="ce27" office:value-type="float" office:value="0.4676554001554" calcext:value-type="float">
            <text:p>0.47</text:p>
          </table:table-cell>
          <table:table-cell table:style-name="ce27" office:value-type="float" office:value="0.354007381507382" calcext:value-type="float">
            <text:p>0.35</text:p>
          </table:table-cell>
          <table:table-cell table:style-name="ce27" office:value-type="float" office:value="0.391382413882414" calcext:value-type="float">
            <text:p>0.39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02" calcext:value-type="date">
            <text:p>02-Oct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53949106449107" calcext:value-type="float">
            <text:p>0.45</text:p>
          </table:table-cell>
          <table:table-cell table:style-name="ce27" office:value-type="float" office:value="0.416447163947164" calcext:value-type="float">
            <text:p>0.42</text:p>
          </table:table-cell>
          <table:table-cell table:style-name="ce27" office:value-type="float" office:value="0.446334498834499" calcext:value-type="float">
            <text:p>0.45</text:p>
          </table:table-cell>
          <table:table-cell table:style-name="ce27" office:value-type="float" office:value="0.438910256410257" calcext:value-type="float">
            <text:p>0.4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02" calcext:value-type="date">
            <text:p>02-Oct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323548951048951" calcext:value-type="float">
            <text:p>0.32</text:p>
          </table:table-cell>
          <table:table-cell table:style-name="ce27" office:value-type="float" office:value="0.517340714840715" calcext:value-type="float">
            <text:p>0.52</text:p>
          </table:table-cell>
          <table:table-cell table:style-name="ce27" office:value-type="float" office:value="0.441765734265734" calcext:value-type="float">
            <text:p>0.44</text:p>
          </table:table-cell>
          <table:table-cell table:style-name="ce27" office:value-type="float" office:value="0.4275518000518" calcext:value-type="float">
            <text:p>0.4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21" calcext:value-type="date">
            <text:p>21-Oct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79222804972805" calcext:value-type="float">
            <text:p>0.79</text:p>
          </table:table-cell>
          <table:table-cell table:style-name="ce27" office:value-type="float" office:value="0.674963092463092" calcext:value-type="float">
            <text:p>0.67</text:p>
          </table:table-cell>
          <table:table-cell table:style-name="ce27" office:value-type="float" office:value="0.628513986013986" calcext:value-type="float">
            <text:p>0.63</text:p>
          </table:table-cell>
          <table:table-cell table:style-name="ce27" office:value-type="float" office:value="0.698568376068376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21" calcext:value-type="date">
            <text:p>21-Oct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861330613830614" calcext:value-type="float">
            <text:p>0.86</text:p>
          </table:table-cell>
          <table:table-cell table:style-name="ce27" office:value-type="float" office:value="0.811835664335665" calcext:value-type="float">
            <text:p>0.81</text:p>
          </table:table-cell>
          <table:table-cell table:style-name="ce27" office:value-type="float" office:value="0.788230380730381" calcext:value-type="float">
            <text:p>0.79</text:p>
          </table:table-cell>
          <table:table-cell table:style-name="ce27" office:value-type="float" office:value="0.820465552965553" calcext:value-type="float">
            <text:p>0.8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21" calcext:value-type="date">
            <text:p>21-Oct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775856643356643" calcext:value-type="float">
            <text:p>0.78</text:p>
          </table:table-cell>
          <table:table-cell table:style-name="ce27" office:value-type="float" office:value="0.886458818958819" calcext:value-type="float">
            <text:p>0.89</text:p>
          </table:table-cell>
          <table:table-cell table:style-name="ce27" office:value-type="float" office:value="0.839248251748252" calcext:value-type="float">
            <text:p>0.84</text:p>
          </table:table-cell>
          <table:table-cell table:style-name="ce27" office:value-type="float" office:value="0.833854571354571" calcext:value-type="float">
            <text:p>0.8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0-21" calcext:value-type="date">
            <text:p>21-Oct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609477466977467" calcext:value-type="float">
            <text:p>0.61</text:p>
          </table:table-cell>
          <table:table-cell table:style-name="ce27" office:value-type="float" office:value="0.628894716394716" calcext:value-type="float">
            <text:p>0.63</text:p>
          </table:table-cell>
          <table:table-cell table:style-name="ce27" office:value-type="float" office:value="0.459279331779332" calcext:value-type="float">
            <text:p>0.46</text:p>
          </table:table-cell>
          <table:table-cell table:style-name="ce27" office:value-type="float" office:value="0.565883838383838" calcext:value-type="float">
            <text:p>0.5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05" calcext:value-type="date">
            <text:p>05-Nov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73614996114996" calcext:value-type="float">
            <text:p>0.37</text:p>
          </table:table-cell>
          <table:table-cell table:style-name="ce27" office:value-type="float" office:value="0.343727661227661" calcext:value-type="float">
            <text:p>0.34</text:p>
          </table:table-cell>
          <table:table-cell table:style-name="ce27" office:value-type="float" office:value="0.393222610722611" calcext:value-type="float">
            <text:p>0.39</text:p>
          </table:table-cell>
          <table:table-cell table:style-name="ce27" office:value-type="float" office:value="0.370188422688423" calcext:value-type="float">
            <text:p>0.3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05" calcext:value-type="date">
            <text:p>05-Nov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310984848484849" calcext:value-type="float">
            <text:p>0.31</text:p>
          </table:table-cell>
          <table:table-cell table:style-name="ce27" office:value-type="float" office:value="0.293661616161616" calcext:value-type="float">
            <text:p>0.29</text:p>
          </table:table-cell>
          <table:table-cell table:style-name="ce27" office:value-type="float" office:value="0.345060217560218" calcext:value-type="float">
            <text:p>0.35</text:p>
          </table:table-cell>
          <table:table-cell table:style-name="ce27" office:value-type="float" office:value="0.316568894068894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05" calcext:value-type="date">
            <text:p>05-Nov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64535742035742" calcext:value-type="float">
            <text:p>0.26</text:p>
          </table:table-cell>
          <table:table-cell table:style-name="ce27" office:value-type="float" office:value="0.219609557109557" calcext:value-type="float">
            <text:p>0.22</text:p>
          </table:table-cell>
          <table:table-cell table:style-name="ce27" office:value-type="float" office:value="0.22779526029526" calcext:value-type="float">
            <text:p>0.23</text:p>
          </table:table-cell>
          <table:table-cell table:style-name="ce27" office:value-type="float" office:value="0.23731351981352" calcext:value-type="float">
            <text:p>0.2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05" calcext:value-type="date">
            <text:p>05-Nov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68533411033411" calcext:value-type="float">
            <text:p>0.27</text:p>
          </table:table-cell>
          <table:table-cell table:style-name="ce27" office:value-type="float" office:value="0.188389665889666" calcext:value-type="float">
            <text:p>0.19</text:p>
          </table:table-cell>
          <table:table-cell table:style-name="ce27" office:value-type="float" office:value="0.262060994560995" calcext:value-type="float">
            <text:p>0.26</text:p>
          </table:table-cell>
          <table:table-cell table:style-name="ce27" office:value-type="float" office:value="0.239661357161357" calcext:value-type="float">
            <text:p>0.2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1" calcext:value-type="date">
            <text:p>11-Nov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446144133644134" calcext:value-type="float">
            <text:p>0.45</text:p>
          </table:table-cell>
          <table:table-cell table:style-name="ce27" office:value-type="float" office:value="0.457185314685315" calcext:value-type="float">
            <text:p>0.46</text:p>
          </table:table-cell>
          <table:table-cell table:style-name="ce27" office:value-type="float" office:value="0.398933566433566" calcext:value-type="float">
            <text:p>0.40</text:p>
          </table:table-cell>
          <table:table-cell table:style-name="ce27" office:value-type="float" office:value="0.434087671587672" calcext:value-type="float">
            <text:p>0.4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1" calcext:value-type="date">
            <text:p>11-Nov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455091297591298" calcext:value-type="float">
            <text:p>0.46</text:p>
          </table:table-cell>
          <table:table-cell table:style-name="ce27" office:value-type="float" office:value="0.356482128982129" calcext:value-type="float">
            <text:p>0.36</text:p>
          </table:table-cell>
          <table:table-cell table:style-name="ce27" office:value-type="float" office:value="0.406167443667444" calcext:value-type="float">
            <text:p>0.41</text:p>
          </table:table-cell>
          <table:table-cell table:style-name="ce27" office:value-type="float" office:value="0.405913623413624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1" calcext:value-type="date">
            <text:p>11-Nov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355911033411033" calcext:value-type="float">
            <text:p>0.36</text:p>
          </table:table-cell>
          <table:table-cell table:style-name="ce27" office:value-type="float" office:value="0.366381118881119" calcext:value-type="float">
            <text:p>0.37</text:p>
          </table:table-cell>
          <table:table-cell table:style-name="ce27" office:value-type="float" office:value="0.368284770784771" calcext:value-type="float">
            <text:p>0.37</text:p>
          </table:table-cell>
          <table:table-cell table:style-name="ce27" office:value-type="float" office:value="0.363525641025641" calcext:value-type="float">
            <text:p>0.36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1" calcext:value-type="date">
            <text:p>11-Nov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340110722610723" calcext:value-type="float">
            <text:p>0.34</text:p>
          </table:table-cell>
          <table:table-cell table:style-name="ce27" office:value-type="float" office:value="0.324500777000777" calcext:value-type="float">
            <text:p>0.32</text:p>
          </table:table-cell>
          <table:table-cell table:style-name="ce27" office:value-type="float" office:value="0.341062548562549" calcext:value-type="float">
            <text:p>0.34</text:p>
          </table:table-cell>
          <table:table-cell table:style-name="ce27" office:value-type="float" office:value="0.335224682724683" calcext:value-type="float">
            <text:p>0.3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8" calcext:value-type="date">
            <text:p>18-Nov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363906371406371" calcext:value-type="float">
            <text:p>0.36</text:p>
          </table:table-cell>
          <table:table-cell table:style-name="ce27" office:value-type="float" office:value="0.379897047397047" calcext:value-type="float">
            <text:p>0.38</text:p>
          </table:table-cell>
          <table:table-cell table:style-name="ce27" office:value-type="float" office:value="0.403502331002331" calcext:value-type="float">
            <text:p>0.40</text:p>
          </table:table-cell>
          <table:table-cell table:style-name="ce27" office:value-type="float" office:value="0.38243524993525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8" calcext:value-type="date">
            <text:p>18-Nov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333067210567211" calcext:value-type="float">
            <text:p>0.33</text:p>
          </table:table-cell>
          <table:table-cell table:style-name="ce27" office:value-type="float" office:value="0.330592463092463" calcext:value-type="float">
            <text:p>0.33</text:p>
          </table:table-cell>
          <table:table-cell table:style-name="ce27" office:value-type="float" office:value="0.343918026418027" calcext:value-type="float">
            <text:p>0.34</text:p>
          </table:table-cell>
          <table:table-cell table:style-name="ce27" office:value-type="float" office:value="0.335859233359233" calcext:value-type="float">
            <text:p>0.3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8" calcext:value-type="date">
            <text:p>18-Nov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416256798756799" calcext:value-type="float">
            <text:p>0.42</text:p>
          </table:table-cell>
          <table:table-cell table:style-name="ce27" office:value-type="float" office:value="0.471272338772339" calcext:value-type="float">
            <text:p>0.47</text:p>
          </table:table-cell>
          <table:table-cell table:style-name="ce27" office:value-type="float" office:value="0.414353146853147" calcext:value-type="float">
            <text:p>0.41</text:p>
          </table:table-cell>
          <table:table-cell table:style-name="ce27" office:value-type="float" office:value="0.433960761460761" calcext:value-type="float">
            <text:p>0.4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18" calcext:value-type="date">
            <text:p>18-Nov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373234265734266" calcext:value-type="float">
            <text:p>0.37</text:p>
          </table:table-cell>
          <table:table-cell table:style-name="ce27" office:value-type="float" office:value="0.462705905205905" calcext:value-type="float">
            <text:p>0.46</text:p>
          </table:table-cell>
          <table:table-cell table:style-name="ce27" office:value-type="float" office:value="0.295945998445999" calcext:value-type="float">
            <text:p>0.30</text:p>
          </table:table-cell>
          <table:table-cell table:style-name="ce27" office:value-type="float" office:value="0.37729538979539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25" calcext:value-type="date">
            <text:p>25-Nov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229889277389277" calcext:value-type="float">
            <text:p>0.23</text:p>
          </table:table-cell>
          <table:table-cell table:style-name="ce27" office:value-type="float" office:value="0.273863636363636" calcext:value-type="float">
            <text:p>0.27</text:p>
          </table:table-cell>
          <table:table-cell table:style-name="ce27" office:value-type="float" office:value="0.243976301476302" calcext:value-type="float">
            <text:p>0.24</text:p>
          </table:table-cell>
          <table:table-cell table:style-name="ce27" office:value-type="float" office:value="0.249243071743072" calcext:value-type="float">
            <text:p>0.25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25" calcext:value-type="date">
            <text:p>25-Nov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100631313131313" calcext:value-type="float">
            <text:p>0.10</text:p>
          </table:table-cell>
          <table:table-cell table:style-name="ce27" office:value-type="float" office:value="0.203618881118881" calcext:value-type="float">
            <text:p>0.20</text:p>
          </table:table-cell>
          <table:table-cell table:style-name="ce27" office:value-type="float" office:value="0.234458041958042" calcext:value-type="float">
            <text:p>0.23</text:p>
          </table:table-cell>
          <table:table-cell table:style-name="ce27" office:value-type="float" office:value="0.179569412069412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25" calcext:value-type="date">
            <text:p>25-Nov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91567599067599" calcext:value-type="float">
            <text:p>0.29</text:p>
          </table:table-cell>
          <table:table-cell table:style-name="ce27" office:value-type="float" office:value="0.236742424242424" calcext:value-type="float">
            <text:p>0.24</text:p>
          </table:table-cell>
          <table:table-cell table:style-name="ce27" office:value-type="float" office:value="0.290235042735043" calcext:value-type="float">
            <text:p>0.29</text:p>
          </table:table-cell>
          <table:table-cell table:style-name="ce27" office:value-type="float" office:value="0.272848355348355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1-25" calcext:value-type="date">
            <text:p>25-Nov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82620435120435" calcext:value-type="float">
            <text:p>0.28</text:p>
          </table:table-cell>
          <table:table-cell table:style-name="ce27" office:value-type="float" office:value="0.243405205905206" calcext:value-type="float">
            <text:p>0.24</text:p>
          </table:table-cell>
          <table:table-cell table:style-name="ce27" office:value-type="float" office:value="0.282620435120435" calcext:value-type="float">
            <text:p>0.28</text:p>
          </table:table-cell>
          <table:table-cell table:style-name="ce27" office:value-type="float" office:value="0.269548692048692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2-17" calcext:value-type="date">
            <text:p>17-Dec-19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.203886386009506" calcext:value-type="float">
            <text:p>0.20</text:p>
          </table:table-cell>
          <table:table-cell table:style-name="ce27" office:value-type="float" office:value="0.232403064185541" calcext:value-type="float">
            <text:p>0.23</text:p>
          </table:table-cell>
          <table:table-cell table:style-name="ce27" office:value-type="float" office:value="0.281393254898216" calcext:value-type="float">
            <text:p>0.28</text:p>
          </table:table-cell>
          <table:table-cell table:style-name="ce27" office:value-type="float" office:value="0.239227568364421" calcext:value-type="float">
            <text:p>0.24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2-17" calcext:value-type="date">
            <text:p>17-Dec-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0.165132951565152" calcext:value-type="float">
            <text:p>0.17</text:p>
          </table:table-cell>
          <table:table-cell table:style-name="ce27" office:value-type="float" office:value="0.310494890575297" calcext:value-type="float">
            <text:p>0.31</text:p>
          </table:table-cell>
          <table:table-cell table:style-name="ce27" office:value-type="float" office:value="0.216609211657275" calcext:value-type="float">
            <text:p>0.22</text:p>
          </table:table-cell>
          <table:table-cell table:style-name="ce27" office:value-type="float" office:value="0.230745684599241" calcext:value-type="float">
            <text:p>0.23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2-17" calcext:value-type="date">
            <text:p>17-Dec-19</text:p>
          </table:table-cell>
          <table:table-cell table:style-name="ce24" office:value-type="float" office:value="25" calcext:value-type="float">
            <text:p>25</text:p>
          </table:table-cell>
          <table:table-cell table:style-name="ce27" office:value-type="float" office:value="0.244394692957001" calcext:value-type="float">
            <text:p>0.24</text:p>
          </table:table-cell>
          <table:table-cell table:style-name="ce27" office:value-type="float" office:value="0.257556236730556" calcext:value-type="float">
            <text:p>0.26</text:p>
          </table:table-cell>
          <table:table-cell table:style-name="ce27" office:value-type="float" office:value="0.305230273065875" calcext:value-type="float">
            <text:p>0.31</text:p>
          </table:table-cell>
          <table:table-cell table:style-name="ce27" office:value-type="float" office:value="0.269060400917811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28" office:value-type="date" office:date-value="2019-12-17" calcext:value-type="date">
            <text:p>17-Dec-19</text:p>
          </table:table-cell>
          <table:table-cell table:style-name="ce24" office:value-type="float" office:value="50" calcext:value-type="float">
            <text:p>50</text:p>
          </table:table-cell>
          <table:table-cell table:style-name="ce27" office:value-type="float" office:value="0.252584097971658" calcext:value-type="float">
            <text:p>0.25</text:p>
          </table:table-cell>
          <table:table-cell table:style-name="ce27" office:value-type="float" office:value="0.178148255963444" calcext:value-type="float">
            <text:p>0.18</text:p>
          </table:table-cell>
          <table:table-cell table:style-name="ce27" office:value-type="float" office:value="0.236497766692869" calcext:value-type="float">
            <text:p>0.24</text:p>
          </table:table-cell>
          <table:table-cell table:style-name="ce27" office:value-type="float" office:value="0.222410040209324" calcext:value-type="float">
            <text:p>0.22</text:p>
          </table:table-cell>
          <table:table-cell table:number-columns-repeated="1018"/>
        </table:table-row>
        <table:table-row table:style-name="ro1" table:number-rows-repeated="10467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Oban Jones</meta:initial-creator>
    <meta:creation-date>2021-07-20T11:12:26Z</meta:creation-date>
    <dc:date>2021-08-23T05:53:15.506417410</dc:date>
    <meta:editing-duration>PT4M5S</meta:editing-duration>
    <meta:editing-cycles>1</meta:editing-cycles>
    <meta:document-statistic meta:table-count="1" meta:cell-count="7249" meta:object-count="0"/>
  </office:meta>
</office:document-meta>
</file>